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8pt" fo:language="en" fo:country="GB" style:text-underline-style="none" fo:font-weight="bold" officeooo:rsid="0066f6ab" officeooo:paragraph-rsid="0066f6a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5pt" fo:language="en" fo:country="GB" style:text-underline-style="solid" style:text-underline-width="auto" style:text-underline-color="font-color" fo:font-weight="bold" officeooo:rsid="0066f6ab" officeooo:paragraph-rsid="0066f6ab" style:font-size-asian="15pt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4pt" fo:language="en" fo:country="GB" style:text-underline-style="none" fo:font-weight="normal" officeooo:rsid="0066f6ab" officeooo:paragraph-rsid="0066f6ab" style:font-size-asian="14pt" style:font-weight-asian="normal" style:font-size-complex="14pt" style:font-weight-complex="normal"/>
    </style:style>
    <style:style style:name="P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4pt" fo:language="en" fo:country="GB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break-before="pag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2pt" fo:language="en" fo:country="GB" style:text-underline-style="none" fo:font-weight="normal" officeooo:rsid="006abcc5" officeooo:paragraph-rsid="006abcc5" style:font-size-asian="12pt" style:font-weight-asian="normal" style:font-size-complex="12pt" style:font-weight-complex="normal"/>
    </style:style>
    <style:style style:name="P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style:text-underline-style="none" fo:font-weight="normal" officeooo:rsid="006abcc5" officeooo:paragraph-rsid="006abcc5" style:font-size-asian="10pt" style:font-weight-asian="normal" style:font-size-complex="10pt" style:font-weight-complex="normal"/>
    </style:style>
    <style:style style:name="P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style:text-underline-style="none" fo:font-weight="normal" officeooo:rsid="006abcc5" style:font-size-asian="10pt" style:font-weight-asian="normal" style:font-size-complex="10pt" style:font-weight-complex="normal"/>
    </style:style>
    <style:style style:name="P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2pt" fo:language="en" fo:country="GB" style:text-underline-style="none" fo:font-weight="normal" officeooo:rsid="006abcc5" officeooo:paragraph-rsid="006abcc5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officeooo:paragraph-rsid="006abcc5" style:font-size-asian="10pt" style:font-size-complex="10pt"/>
    </style:style>
    <style:style style:name="P11" style:family="paragraph" style:parent-style-name="Contents_20_Heading">
      <style:paragraph-properties fo:break-before="page"/>
      <style:text-properties style:font-name="Courier New" fo:font-size="16pt" style:font-size-asian="16pt" style:font-size-complex="16pt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break-before="pag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5pt" fo:language="en" fo:country="GB" style:text-underline-style="solid" style:text-underline-width="auto" style:text-underline-color="font-color" fo:font-weight="bold" officeooo:paragraph-rsid="0066f6ab" style:font-size-asian="15pt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loext:opacity="100%" style:font-name="Courier New" fo:font-size="10pt" fo:language="en" fo:country="GB" fo:font-weight="normal" officeooo:rsid="0014648e" officeooo:paragraph-rsid="0014648e" style:font-size-asian="10pt" style:font-weight-asian="normal" style:font-size-complex="10pt" style:font-weight-complex="normal"/>
    </style:style>
    <style:style style:name="P1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14648e" officeooo:paragraph-rsid="0014648e" style:font-size-asian="10pt" style:font-weight-asian="normal" style:font-size-complex="10pt" style:font-weight-complex="normal"/>
    </style:style>
    <style:style style:name="P1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566b0" style:font-size-asian="10pt" style:font-weight-asian="normal" style:font-size-complex="10pt" style:font-weight-complex="normal"/>
    </style:style>
    <style:style style:name="P2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566b0" style:font-size-asian="10pt" style:font-weight-asian="bold" style:font-size-complex="10pt" style:font-weight-complex="bold"/>
    </style:style>
    <style:style style:name="P2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1618aa" officeooo:paragraph-rsid="001618aa" style:font-size-asian="10pt" style:font-weight-asian="normal" style:font-size-complex="10pt" style:font-weight-complex="normal"/>
    </style:style>
    <style:style style:name="P2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loext:opacity="100%" style:font-name="Courier New" fo:font-size="10pt" fo:language="en" fo:country="GB" fo:font-weight="normal" officeooo:rsid="001618aa" officeooo:paragraph-rsid="001618aa" style:font-size-asian="10pt" style:font-weight-asian="normal" style:font-size-complex="10pt" style:font-weight-complex="normal"/>
    </style:style>
    <style:style style:name="P2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1618aa" officeooo:paragraph-rsid="001566b0" style:font-size-asian="10pt" style:font-weight-asian="normal" style:font-size-complex="10pt" style:font-weight-complex="normal"/>
    </style:style>
    <style:style style:name="P2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618aa" style:font-size-asian="10pt" style:font-weight-asian="normal" style:font-size-complex="10pt" style:font-weight-complex="normal"/>
    </style:style>
    <style:style style:name="P2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loext:opacity="100%" style:font-name="Courier New" fo:font-size="10pt" fo:language="en" fo:country="GB" fo:font-weight="normal" officeooo:rsid="0016fb1d" officeooo:paragraph-rsid="0016fb1d" style:font-size-asian="10pt" style:font-weight-asian="normal" style:font-size-complex="10pt" style:font-weight-complex="normal"/>
    </style:style>
    <style:style style:name="P2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5f12a" style:font-size-asian="10pt" style:font-weight-asian="normal" style:font-size-complex="10pt" style:font-weight-complex="normal"/>
    </style:style>
    <style:style style:name="P2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5f12a" style:font-size-asian="10pt" style:font-weight-asian="bold" style:font-size-complex="10pt" style:font-weight-complex="bold"/>
    </style:style>
    <style:style style:name="P3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style:font-size-asian="8.75pt" style:font-weight-asian="bold" style:font-size-complex="10pt" style:font-weight-complex="bold"/>
    </style:style>
    <style:style style:name="P3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loext:opacity="100%" style:font-name="Courier New" fo:font-size="10pt" fo:language="en" fo:country="GB" fo:font-weight="normal" officeooo:rsid="0014648e" officeooo:paragraph-rsid="005810f1" style:font-size-asian="10pt" style:font-weight-asian="normal" style:font-size-complex="10pt" style:font-weight-complex="normal"/>
    </style:style>
    <style:style style:name="P3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6fb1d" style:font-size-asian="8.75pt" style:font-weight-asian="bold" style:font-size-complex="10pt" style:font-weight-complex="bold"/>
    </style:style>
    <style:style style:name="P3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language="en" fo:country="GB" fo:font-weight="bold" style:font-weight-asian="bold" style:font-weight-complex="bold"/>
    </style:style>
    <style:style style:name="P35" style:family="paragraph" style:parent-style-name="Standard">
      <style:paragraph-properties fo:break-before="pag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3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6fb1d" style:font-size-asian="10pt" style:font-weight-asian="bold" style:font-size-complex="10pt" style:font-weight-complex="bold"/>
    </style:style>
    <style:style style:name="P3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6fb1d" style:font-size-asian="10pt" style:font-weight-asian="normal" style:font-size-complex="10pt" style:font-weight-complex="normal"/>
    </style:style>
    <style:style style:name="P3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7a8dc" style:font-size-asian="10pt" style:font-weight-asian="normal" style:font-size-complex="10pt" style:font-weight-complex="normal"/>
    </style:style>
    <style:style style:name="P3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7a8dc" style:font-size-asian="10pt" style:font-weight-asian="bold" style:font-size-complex="10pt" style:font-weight-complex="bold"/>
    </style:style>
    <style:style style:name="P4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17a8dc" officeooo:paragraph-rsid="0017a8dc" style:font-size-asian="10pt" style:font-weight-asian="bold" style:font-size-complex="10pt" style:font-weight-complex="bold"/>
    </style:style>
    <style:style style:name="P4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style:font-size-asian="10pt" style:font-size-complex="10pt"/>
    </style:style>
    <style:style style:name="P4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84818" style:font-size-asian="10pt" style:font-weight-asian="normal" style:font-size-complex="10pt" style:font-weight-complex="normal"/>
    </style:style>
    <style:style style:name="P4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84818" style:font-size-asian="10pt" style:font-weight-asian="bold" style:font-size-complex="10pt" style:font-weight-complex="bold"/>
    </style:style>
    <style:style style:name="P4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18f1af" style:font-size-asian="10pt" style:font-weight-asian="bold" style:font-size-complex="10pt" style:font-weight-complex="bold"/>
    </style:style>
    <style:style style:name="P4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18f1af" style:font-size-asian="8.75pt" style:font-size-complex="10pt"/>
    </style:style>
    <style:style style:name="P4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8f1af" style:font-size-asian="10pt" style:font-weight-asian="normal" style:font-size-complex="10pt" style:font-weight-complex="normal"/>
    </style:style>
    <style:style style:name="P4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8f1af" style:font-size-asian="8.75pt" style:font-weight-asian="normal" style:font-size-complex="10pt" style:font-weight-complex="normal"/>
    </style:style>
    <style:style style:name="P4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8f1af" style:font-size-asian="10pt" style:font-weight-asian="bold" style:font-size-complex="10pt" style:font-weight-complex="bold"/>
    </style:style>
    <style:style style:name="P4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9c8d4" style:font-size-asian="10pt" style:font-weight-asian="normal" style:font-size-complex="10pt" style:font-weight-complex="normal"/>
    </style:style>
    <style:style style:name="P5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5d9421" style:font-size-asian="10pt" style:font-weight-asian="bold" style:font-size-complex="10pt" style:font-weight-complex="bold"/>
    </style:style>
    <style:style style:name="P5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0pt" fo:font-weight="bold" officeooo:paragraph-rsid="005d9421" style:font-size-asian="10pt" style:font-weight-asian="bold" style:font-size-complex="10pt" style:font-weight-complex="bold"/>
    </style:style>
    <style:style style:name="P5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19c8d4" style:font-size-asian="10pt" style:font-weight-asian="bold" style:font-size-complex="10pt" style:font-weight-complex="bold"/>
    </style:style>
    <style:style style:name="P5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1b3166" style:font-size-asian="10pt" style:font-weight-asian="normal" style:font-size-complex="10pt" style:font-weight-complex="normal"/>
    </style:style>
    <style:style style:name="P5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222782" style:font-size-asian="10pt" style:font-weight-asian="bold" style:font-size-complex="10pt" style:font-weight-complex="bold"/>
    </style:style>
    <style:style style:name="P5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02987" officeooo:paragraph-rsid="001becdd" style:font-size-asian="10pt" style:font-weight-asian="bold" style:font-size-complex="10pt" style:font-weight-complex="bold"/>
    </style:style>
    <style:style style:name="P5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02987" officeooo:paragraph-rsid="00202987" style:font-size-asian="10pt" style:font-weight-asian="bold" style:font-size-complex="10pt" style:font-weight-complex="bold"/>
    </style:style>
    <style:style style:name="P5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222782" style:font-size-asian="10pt" style:font-weight-asian="normal" style:font-size-complex="10pt" style:font-weight-complex="normal"/>
    </style:style>
    <style:style style:name="P5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02987" officeooo:paragraph-rsid="00238b56" style:font-size-asian="10pt" style:font-weight-asian="bold" style:font-size-complex="10pt" style:font-weight-complex="bold"/>
    </style:style>
    <style:style style:name="P59" style:family="paragraph" style:parent-style-name="Standard">
      <style:paragraph-properties fo:break-before="pag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02987" officeooo:paragraph-rsid="00238b56" style:font-size-asian="10pt" style:font-weight-asian="bold" style:font-size-complex="10pt" style:font-weight-complex="bold"/>
    </style:style>
    <style:style style:name="P6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238b56" style:font-size-asian="10pt" style:font-weight-asian="normal" style:font-size-complex="10pt" style:font-weight-complex="normal"/>
    </style:style>
    <style:style style:name="P6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238b56" style:font-size-asian="10pt" style:font-weight-asian="bold" style:font-size-complex="10pt" style:font-weight-complex="bold"/>
    </style:style>
    <style:style style:name="P6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202987" officeooo:paragraph-rsid="00202987" style:font-size-asian="10pt" style:font-weight-asian="normal" style:font-size-complex="10pt" style:font-weight-complex="normal"/>
    </style:style>
    <style:style style:name="P6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202987" style:font-size-asian="10pt" style:font-weight-asian="normal" style:font-size-complex="10pt" style:font-weight-complex="normal"/>
    </style:style>
    <style:style style:name="P6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02987" officeooo:paragraph-rsid="00222782" style:font-size-asian="10pt" style:font-weight-asian="bold" style:font-size-complex="10pt" style:font-weight-complex="bold"/>
    </style:style>
    <style:style style:name="P6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202987" officeooo:paragraph-rsid="00222782" style:font-size-asian="10pt" style:font-weight-asian="normal" style:font-size-complex="10pt" style:font-weight-complex="normal"/>
    </style:style>
    <style:style style:name="P6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22782" officeooo:paragraph-rsid="00222782" style:font-size-asian="10pt" style:font-weight-asian="bold" style:font-size-complex="10pt" style:font-weight-complex="bold"/>
    </style:style>
    <style:style style:name="P6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222782" officeooo:paragraph-rsid="00222782" style:font-size-asian="10pt" style:font-weight-asian="normal" style:font-size-complex="10pt" style:font-weight-complex="normal"/>
    </style:style>
    <style:style style:name="P6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language="en" fo:country="GB" fo:font-weight="bold" officeooo:paragraph-rsid="00184818" style:font-weight-asian="bold" style:font-weight-complex="bold"/>
    </style:style>
    <style:style style:name="P69" style:family="paragraph" style:parent-style-name="Standard">
      <style:paragraph-properties fo:break-before="pag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language="en" fo:country="GB" style:text-underline-style="solid" style:text-underline-width="auto" style:text-underline-color="font-color" fo:font-weight="bold" officeooo:paragraph-rsid="00184818" style:font-weight-asian="bold" style:font-weight-complex="bold"/>
    </style:style>
    <style:style style:name="P7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language="en" fo:country="GB" fo:font-weight="normal" style:font-weight-asian="normal" style:font-weight-complex="normal"/>
    </style:style>
    <style:style style:name="P7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38bc09" style:font-size-asian="10pt" style:font-size-complex="10pt"/>
    </style:style>
    <style:style style:name="P7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style:font-size-asian="10pt" style:font-weight-asian="normal" style:font-size-complex="10pt" style:font-weight-complex="normal"/>
    </style:style>
    <style:style style:name="P7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278493" style:font-size-asian="10pt" style:font-weight-asian="bold" style:font-size-complex="10pt" style:font-weight-complex="bold"/>
    </style:style>
    <style:style style:name="P7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394610" style:font-size-asian="10pt" style:font-weight-asian="bold" style:font-size-complex="10pt" style:font-weight-complex="bold"/>
    </style:style>
    <style:style style:name="P7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language="en" fo:country="GB"/>
    </style:style>
    <style:style style:name="P7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264501" style:font-size-asian="10pt" style:font-weight-asian="bold" style:font-size-complex="10pt" style:font-weight-complex="bold"/>
    </style:style>
    <style:style style:name="P7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8597e" officeooo:paragraph-rsid="00264501" style:font-size-asian="10pt" style:font-weight-asian="bold" style:font-size-complex="10pt" style:font-weight-complex="bold"/>
    </style:style>
    <style:style style:name="P7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8597e" officeooo:paragraph-rsid="003a8e91" style:font-size-asian="10pt" style:font-weight-asian="bold" style:font-size-complex="10pt" style:font-weight-complex="bold"/>
    </style:style>
    <style:style style:name="P7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6953a8" style:font-size-asian="10pt" style:font-weight-asian="bold" style:font-size-complex="10pt" style:font-weight-complex="bold"/>
    </style:style>
    <style:style style:name="P8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8597e" officeooo:paragraph-rsid="0028597e" style:font-size-asian="10pt" style:font-weight-asian="bold" style:font-size-complex="10pt" style:font-weight-complex="bold"/>
    </style:style>
    <style:style style:name="P8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264501" style:font-size-asian="10pt" style:font-weight-asian="bold" style:font-size-complex="10pt" style:font-weight-complex="bold"/>
    </style:style>
    <style:style style:name="P8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264501" style:font-size-asian="10pt" style:font-size-complex="10pt"/>
    </style:style>
    <style:style style:name="P8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264501" style:font-size-asian="10pt" style:font-weight-asian="normal" style:font-size-complex="10pt" style:font-weight-complex="normal"/>
    </style:style>
    <style:style style:name="P8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285eb0" style:font-size-asian="10pt" style:font-weight-asian="normal" style:font-size-complex="10pt" style:font-weight-complex="normal"/>
    </style:style>
    <style:style style:name="P8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285eb0" style:font-size-asian="10pt" style:font-weight-asian="normal" style:font-size-complex="10pt" style:font-weight-complex="normal"/>
    </style:style>
    <style:style style:name="P8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rsid="0029ac1f" officeooo:paragraph-rsid="0029ac1f" style:font-size-asian="10pt" style:font-weight-asian="bold" style:font-size-complex="10pt" style:font-weight-complex="bold"/>
    </style:style>
    <style:style style:name="P8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29ac1f" style:font-size-asian="10pt" style:font-weight-asian="normal" style:font-size-complex="10pt" style:font-weight-complex="normal"/>
    </style:style>
    <style:style style:name="P8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29ac1f" style:font-size-asian="10pt" style:font-size-complex="10pt"/>
    </style:style>
    <style:style style:name="P8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29ac1f" style:font-size-asian="10pt" style:font-weight-asian="bold" style:font-size-complex="10pt" style:font-weight-complex="bold"/>
    </style:style>
    <style:style style:name="P9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29ac1f" style:font-size-asian="10pt" style:font-weight-asian="bold" style:font-size-complex="10pt" style:font-weight-complex="bold"/>
    </style:style>
    <style:style style:name="P9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301eaa" style:font-size-asian="10pt" style:font-weight-asian="bold" style:font-size-complex="10pt" style:font-weight-complex="bold"/>
    </style:style>
    <style:style style:name="P9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301eaa" style:font-size-asian="10pt" style:font-weight-asian="bold" style:font-size-complex="10pt" style:font-weight-complex="bold"/>
    </style:style>
    <style:style style:name="P9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264501" style:font-size-asian="10pt" style:font-weight-asian="normal" style:font-size-complex="10pt" style:font-weight-complex="normal"/>
    </style:style>
    <style:style style:name="P9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278493" style:font-size-asian="10pt" style:font-weight-asian="normal" style:font-size-complex="10pt" style:font-weight-complex="normal"/>
    </style:style>
    <style:style style:name="P9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3f408a" style:font-size-asian="10pt" style:font-weight-asian="bold" style:font-size-complex="10pt" style:font-weight-complex="bold"/>
    </style:style>
    <style:style style:name="P9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09e56" style:font-size-asian="10pt" style:font-weight-asian="bold" style:font-size-complex="10pt" style:font-weight-complex="bold"/>
    </style:style>
    <style:style style:name="P9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427a0e" style:font-size-asian="10pt" style:font-size-complex="10pt"/>
    </style:style>
    <style:style style:name="P9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27a0e" style:font-size-asian="10pt" style:font-weight-asian="bold" style:font-size-complex="10pt" style:font-weight-complex="bold"/>
    </style:style>
    <style:style style:name="P9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431f7e" style:font-size-asian="10pt" style:font-size-complex="10pt"/>
    </style:style>
    <style:style style:name="P10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427a0e" style:font-size-asian="10pt" style:font-weight-asian="normal" style:font-size-complex="10pt" style:font-weight-complex="normal"/>
    </style:style>
    <style:style style:name="P10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4458af" style:font-size-asian="10pt" style:font-weight-asian="normal" style:font-size-complex="10pt" style:font-weight-complex="normal"/>
    </style:style>
    <style:style style:name="P10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style="italic" fo:font-weight="bold" officeooo:rsid="00462de0" officeooo:paragraph-rsid="00462de0" style:font-size-asian="10pt" style:font-style-asian="italic" style:font-weight-asian="bold" style:font-size-complex="10pt" style:font-style-complex="italic" style:font-weight-complex="bold"/>
    </style:style>
    <style:style style:name="P10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62de0" style:font-size-asian="10pt" style:font-weight-asian="bold" style:font-size-complex="10pt" style:font-weight-complex="bold"/>
    </style:style>
    <style:style style:name="P10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style="italic" fo:font-weight="bold" officeooo:rsid="00462de0" officeooo:paragraph-rsid="0047d2ec" style:font-size-asian="10pt" style:font-style-asian="italic" style:font-weight-asian="bold" style:font-size-complex="10pt" style:font-style-complex="italic" style:font-weight-complex="bold"/>
    </style:style>
    <style:style style:name="P10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7d2ec" style:font-size-asian="10pt" style:font-weight-asian="bold" style:font-size-complex="10pt" style:font-weight-complex="bold"/>
    </style:style>
    <style:style style:name="P10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rsid="0047d2ec" officeooo:paragraph-rsid="0047d2ec" style:font-size-asian="10pt" style:font-weight-asian="bold" style:font-size-complex="10pt" style:font-weight-complex="bold"/>
    </style:style>
    <style:style style:name="P10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rsid="0047d2ec" officeooo:paragraph-rsid="0048c134" style:font-size-asian="10pt" style:font-weight-asian="bold" style:font-size-complex="10pt" style:font-weight-complex="bold"/>
    </style:style>
    <style:style style:name="P10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8c134" style:font-size-asian="10pt" style:font-weight-asian="bold" style:font-size-complex="10pt" style:font-weight-complex="bold"/>
    </style:style>
    <style:style style:name="P10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48c134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48c134" style:font-size-asian="10pt" style:font-size-complex="10pt"/>
    </style:style>
    <style:style style:name="P11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rsid="004968e7" style:font-size-asian="10pt" style:font-weight-asian="bold" style:font-size-complex="10pt" style:font-weight-complex="bold"/>
    </style:style>
    <style:style style:name="P11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rsid="004968e7" officeooo:paragraph-rsid="004968e7" style:font-size-asian="10pt" style:font-weight-asian="bold" style:font-size-complex="10pt" style:font-weight-complex="bold"/>
    </style:style>
    <style:style style:name="P11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4968e7" style:font-size-asian="10pt" style:font-size-complex="10pt"/>
    </style:style>
    <style:style style:name="P11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968e7" style:font-size-asian="10pt" style:font-weight-asian="bold" style:font-size-complex="10pt" style:font-weight-complex="bold"/>
    </style:style>
    <style:style style:name="P11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4a7a28" style:font-size-asian="10pt" style:font-size-complex="10pt"/>
    </style:style>
    <style:style style:name="P11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a7a28" style:font-size-asian="10pt" style:font-weight-asian="bold" style:font-size-complex="10pt" style:font-weight-complex="bold"/>
    </style:style>
    <style:style style:name="P11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4ab0ba" style:font-size-asian="10pt" style:font-size-complex="10pt"/>
    </style:style>
    <style:style style:name="P11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9pt" fo:language="en" fo:country="GB" fo:font-weight="bold" style:font-size-asian="9pt" style:font-weight-asian="bold" style:font-size-complex="9pt" style:font-weight-complex="bold"/>
    </style:style>
    <style:style style:name="P11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33125b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rsid="004de685" officeooo:paragraph-rsid="004de685" style:font-size-asian="10pt" style:font-weight-asian="bold" style:font-size-complex="10pt" style:font-weight-complex="bold"/>
    </style:style>
    <style:style style:name="P12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4df5e7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df5e7" style:font-size-asian="10pt" style:font-weight-asian="bold" style:font-size-complex="10pt" style:font-weight-complex="bold"/>
    </style:style>
    <style:style style:name="P12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33125b" style:font-size-asian="10pt" style:font-weight-asian="bold" style:font-size-complex="10pt" style:font-weight-complex="bold"/>
    </style:style>
    <style:style style:name="P12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4f0803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4f0803" style:font-size-asian="10pt" style:font-weight-asian="bold" style:font-size-complex="10pt" style:font-weight-complex="bold"/>
    </style:style>
    <style:style style:name="P12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4f1dd2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4f9f01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3e7389" style:font-size-asian="10pt" style:font-size-complex="10pt"/>
    </style:style>
    <style:style style:name="P12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3e7389" style:font-size-asian="10pt" style:font-weight-asian="bold" style:font-size-complex="10pt" style:font-weight-complex="bold"/>
    </style:style>
    <style:style style:name="P13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5305d9" style:font-size-asian="10pt" style:font-size-complex="10pt"/>
    </style:style>
    <style:style style:name="P13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5305d9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3e7389" style:font-size-asian="10pt" style:font-weight-asian="bold" style:font-size-complex="10pt" style:font-weight-complex="bold"/>
    </style:style>
    <style:style style:name="P13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5451a9" style:font-size-asian="10pt" style:font-weight-asian="bold" style:font-size-complex="10pt" style:font-weight-complex="bold"/>
    </style:style>
    <style:style style:name="P13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5451a9" style:font-size-asian="10pt" style:font-size-complex="10pt"/>
    </style:style>
    <style:style style:name="P13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545d29" style:font-size-asian="10pt" style:font-size-complex="10pt"/>
    </style:style>
    <style:style style:name="P13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545d29" style:font-size-asian="10pt" style:font-weight-asian="bold" style:font-size-complex="10pt" style:font-weight-complex="bold"/>
    </style:style>
    <style:style style:name="P13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officeooo:paragraph-rsid="0054bb45" style:font-size-asian="10pt" style:font-size-complex="10pt"/>
    </style:style>
    <style:style style:name="P13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bold" officeooo:paragraph-rsid="0054bb45" style:font-size-asian="10pt" style:font-weight-asian="bold" style:font-size-complex="10pt" style:font-weight-complex="bold"/>
    </style:style>
    <style:style style:name="P13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loext:opacity="100%" style:font-name="Courier New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4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3cf701" style:font-size-asian="10pt" style:font-weight-asian="normal" style:font-size-complex="10pt" style:font-weight-complex="normal"/>
    </style:style>
    <style:style style:name="P14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fo:language="en" fo:country="GB" fo:font-weight="normal" officeooo:paragraph-rsid="0054bb45" style:font-size-asian="10pt" style:font-weight-asian="normal" style:font-size-complex="10pt" style:font-weight-complex="normal"/>
    </style:style>
    <style:style style:name="P14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54bb45" style:font-size-asian="10pt" style:font-weight-asian="normal" style:font-size-complex="10pt" style:font-weight-complex="normal"/>
    </style:style>
    <style:style style:name="P14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55e124" style:font-size-asian="10pt" style:font-weight-asian="normal" style:font-size-complex="10pt" style:font-weight-complex="normal"/>
    </style:style>
    <style:style style:name="P14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55e124" style:font-size-asian="10pt" style:font-weight-asian="bold" style:font-size-complex="10pt" style:font-weight-complex="bold"/>
    </style:style>
    <style:style style:name="P14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313c60" officeooo:paragraph-rsid="0032c31b" style:font-size-asian="10pt" style:font-weight-asian="normal" style:font-size-complex="10pt" style:font-weight-complex="normal"/>
    </style:style>
    <style:style style:name="P146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loext:opacity="100%" style:font-name="Courier New" fo:font-size="10pt" fo:language="en" fo:country="GB" fo:font-weight="normal" officeooo:rsid="00313c60" officeooo:paragraph-rsid="005810f1" style:font-size-asian="10pt" style:font-weight-asian="normal" style:font-size-complex="10pt" style:font-weight-complex="normal"/>
    </style:style>
    <style:style style:name="P14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bold" officeooo:paragraph-rsid="0032c31b" style:font-size-asian="8.75pt" style:font-weight-asian="bold" style:font-size-complex="10pt" style:font-weight-complex="bold"/>
    </style:style>
    <style:style style:name="P14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313c60" officeooo:paragraph-rsid="003287aa" style:font-size-asian="10pt" style:font-weight-asian="normal" style:font-size-complex="10pt" style:font-weight-complex="normal"/>
    </style:style>
    <style:style style:name="P14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0000" loext:opacity="100%" style:font-name="Courier New" fo:font-size="10pt" fo:language="en" fo:country="GB" fo:font-weight="normal" officeooo:rsid="00313c60" officeooo:paragraph-rsid="003287aa" style:font-size-asian="10pt" style:font-weight-asian="normal" style:font-size-complex="10pt" style:font-weight-complex="normal"/>
    </style:style>
    <style:style style:name="P15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313c60" officeooo:paragraph-rsid="003287aa" style:font-size-asian="8.75pt" style:font-weight-asian="normal" style:font-size-complex="10pt" style:font-weight-complex="normal"/>
    </style:style>
    <style:style style:name="P15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Courier New" fo:font-size="10pt" officeooo:paragraph-rsid="0063860e" style:font-size-asian="10pt" style:font-size-complex="10pt"/>
    </style:style>
    <style:style style:name="P15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officeooo:paragraph-rsid="00626c8e" style:font-size-asian="10pt" style:font-size-complex="10pt"/>
    </style:style>
    <style:style style:name="P153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626c8e"/>
    </style:style>
    <style:style style:name="P154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paragraph-rsid="00626c8e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313c60" officeooo:paragraph-rsid="00313c60" style:font-size-asian="10pt" style:font-weight-asian="normal" style:font-size-complex="10pt" style:font-weight-complex="normal"/>
    </style:style>
    <style:style style:name="P156" style:family="paragraph" style:parent-style-name="Standard">
      <style:text-properties fo:color="#000000" loext:opacity="100%" style:font-name="Courier New" fo:font-size="10pt" fo:language="en" fo:country="GB" fo:font-weight="normal" style:font-size-asian="10pt" style:font-weight-asian="normal" style:font-size-complex="10pt" style:font-weight-complex="normal"/>
    </style:style>
    <style:style style:name="P157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" fo:font-size="10pt" fo:language="en" fo:country="GB" fo:font-weight="normal" officeooo:rsid="00313c60" style:font-size-asian="10pt" style:font-weight-asian="normal" style:font-size-complex="10pt" style:font-weight-complex="normal"/>
    </style:style>
    <style:style style:name="T1" style:family="text">
      <style:text-properties fo:color="#000000" loext:opacity="100%" fo:font-family="CourierNewPSMT" style:font-pitch="variable" fo:font-size="15pt" style:font-size-asian="15pt"/>
    </style:style>
    <style:style style:name="T2" style:family="text">
      <style:text-properties fo:color="#000000" loext:opacity="100%" fo:font-family="CourierNewPSMT" style:font-family-generic="roman" style:font-pitch="variable" fo:font-size="16pt" style:font-size-asian="16pt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officeooo:rsid="005810f1"/>
    </style:style>
    <style:style style:name="T5" style:family="text">
      <style:text-properties officeooo:rsid="0016fb1d"/>
    </style:style>
    <style:style style:name="T6" style:family="text">
      <style:text-properties fo:color="#000000" loext:opacity="100%" style:font-name="Courier New" fo:font-size="15pt" fo:language="en" fo:country="GB" style:text-underline-style="solid" style:text-underline-width="auto" style:text-underline-color="font-color" fo:font-weight="bold" style:font-size-asian="15pt" style:font-weight-asian="bold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officeooo:rsid="001618aa"/>
    </style:style>
    <style:style style:name="T9" style:family="text">
      <style:text-properties officeooo:rsid="003720cb"/>
    </style:style>
    <style:style style:name="T10" style:family="text">
      <style:text-properties officeooo:rsid="0015f12a"/>
    </style:style>
    <style:style style:name="T11" style:family="text">
      <style:text-properties fo:font-size="15pt" style:font-size-asian="15pt"/>
    </style:style>
    <style:style style:name="T12" style:family="text">
      <style:text-properties officeooo:rsid="0017a8dc"/>
    </style:style>
    <style:style style:name="T13" style:family="text">
      <style:text-properties fo:color="#000000" loext:opacity="100%" officeooo:rsid="0017a8dc"/>
    </style:style>
    <style:style style:name="T14" style:family="text">
      <style:text-properties fo:color="#000000" loext:opacity="100%" fo:font-weight="bold" style:font-weight-asian="bold" style:font-weight-complex="bold"/>
    </style:style>
    <style:style style:name="T15" style:family="text">
      <style:text-properties officeooo:rsid="00184818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loext:opacity="100%" officeooo:rsid="00184818"/>
    </style:style>
    <style:style style:name="T18" style:family="text">
      <style:text-properties officeooo:rsid="0018f1af"/>
    </style:style>
    <style:style style:name="T19" style:family="text">
      <style:text-properties fo:color="#ff0000" loext:opacity="100%"/>
    </style:style>
    <style:style style:name="T20" style:family="text">
      <style:text-properties fo:color="#000000" loext:opacity="100%" officeooo:rsid="0018f1af"/>
    </style:style>
    <style:style style:name="T21" style:family="text">
      <style:text-properties fo:color="#ff0000" loext:opacity="100%" officeooo:rsid="0018f1af"/>
    </style:style>
    <style:style style:name="T22" style:family="text">
      <style:text-properties fo:font-weight="bold" officeooo:rsid="0018f1af" style:font-weight-asian="bold" style:font-weight-complex="bold"/>
    </style:style>
    <style:style style:name="T23" style:family="text">
      <style:text-properties officeooo:rsid="0019c8d4"/>
    </style:style>
    <style:style style:name="T24" style:family="text">
      <style:text-properties fo:color="#000000" loext:opacity="100%" officeooo:rsid="005d9421"/>
    </style:style>
    <style:style style:name="T25" style:family="text">
      <style:text-properties fo:color="#000000" loext:opacity="100%" style:font-name="Courier New" fo:language="en" fo:country="GB"/>
    </style:style>
    <style:style style:name="T26" style:family="text">
      <style:text-properties fo:color="#000000" loext:opacity="100%" style:font-name="Courier New" fo:language="en" fo:country="GB" officeooo:rsid="005d9421"/>
    </style:style>
    <style:style style:name="T27" style:family="text">
      <style:text-properties officeooo:rsid="0060244a"/>
    </style:style>
    <style:style style:name="T28" style:family="text">
      <style:text-properties officeooo:rsid="001b3166"/>
    </style:style>
    <style:style style:name="T29" style:family="text">
      <style:text-properties officeooo:rsid="001f5db8"/>
    </style:style>
    <style:style style:name="T30" style:family="text">
      <style:text-properties officeooo:rsid="00222782"/>
    </style:style>
    <style:style style:name="T31" style:family="text">
      <style:text-properties officeooo:rsid="001becdd"/>
    </style:style>
    <style:style style:name="T32" style:family="text">
      <style:text-properties officeooo:rsid="001d826b"/>
    </style:style>
    <style:style style:name="T33" style:family="text">
      <style:text-properties officeooo:rsid="00202987"/>
    </style:style>
    <style:style style:name="T34" style:family="text">
      <style:text-properties fo:font-family="CourierNewPSMT" style:font-pitch="variable" fo:font-size="15pt" officeooo:rsid="00222782" style:font-size-asian="15pt"/>
    </style:style>
    <style:style style:name="T35" style:family="text">
      <style:text-properties fo:color="#000000" loext:opacity="100%" fo:font-weight="normal" style:font-weight-asian="normal" style:font-weight-complex="normal"/>
    </style:style>
    <style:style style:name="T36" style:family="text">
      <style:text-properties fo:color="#000000" loext:opacity="100%" officeooo:rsid="0038bc09"/>
    </style:style>
    <style:style style:name="T37" style:family="text">
      <style:text-properties fo:color="#000000" loext:opacity="100%" officeooo:rsid="00278493"/>
    </style:style>
    <style:style style:name="T38" style:family="text">
      <style:text-properties fo:color="#000000" loext:opacity="100%" fo:font-weight="normal" officeooo:rsid="00278493" style:font-weight-asian="normal" style:font-weight-complex="normal"/>
    </style:style>
    <style:style style:name="T39" style:family="text">
      <style:text-properties fo:color="#000000" loext:opacity="100%" fo:font-weight="normal" officeooo:rsid="0038bc09" style:font-weight-asian="normal" style:font-weight-complex="normal"/>
    </style:style>
    <style:style style:name="T40" style:family="text">
      <style:text-properties fo:color="#000000" loext:opacity="100%" style:font-name="Courier New" fo:font-size="10pt" style:font-size-asian="10pt" style:font-size-complex="10pt"/>
    </style:style>
    <style:style style:name="T41" style:family="text">
      <style:text-properties officeooo:rsid="003a8e91"/>
    </style:style>
    <style:style style:name="T42" style:family="text">
      <style:text-properties fo:color="#000000" loext:opacity="100%" officeooo:rsid="0028597e"/>
    </style:style>
    <style:style style:name="T43" style:family="text">
      <style:text-properties fo:color="#000000" loext:opacity="100%" officeooo:rsid="006953a8"/>
    </style:style>
    <style:style style:name="T44" style:family="text">
      <style:text-properties fo:color="#000000" loext:opacity="100%" officeooo:rsid="00258808"/>
    </style:style>
    <style:style style:name="T45" style:family="text">
      <style:text-properties fo:color="#000000" loext:opacity="100%" fo:font-weight="normal" officeooo:rsid="0028597e" style:font-weight-asian="normal" style:font-weight-complex="normal"/>
    </style:style>
    <style:style style:name="T46" style:family="text">
      <style:text-properties fo:color="#000000" loext:opacity="100%" officeooo:rsid="00285eb0"/>
    </style:style>
    <style:style style:name="T47" style:family="text">
      <style:text-properties officeooo:rsid="0029ac1f"/>
    </style:style>
    <style:style style:name="T48" style:family="text">
      <style:text-properties fo:color="#000000" loext:opacity="100%" officeooo:rsid="0029ac1f"/>
    </style:style>
    <style:style style:name="T49" style:family="text">
      <style:text-properties fo:color="#000000" loext:opacity="100%" fo:font-weight="normal" officeooo:rsid="0029ac1f" style:font-weight-asian="normal" style:font-weight-complex="normal"/>
    </style:style>
    <style:style style:name="T50" style:family="text">
      <style:text-properties officeooo:rsid="00258808"/>
    </style:style>
    <style:style style:name="T51" style:family="text">
      <style:text-properties fo:color="#000000" loext:opacity="100%" officeooo:rsid="00427a0e"/>
    </style:style>
    <style:style style:name="T52" style:family="text">
      <style:text-properties fo:color="#000000" loext:opacity="100%" fo:font-weight="normal" officeooo:rsid="00427a0e" style:font-weight-asian="normal" style:font-weight-complex="normal"/>
    </style:style>
    <style:style style:name="T53" style:family="text">
      <style:text-properties fo:color="#000000" loext:opacity="100%" fo:font-weight="normal" officeooo:rsid="00431f7e" style:font-weight-asian="normal" style:font-weight-complex="normal"/>
    </style:style>
    <style:style style:name="T54" style:family="text">
      <style:text-properties fo:color="#000000" loext:opacity="100%" style:font-name="Courier New" fo:font-size="10pt" fo:font-weight="bold" style:font-size-asian="10pt" style:font-weight-asian="bold" style:font-size-complex="10pt" style:font-weight-complex="bold"/>
    </style:style>
    <style:style style:name="T55" style:family="text">
      <style:text-properties fo:color="#000000" loext:opacity="100%" officeooo:rsid="004458af"/>
    </style:style>
    <style:style style:name="T56" style:family="text">
      <style:text-properties fo:color="#000000" loext:opacity="100%" fo:font-family="CourierNewPSMT" style:font-pitch="variable" officeooo:rsid="004458af"/>
    </style:style>
    <style:style style:name="T57" style:family="text">
      <style:text-properties fo:color="#000000" loext:opacity="100%" officeooo:rsid="00462de0"/>
    </style:style>
    <style:style style:name="T58" style:family="text">
      <style:text-properties fo:color="#000000" loext:opacity="100%" fo:font-weight="bold" officeooo:rsid="004458af" style:font-weight-asian="bold" style:font-weight-complex="bold"/>
    </style:style>
    <style:style style:name="T59" style:family="text">
      <style:text-properties fo:color="#000000" loext:opacity="100%" officeooo:rsid="0048c134"/>
    </style:style>
    <style:style style:name="T60" style:family="text">
      <style:text-properties fo:color="#000000" loext:opacity="100%" officeooo:rsid="0047d2ec"/>
    </style:style>
    <style:style style:name="T61" style:family="text">
      <style:text-properties fo:color="#000000" loext:opacity="100%" style:font-name="Courier New" fo:font-size="10pt" fo:font-weight="bold" officeooo:rsid="0047d2ec" style:font-size-asian="10pt" style:font-weight-asian="bold" style:font-size-complex="10pt" style:font-weight-complex="bold"/>
    </style:style>
    <style:style style:name="T62" style:family="text">
      <style:text-properties fo:color="#000000" loext:opacity="100%" fo:font-family="CourierNewPSMT" style:font-pitch="variable"/>
    </style:style>
    <style:style style:name="T63" style:family="text">
      <style:text-properties fo:color="#000000" loext:opacity="100%" fo:font-weight="bold" officeooo:rsid="004968e7" style:font-weight-asian="bold" style:font-weight-complex="bold"/>
    </style:style>
    <style:style style:name="T64" style:family="text">
      <style:text-properties fo:color="#000000" loext:opacity="100%" officeooo:rsid="004968e7"/>
    </style:style>
    <style:style style:name="T65" style:family="text">
      <style:text-properties fo:color="#000000" loext:opacity="100%" style:font-name="Courier New" fo:font-size="10pt" fo:font-weight="bold" officeooo:rsid="004968e7" style:font-size-asian="10pt" style:font-weight-asian="bold" style:font-size-complex="10pt" style:font-weight-complex="bold"/>
    </style:style>
    <style:style style:name="T66" style:family="text">
      <style:text-properties fo:color="#000000" loext:opacity="100%" officeooo:rsid="004a7a28"/>
    </style:style>
    <style:style style:name="T67" style:family="text">
      <style:text-properties fo:color="#000000" loext:opacity="100%" officeooo:rsid="004ab0ba"/>
    </style:style>
    <style:style style:name="T68" style:family="text">
      <style:text-properties fo:color="#000000" loext:opacity="100%" officeooo:rsid="004df5e7"/>
    </style:style>
    <style:style style:name="T69" style:family="text">
      <style:text-properties fo:color="#000000" loext:opacity="100%" officeooo:rsid="004f0803"/>
    </style:style>
    <style:style style:name="T70" style:family="text">
      <style:text-properties fo:color="#000000" loext:opacity="100%" officeooo:rsid="003456cd"/>
    </style:style>
    <style:style style:name="T71" style:family="text">
      <style:text-properties fo:color="#000000" loext:opacity="100%" officeooo:rsid="004f1dd2"/>
    </style:style>
    <style:style style:name="T72" style:family="text">
      <style:text-properties fo:color="#000000" loext:opacity="100%" officeooo:rsid="004f9f01"/>
    </style:style>
    <style:style style:name="T73" style:family="text">
      <style:text-properties fo:color="#000000" loext:opacity="100%" officeooo:rsid="0033125b"/>
    </style:style>
    <style:style style:name="T74" style:family="text">
      <style:text-properties fo:color="#000000" loext:opacity="100%" officeooo:rsid="003cf701"/>
    </style:style>
    <style:style style:name="T75" style:family="text">
      <style:text-properties fo:color="#000000" loext:opacity="100%" officeooo:rsid="005305d9"/>
    </style:style>
    <style:style style:name="T76" style:family="text">
      <style:text-properties fo:color="#000000" loext:opacity="100%" officeooo:rsid="005451a9"/>
    </style:style>
    <style:style style:name="T77" style:family="text">
      <style:text-properties fo:color="#000000" loext:opacity="100%" officeooo:rsid="00545d29"/>
    </style:style>
    <style:style style:name="T78" style:family="text">
      <style:text-properties fo:color="#000000" loext:opacity="100%" fo:font-weight="bold" style:language-asian="zxx" style:country-asian="none" style:font-weight-asian="bold" style:language-complex="zxx" style:country-complex="none" style:font-weight-complex="bold"/>
    </style:style>
    <style:style style:name="T79" style:family="text">
      <style:text-properties fo:color="#000000" loext:opacity="100%" officeooo:rsid="0054bb45"/>
    </style:style>
    <style:style style:name="T80" style:family="text">
      <style:text-properties fo:color="#000000" loext:opacity="100%" style:font-name="Courier New" fo:font-size="15pt" fo:font-weight="normal" style:font-size-asian="15pt" style:font-weight-asian="normal" style:font-size-complex="10pt" style:font-weight-complex="normal"/>
    </style:style>
    <style:style style:name="T81" style:family="text">
      <style:text-properties fo:color="#000000" loext:opacity="100%" officeooo:rsid="0055e124"/>
    </style:style>
    <style:style style:name="T82" style:family="text">
      <style:text-properties officeooo:rsid="0055e124"/>
    </style:style>
    <style:style style:name="T83" style:family="text">
      <style:text-properties officeooo:rsid="003cf701"/>
    </style:style>
    <style:style style:name="T84" style:family="text">
      <style:text-properties officeooo:rsid="00313c60"/>
    </style:style>
    <style:style style:name="T85" style:family="text">
      <style:text-properties fo:color="#000000" loext:opacity="100%" officeooo:rsid="00313c60"/>
    </style:style>
    <style:style style:name="T86" style:family="text">
      <style:text-properties fo:color="#ff0000" loext:opacity="100%" fo:language="en" fo:country="GB" fo:font-weight="bold" officeooo:rsid="00626c8e" style:font-weight-asian="bold" style:font-weight-complex="bold"/>
    </style:style>
    <style:style style:name="T87" style:family="text">
      <style:text-properties fo:color="#000000" loext:opacity="100%" officeooo:rsid="00626c8e"/>
    </style:style>
    <style:style style:name="T88" style:family="text">
      <style:text-properties officeooo:rsid="00626c8e"/>
    </style:style>
    <style:style style:name="T89" style:family="text">
      <style:text-properties officeooo:rsid="0063860e"/>
    </style:style>
    <style:style style:name="T90" style:family="text">
      <style:text-properties fo:color="#000000" loext:opacity="100%" style:font-name="Courier New" fo:font-size="10pt" officeooo:rsid="00626c8e" style:font-size-asian="10pt" style:font-size-complex="10pt"/>
    </style:style>
    <style:style style:name="T91" style:family="text">
      <style:text-properties fo:font-size="15pt" fo:language="zxx" fo:country="none" style:font-size-asian="15pt" style:language-asian="zxx" style:country-asian="none" style:language-complex="zxx" style:country-complex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ext:p text:style-name="P1" loext:marker-style-name="T1"/>
      <text:p text:style-name="P1" loext:marker-style-name="T1"/>
      <text:p text:style-name="P1" loext:marker-style-name="T1"/>
      <text:p text:style-name="P1" loext:marker-style-name="T1">GATE tar archive overview</text:p>
      <text:p text:style-name="P2" loext:marker-style-name="T1"/>
      <text:p text:style-name="P2" loext:marker-style-name="T1"/>
      <text:p text:style-name="P3" loext:marker-style-name="T1">René Redler (MPI-M)</text:p>
      <text:p text:style-name="P3" loext:marker-style-name="T1"/>
      <text:p text:style-name="P3" loext:marker-style-name="T1">1 Sep 2025</text:p>
      <text:p text:style-name="P4" loext:marker-style-name="T1"/>
      <text:p text:style-name="P5" loext:marker-style-name="T1">Based on tar archives</text:p>
      <text:p text:style-name="P6" loext:marker-style-name="T1"/>
      <text:p text:style-name="P7" loext:marker-style-name="T2">1001-1400_19740706-19740716.tar</text:p>
      <text:p text:style-name="P7" loext:marker-style-name="T2">2.00.03.101-3.00.02.104_19740601-19740930.tar</text:p>
      <text:p text:style-name="P7" loext:marker-style-name="T2">2001-2600_19740714-19740817.tar</text:p>
      <text:p text:style-name="P7" loext:marker-style-name="T2">3.00.02.104-3.31.02.101_19740601-19740930.tar</text:p>
      <text:p text:style-name="P7" loext:marker-style-name="T2">3011-4074_19740830-19740910.tar</text:p>
      <text:p text:style-name="P7" loext:marker-style-name="T2">3.31.02.101-3.33.02.101_19740601-19740930.tar</text:p>
      <text:p text:style-name="P7" loext:marker-style-name="T2">3.33.02.101-3.36.21.102_19740601-19740930.tar</text:p>
      <text:p text:style-name="P7" loext:marker-style-name="T2">3.36.21.102-3.60.02.105_19740601-19740930.tar</text:p>
      <text:p text:style-name="P7" loext:marker-style-name="T2">3.60.02.105-3.64.02.101_19740601-19740930.tar</text:p>
      <text:p text:style-name="P7" loext:marker-style-name="T2">3.64.02.101-3.69.02.104_19740601-19740930.tar</text:p>
      <text:p text:style-name="P7" loext:marker-style-name="T2">4075-4772_19740909-19740919.tar</text:p>
      <text:p text:style-name="P7" loext:marker-style-name="T2">4.34.04.110-5.00.02.101_19740601-19740930.tar</text:p>
      <text:p text:style-name="P7" loext:marker-style-name="T2">5.00.02.101-5.36.02.101_19740601-19740930.tar</text:p>
      <text:p text:style-name="P7" loext:marker-style-name="T2">5.36.02.101-5.36.02.104_19740601-19740930.tar</text:p>
      <text:p text:style-name="P7" loext:marker-style-name="T2">5.36.02.104-5.36.02.104_19740601-19740930-01.tar</text:p>
      <text:p text:style-name="P7" loext:marker-style-name="T2">5.36.02.104-5.36.02.104_19740601-19740930-02.tar</text:p>
      <text:p text:style-name="P7" loext:marker-style-name="T2">5.36.02.104-5.36.02.104_19740601-19740930-03.tar</text:p>
      <text:p text:style-name="P8" loext:marker-style-name="T2">5.36.02.104-5.60.02.102_19740601-19740930.tar</text:p>
      <text:p text:style-name="P8" loext:marker-style-name="T2"/>
      <text:p text:style-name="P9" loext:marker-style-name="T2">provided by Julia Windmiller (MPI-M) from NOAA.</text:p>
      <text:p text:style-name="P9" loext:marker-style-name="T2"/>
      <text:p text:style-name="P9" loext:marker-style-name="T2">Content of</text:p>
      <text:p text:style-name="P6" loext:marker-style-name="T2"/>
      <text:p text:style-name="P6" loext:marker-style-name="T2">5.36.02.104-5.36.02.104_19740601-19740930-01.tar</text:p>
      <text:p text:style-name="P10" loext:marker-style-name="T2">5.36.02.104-5.36.02.104_19740601-19740930-02.tar</text:p>
      <text:p text:style-name="P10" loext:marker-style-name="T2">5.36.02.104-5.36.02.104_19740601-19740930-03.tar</text:p>
      <text:p text:style-name="P6" loext:marker-style-name="T2">5.36.02.104-5.60.02.102_19740601-19740930.tar</text:p>
      <text:p text:style-name="P6" loext:marker-style-name="T2"/>
      <text:p text:style-name="P6" loext:marker-style-name="T2">merged into 5.36.02.104-5.60.02.102_19740601-19740930</text:p>
      <text:table-of-content text:style-name="Sect1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1">Table of contents<text:line-break/></text:p>
          </text:index-title>
          <text:p text:style-name="P12"><text:a xlink:type="simple" xlink:href="#1%191001-1400_19740706-19740716%19C%7Ctoxmark" text:style-name="Index_20_Link" text:visited-style-name="Index_20_Link"><text:span text:style-name="T3">1001-1400_19740706-19740716<text:tab/>3</text:span></text:a></text:p>
          <text:p text:style-name="P12"><text:a xlink:type="simple" xlink:href="#1%192.00.03.101-3.00.02.104_19740601-19740930%19C%7Ctoxmark" text:style-name="Index_20_Link" text:visited-style-name="Index_20_Link"><text:span text:style-name="T3">2.00.03.101-3.00.02.104_19740601-19740930<text:tab/>3</text:span></text:a></text:p>
          <text:p text:style-name="P12"><text:a xlink:type="simple" xlink:href="#1%192001-2600_19740714-19740817%19C%7Ctoxmark" text:style-name="Index_20_Link" text:visited-style-name="Index_20_Link"><text:span text:style-name="T3">2001-2600_19740714-19740817<text:tab/>3</text:span></text:a></text:p>
          <text:p text:style-name="P12"><text:a xlink:type="simple" xlink:href="#1%193.00.02.104-3.31.02.101_19740601-19740930%19C%7Ctoxmark" text:style-name="Index_20_Link" text:visited-style-name="Index_20_Link"><text:span text:style-name="T3">3.00.02.104-3.31.02.101_19740601-19740930<text:tab/>4</text:span></text:a></text:p>
          <text:p text:style-name="P12"><text:a xlink:type="simple" xlink:href="#1%193.31.02.101-3.33.02.101_19740601-19740930%19C%7Ctoxmark" text:style-name="Index_20_Link" text:visited-style-name="Index_20_Link"><text:span text:style-name="T3">3.31.02.101-3.33.02.101_19740601-19740930<text:tab/>8</text:span></text:a></text:p>
          <text:p text:style-name="P12"><text:a xlink:type="simple" xlink:href="#1%193.33.02.101-3.36.21.102_19740601-19740930%19C%7Ctoxmark" text:style-name="Index_20_Link" text:visited-style-name="Index_20_Link"><text:span text:style-name="T3">3.33.02.101-3.36.21.102_19740601-19740930<text:tab/>11</text:span></text:a></text:p>
          <text:p text:style-name="P12"><text:a xlink:type="simple" xlink:href="#1%193.36.21.102-3.60.02.105_19740601-19740930%19C%7Ctoxmark" text:style-name="Index_20_Link" text:visited-style-name="Index_20_Link"><text:span text:style-name="T3">3.36.21.102-3.60.02.105_19740601-19740930<text:tab/>15</text:span></text:a></text:p>
          <text:p text:style-name="P12"><text:a xlink:type="simple" xlink:href="#1%193.60.02.105-3.64.02.101_19740601-19740930%19C%7Ctoxmark" text:style-name="Index_20_Link" text:visited-style-name="Index_20_Link"><text:span text:style-name="T3">3.60.02.105-3.64.02.101_19740601-19740930<text:tab/>18</text:span></text:a></text:p>
          <text:p text:style-name="P12"><text:a xlink:type="simple" xlink:href="#1%193.64.02.101-3.69.02.104_19740601-19740930%19C%7Ctoxmark" text:style-name="Index_20_Link" text:visited-style-name="Index_20_Link"><text:span text:style-name="T3">3.64.02.101-3.69.02.104_19740601-19740930<text:tab/>20</text:span></text:a></text:p>
          <text:p text:style-name="P12"><text:a xlink:type="simple" xlink:href="#1%193011-4074_19740830-19740910%19C%7Ctoxmark" text:style-name="Index_20_Link" text:visited-style-name="Index_20_Link"><text:span text:style-name="T3">3011-4074_19740830-19740910<text:tab/>21</text:span></text:a></text:p>
          <text:p text:style-name="P12"><text:a xlink:type="simple" xlink:href="#1%194.34.04.110-5.00.02.101_19740601-19740930%19C%7Ctoxmark" text:style-name="Index_20_Link" text:visited-style-name="Index_20_Link"><text:span text:style-name="T3">4.34.04.110-5.00.02.101_19740601-19740930<text:tab/>21</text:span></text:a></text:p>
          <text:p text:style-name="P12"><text:a xlink:type="simple" xlink:href="#1%194075-4772_19740909-19740919%19C%7Ctoxmark" text:style-name="Index_20_Link" text:visited-style-name="Index_20_Link"><text:span text:style-name="T3">4075-4772_19740909-19740919<text:tab/>21</text:span></text:a></text:p>
          <text:p text:style-name="P12"><text:a xlink:type="simple" xlink:href="#1%195.00.02.101-5.36.02.101_19740601-19740930%19C%7Ctoxmark" text:style-name="Index_20_Link" text:visited-style-name="Index_20_Link"><text:span text:style-name="T3">5.00.02.101-5.36.02.101_19740601-19740930<text:tab/>21</text:span></text:a></text:p>
          <text:p text:style-name="P12"><text:a xlink:type="simple" xlink:href="#1%195.36.02.101-5.36.02.104_19740601-19740930%19C%7Ctoxmark" text:style-name="Index_20_Link" text:visited-style-name="Index_20_Link"><text:span text:style-name="T3">5.36.02.101-5.36.02.104_19740601-19740930<text:tab/>21</text:span></text:a></text:p>
          <text:p text:style-name="P12"><text:a xlink:type="simple" xlink:href="#1%195.36.02.104-5.36.02.104_19740601-19740930%19C%7Ctoxmark" text:style-name="Index_20_Link" text:visited-style-name="Index_20_Link"><text:span text:style-name="T3">5.36.02.104-5.36.02.104_19740601-19740930<text:tab/>21</text:span></text:a></text:p>
          <text:p text:style-name="P12"><text:a xlink:type="simple" xlink:href="#1%195.36.02.104-5.60.02.102_19740601-19740930%19C%7Ctoxmark" text:style-name="Index_20_Link" text:visited-style-name="Index_20_Link"><text:span text:style-name="T3">5.36.02.104-5.60.02.102_19740601-19740930<text:tab/>21</text:span></text:a></text:p>
        </text:index-body>
      </text:table-of-content>
      <text:p text:style-name="P4" loext:marker-style-name="T1"/>
      <text:p text:style-name="P13" loext:marker-style-name="T1"><text:toc-mark-start text:id="IMark105553237479776" text:outline-level="1"/>1001-1400_19740706-19740716<text:toc-mark-end text:id="IMark105553237479776"/></text:p>
      <text:p text:style-name="P14" loext:marker-style-name="T1"/>
      <text:p text:style-name="P15" loext:marker-style-name="T1"><text:span text:style-name="T4">all files with </text:span><text:span text:style-name="T5">unknown</text:span> format</text:p>
      <text:p text:style-name="P16" loext:marker-style-name="T1"/>
      <text:p text:style-name="P17" loext:marker-style-name="T1"><text:toc-mark-start text:id="IMark105553237479776" text:outline-level="1"/><text:span text:style-name="T6">2.00.03.101-3.00.02.104_19740601-19740930</text:span><text:toc-mark-end text:id="IMark105553237479776"/></text:p>
      <text:p text:style-name="P18" loext:marker-style-name="T1"/>
      <text:p text:style-name="P19" loext:marker-style-name="T1"><text:span text:style-name="T7">0 <text:s text:c="5"/>THIS TAPE CONTAINS PART OF THE QUICK LOOK DATA-SET (Q.L.D.S)PREPARED <text:s/>004</text:span></text:p>
      <text:p text:style-name="P19" loext:marker-style-name="T1"><text:span text:style-name="T7">0 BY THE SYNOPTIC-SCALE SUBPROGRAMME DATA CENTRE (S.S.D.C). <text:s text:c="17"/>005</text:span><text:span text:style-name="T7"/></text:p>
      <text:p text:style-name="P20" loext:marker-style-name="T1"><text:span text:style-name="T7"/></text:p>
      <text:p text:style-name="P14" loext:marker-style-name="T1">2.00.03.101_-_2.00.03.101_R_1-5_19740601-19740930-001 - 549</text:p>
      <text:p text:style-name="P21" loext:marker-style-name="T1"/>
      <text:p text:style-name="P19" loext:marker-style-name="T1"><text:span text:style-name="T7">0 <text:s text:c="5"/>THIS TAPE CONTAINS PART OF THE QUICK LOOK DATA-SET (Q.L.D.S)PREPARED <text:s/>004</text:span></text:p>
      <text:p text:style-name="P19" loext:marker-style-name="T1"><text:span text:style-name="T7">0 BY THE SYNOPTIC-SCALE SUBPROGRAMME DATA CENTRE (S.S.D.C). <text:s text:c="17"/>005</text:span><text:span text:style-name="T7"/></text:p>
      <text:p text:style-name="P22" loext:marker-style-name="T1"/>
      <text:p text:style-name="P21" loext:marker-style-name="T1">2.00.03.101_-_2.00.03.102_R_6-7,1-3_19740601-19740930-<text:span text:style-name="T8">001 </text:span>- 2<text:span text:style-name="T8">04</text:span></text:p>
      <text:p text:style-name="P23" loext:marker-style-name="T1"/>
      <text:p text:style-name="P24" loext:marker-style-name="T1">various <text:span text:style-name="T9">unknown </text:span>formats</text:p>
      <text:p text:style-name="P25" loext:marker-style-name="T1"/>
      <text:p text:style-name="P19" loext:marker-style-name="T1"><text:span text:style-name="T7">0 <text:s/>THIS TAPE CONTAINS PART OF THE UNVALIDATED TELEPRINTER TAPE DATA SET <text:s text:c="5"/>004</text:span></text:p>
      <text:p text:style-name="P19" loext:marker-style-name="T1"><text:span text:style-name="T7">0 COLLECTED BY THE SSDC DURING THE PERIOD 15 JUNE 1974 TO 23 SEPTEMBER 1974 <text:s/>005</text:span><text:span text:style-name="T7"/></text:p>
      <text:p text:style-name="P22" loext:marker-style-name="T1"/>
      <text:p text:style-name="P26" loext:marker-style-name="T1">2.00.03.101_-_2.00.03.102_R_6-7,1-3_19740601-19740930-<text:span text:style-name="T8">205 </text:span>- 277</text:p>
      <text:p text:style-name="P26" loext:marker-style-name="T1"/>
      <text:p text:style-name="P27" loext:marker-style-name="T1"><text:span text:style-name="T4">files in </text:span>hex format</text:p>
      <text:p text:style-name="P26" loext:marker-style-name="T1"/>
      <text:p text:style-name="P19" loext:marker-style-name="T1"><text:span text:style-name="T7">0 <text:s/>THIS TAPE CONTAINS PART OF THE UNVALIDATED TELEPRINTER TAPE DATA SET <text:s text:c="5"/>004</text:span></text:p>
      <text:p text:style-name="P19" loext:marker-style-name="T1"><text:span text:style-name="T7">0 COLLECTED BY THE SSDC DURING THE PERIOD 15 JUNE 1974 TO 23 SEPTEMBER 1974 <text:s/>005</text:span><text:span text:style-name="T7"/></text:p>
      <text:p text:style-name="P22" loext:marker-style-name="T1"/>
      <text:p text:style-name="P28" loext:marker-style-name="T1">2.00.03.102_-_3.00.02.104_R_4-5,1-3_19740601-19740930-0<text:span text:style-name="T10">01 </text:span>- 04<text:span text:style-name="T10">4</text:span></text:p>
      <text:p text:style-name="P21" loext:marker-style-name="T1"/>
      <text:p text:style-name="P19" loext:marker-style-name="T1"><text:span text:style-name="T7">0 <text:s text:c="3"/>THIS TAPE CONSISTS OF SEA SURFACE TEMPERATURE READINGS TAKEN FROM <text:s text:c="6"/>013</text:span></text:p>
      <text:p text:style-name="P19" loext:marker-style-name="T1"><text:span text:style-name="T7">0 <text:s text:c="3"/>FOUR DIFFERENT SOURCES - GATE SHIPS, GTS COMMERCIAL SHIP DATA, <text:s text:c="9"/>014</text:span><text:span text:style-name="T7"/></text:p>
      <text:p text:style-name="P19" loext:marker-style-name="T1"><text:span text:style-name="T7">0 <text:s text:c="3"/>GERMAN COMMERCIAL SHIP DATA AND BRACKNELL COMMERCIAL SHIP DATA, ALL <text:s text:c="4"/>015</text:span><text:span text:style-name="T7"/></text:p>
      <text:p text:style-name="P22" loext:marker-style-name="T1">0 <text:s text:c="3"/>FOR THE 100 DAYS OF GATE. </text:p>
      <text:p text:style-name="P22" loext:marker-style-name="T1"/>
      <text:p text:style-name="P28" loext:marker-style-name="T1">2.00.03.102_-_3.00.02.104_R_4-5,1-3_19740601-19740930-045 - <text:span text:style-name="T10">248</text:span></text:p>
      <text:p text:style-name="P28" loext:marker-style-name="T1"/>
      <text:p text:style-name="P19" loext:marker-style-name="T1"><text:span text:style-name="T7">THIS TAPE CONTAINS THE FIRST 50 DAYS OF COMPILED AND ANALYZED SEA <text:s text:c="6"/>014</text:span></text:p>
      <text:p text:style-name="P19" loext:marker-style-name="T1"><text:span text:style-name="T7">0 <text:s text:c="3"/>SURFACE TEMPERATURE DATA, IN A 337 X 121 POINT HALF DEGREE MESH OVER <text:s text:c="3"/>015</text:span><text:span text:style-name="T7"/></text:p>
      <text:p text:style-name="P29" loext:marker-style-name="T1">0 <text:s text:c="3"/>THE AREA BOUNDED BY 106W-62E LON, 22S-38N LAT.</text:p>
      <text:p text:style-name="P29" loext:marker-style-name="T1"/>
      <text:p text:style-name="P28" loext:marker-style-name="T1">2.00.03.102_-_3.00.02.104_R_4-5,1-3_19740601-19740930-<text:span text:style-name="T10">251 </text:span>- <text:span text:style-name="T10">302</text:span></text:p>
      <text:p text:style-name="P28" loext:marker-style-name="T1"/>
      <text:p text:style-name="P30" loext:marker-style-name="T1"><text:toc-mark-start text:id="IMark105553237479776" text:outline-level="1"/><text:span text:style-name="T11">2001-2600_19740714-19740817</text:span><text:toc-mark-end text:id="IMark105553237479776"/></text:p>
      <text:p text:style-name="P31" loext:marker-style-name="T1"/>
      <text:p text:style-name="P32" loext:marker-style-name="T1"><text:span text:style-name="T4">all files with </text:span><text:span text:style-name="T5">unknown</text:span> format</text:p>
      <text:p text:style-name="P33" loext:marker-style-name="T1"/>
      <text:p text:style-name="P34" loext:marker-style-name="T1"><text:span text:style-name="T11"/></text:p>
      <text:p text:style-name="P35" loext:marker-style-name="T1"><text:toc-mark-start text:id="IMark105553237479776" text:outline-level="1"/><text:span text:style-name="T11">3.00.02.104-3.31.02.101_19740601-19740930</text:span><text:toc-mark-end text:id="IMark105553237479776"/></text:p>
      <text:p text:style-name="P20" loext:marker-style-name="T1"/>
      <text:p text:style-name="P19" loext:marker-style-name="T1"><text:span text:style-name="T7">0 <text:s text:c="3"/>THIS TAPE CONTAINS THE LAST <text:s/>50 DAYS OF COMPILED AND ANALYZED SEA <text:s text:c="6"/>014</text:span></text:p>
      <text:p text:style-name="P19" loext:marker-style-name="T1"><text:span text:style-name="T7">0 <text:s text:c="3"/>SURFACE TEMPERATURE DATA, IN A 337 X 121 POINT HALF DEGREE MESH OVER <text:s text:c="3"/>015</text:span><text:span text:style-name="T7"/></text:p>
      <text:p text:style-name="P36" loext:marker-style-name="T1">0 <text:s text:c="3"/>THE AREA BOUNDED BY 106W-62E LON, 22S-38N LAT.</text:p>
      <text:p text:style-name="P36" loext:marker-style-name="T1"/>
      <text:p text:style-name="P37" loext:marker-style-name="T1">3.00.02.104_-_3.30.02.102_R_4,1-2,1-2_19740601-19740930-053</text:p>
      <text:p text:style-name="P38" loext:marker-style-name="T1"/>
      <text:p text:style-name="P19" loext:marker-style-name="T1"><text:span text:style-name="T7">0 <text:s text:c="4"/>THIS TAPE CONTAINS VALIDATED SURFACE,UPPERAIR AND <text:s text:c="21"/>014</text:span></text:p>
      <text:p text:style-name="P19" loext:marker-style-name="T1"><text:span text:style-name="T7">0 <text:s text:c="4"/>RADIATION DATA,WHICH WERE MEASURED ABOARD <text:s text:c="29"/>015</text:span><text:span text:style-name="T7"/></text:p>
      <text:p text:style-name="P19" loext:marker-style-name="T1"><text:span text:style-name="T7">0 <text:s text:c="4"/>THE DUTCH SHIP "DE ONVERSAAGD", DURING <text:s text:c="32"/>016</text:span><text:span text:style-name="T7"/></text:p>
      <text:p text:style-name="P19" loext:marker-style-name="T1"><text:span text:style-name="T7">0 <text:s text:c="4"/>GATE FROM HALF JUNE UNTIL HALF SEPTEMBER <text:s text:c="30"/>017</text:span><text:span text:style-name="T7"/></text:p>
      <text:p text:style-name="P19" loext:marker-style-name="T1"><text:span text:style-name="T7">0 <text:s text:c="4"/>1974. <text:s text:c="65"/>018</text:span><text:span text:style-name="T7"/></text:p>
      <text:p text:style-name="P39" loext:marker-style-name="T1"/>
      <text:p text:style-name="P38" loext:marker-style-name="T1">3.00.02.104_-_3.30.02.102_R_4,1-2,1-2_19740601-19740930-054 - 0<text:span text:style-name="T12">63</text:span></text:p>
      <text:p text:style-name="P38" loext:marker-style-name="T1"/>
      <text:p text:style-name="P19" loext:marker-style-name="T1"><text:span text:style-name="T13">1GATE 020410S1I1SFCHR00199999760229 <text:s text:c="5"/>UNITED STATES <text:s text:c="4"/>CEDDA,EDS,NOAA <text:s text:c="3"/>001</text:span></text:p>
      <text:p text:style-name="P19" loext:marker-style-name="T1"><text:span text:style-name="T7">131SHIPWTER <text:s text:c="3"/>RESEARCHER <text:s text:c="13"/>9999999999DR. JAMES K. SPARKMAN <text:s text:c="2"/>1123002</text:span><text:span text:style-name="T7"/></text:p>
      <text:p text:style-name="P40" loext:marker-style-name="T1">1</text:p>
      <text:p text:style-name="P19" loext:marker-style-name="T1"><text:span text:style-name="T13">1 <text:s text:c="14"/>SURFACE METEOROLOGICAL DATA, HOURLY AVERAGES <text:s text:c="16"/>012</text:span></text:p>
      <text:p text:style-name="P19" loext:marker-style-name="T1"><text:span text:style-name="T7">1 <text:s text:c="75"/>013</text:span><text:span text:style-name="T7"/></text:p>
      <text:p text:style-name="P19" loext:marker-style-name="T1"><text:span text:style-name="T7">1 <text:s text:c="8"/>THIS DATA SET CONTAINS THE TRUE HOURLY AVERAGES OF ALL <text:s text:c="12"/>014</text:span><text:span text:style-name="T7"/></text:p>
      <text:p text:style-name="P19" loext:marker-style-name="T1"><text:span text:style-name="T7">1 <text:s text:c="4"/>METEOROLOGICAL VARIABLES, INCLUDING RADIATION. THE AVERAGES ARE <text:s text:c="7"/>015</text:span><text:span text:style-name="T7"/></text:p>
      <text:p text:style-name="P19" loext:marker-style-name="T1"><text:span text:style-name="T7">1 <text:s text:c="4"/>CENTERED ON THE HALF-HOUR, AND, EXCEPT FOR DERIVED QUANTITIES, <text:s text:c="8"/>016</text:span><text:span text:style-name="T7"/></text:p>
      <text:p text:style-name="P19" loext:marker-style-name="T1"><text:span text:style-name="T7">1 <text:s text:c="4"/>THE NUMBER OF SAMPLES USED TO COMPUTE EACH HOURLY AVERAGE IS <text:s text:c="10"/>017</text:span><text:span text:style-name="T7"/></text:p>
      <text:p text:style-name="P41" loext:marker-style-name="T1"><text:span text:style-name="T14">1 <text:s text:c="4"/>GIVEN FOR EACH VARIABLE. <text:s text:c="4"/></text:span><text:span text:style-name="T7"><text:s text:c="42"/>018</text:span></text:p>
      <text:p text:style-name="P38" loext:marker-style-name="T1"/>
      <text:p text:style-name="P38" loext:marker-style-name="T1">3.00.02.104_-_3.30.02.102_R_4,1-2,1-2_19740601-19740930-06<text:span text:style-name="T12">4</text:span></text:p>
      <text:p text:style-name="P38" loext:marker-style-name="T1"><text:span text:style-name="T13"/></text:p>
      <text:p text:style-name="P19" loext:marker-style-name="T1"><text:span text:style-name="T7">1GATE 020410S2I1SFCHR00199999760229 <text:s text:c="5"/>UNITED STATES <text:s text:c="4"/>CEDDA,EDS,NOAA <text:s text:c="3"/>001</text:span></text:p>
      <text:p text:style-name="P19" loext:marker-style-name="T1"><text:span text:style-name="T7">131SHIPWEWP <text:s text:c="3"/>JAMES M. GILLISS <text:s text:c="7"/>GS - 7403 DR. PETER L. GROSE <text:s text:c="5"/>1123002</text:span><text:span text:style-name="T7"/></text:p>
      <text:p text:style-name="P39" loext:marker-style-name="T1"><text:span text:style-name="T7"/></text:p>
      <text:p text:style-name="P38" loext:marker-style-name="T1">3.00.02.104_-_3.30.02.102_R_4,1-2,1-2_19740601-19740930-065</text:p>
      <text:p text:style-name="P38" loext:marker-style-name="T1"><text:span text:style-name="T7"/></text:p>
      <text:p text:style-name="P19" loext:marker-style-name="T1"><text:span text:style-name="T7">1GATE 020410S3I2SFCHR00199999760229 <text:s text:c="5"/>UNITED STATES <text:s text:c="4"/>CEDDA,EDS,NOAA <text:s text:c="3"/>001</text:span></text:p>
      <text:p text:style-name="P19" loext:marker-style-name="T1"><text:span text:style-name="T7">131SHIPNPCR <text:s text:c="3"/>DALLAS <text:s text:c="17"/>9999999999DR. MICHAEL GARSTANG <text:s text:c="3"/>1123002</text:span><text:span text:style-name="T7"/></text:p>
      <text:p text:style-name="P39" loext:marker-style-name="T1"><text:span text:style-name="T7"/></text:p>
      <text:p text:style-name="P38" loext:marker-style-name="T1">3.00.02.104_-_3.30.02.102_R_4,1-2,1-2_19740601-19740930-072</text:p>
      <text:p text:style-name="P38" loext:marker-style-name="T1"/>
      <text:p text:style-name="P19" loext:marker-style-name="T1"><text:span text:style-name="T7">1GATE 020410S4I2SFCHR00199999760229 <text:s text:c="5"/>UNITED STATES <text:s text:c="4"/>CEDDA,EDS,NOAA <text:s text:c="3"/>001</text:span></text:p>
      <text:p text:style-name="P19" loext:marker-style-name="T1"><text:span text:style-name="T7">131SHIPWTEP <text:s text:c="3"/>OCEANOGRAPHER <text:s text:c="10"/>9999999999DR. K. J. HANSON <text:s text:c="7"/>1123002</text:span></text:p>
      <text:p text:style-name="P38" loext:marker-style-name="T1"/>
      <text:p text:style-name="P38" loext:marker-style-name="T1">3.00.02.104_-_3.30.02.102_R_4,1-2,1-2_19740601-19740930-07<text:span text:style-name="T12">3</text:span></text:p>
      <text:p text:style-name="P38" loext:marker-style-name="T1"><text:span text:style-name="T7"/></text:p>
      <text:p text:style-name="P19" loext:marker-style-name="T1"><text:span text:style-name="T7">1GATE 020410S1I1SFCHO00199999760229 <text:s text:c="5"/>UNITED STATES <text:s text:c="4"/>CEDDA,EDS,NOAA <text:s text:c="3"/>001</text:span></text:p>
      <text:p text:style-name="P19" loext:marker-style-name="T1"><text:span text:style-name="T7">131SHIPWTER <text:s text:c="3"/>RESEARCHER <text:s text:c="13"/>9999999999DR. JAMES K. SPARKMAN <text:s text:c="2"/>1123002</text:span><text:span text:style-name="T7"/></text:p>
      <text:p text:style-name="P39" loext:marker-style-name="T1"><text:span text:style-name="T7"/></text:p>
      <text:p text:style-name="P42" loext:marker-style-name="T1">3.00.02.104_-_3.30.02.102_R_4,1-2,1-2_19740601-19740930-07<text:span text:style-name="T15">6</text:span></text:p>
      <text:p text:style-name="P42" loext:marker-style-name="T1"><text:span text:style-name="T7"/></text:p>
      <text:p text:style-name="P19" loext:marker-style-name="T1"><text:span text:style-name="T7">1GATE 020410S2I1SFCHO00199999760229 <text:s text:c="5"/>UNITED STATES <text:s text:c="4"/>CEDDA,EDS,NOAA <text:s text:c="3"/>001</text:span></text:p>
      <text:p text:style-name="P19" loext:marker-style-name="T1"><text:span text:style-name="T7">131SHIPWEWP <text:s text:c="3"/>JAMES M. GILLISS <text:s text:c="7"/>GS - 7403 DR. PETER L. GROSE <text:s text:c="5"/>1123002</text:span><text:span text:style-name="T7"/></text:p>
      <text:p text:style-name="P39" loext:marker-style-name="T1"/>
      <text:p text:style-name="P42" loext:marker-style-name="T1">3.00.02.104_-_3.30.02.102_R_4,1-2,1-2_19740601-19740930-07<text:span text:style-name="T15">9</text:span></text:p>
      <text:p text:style-name="P42" loext:marker-style-name="T1"><text:span text:style-name="T7"/></text:p>
      <text:p text:style-name="P19" loext:marker-style-name="T1"><text:span text:style-name="T7">1GATE 020410S3I1SFCHO00199999760229 <text:s text:c="5"/>UNITED STATES <text:s text:c="4"/>CEDDA,EDS,NOAA <text:s text:c="3"/>001</text:span></text:p>
      <text:p text:style-name="P19" loext:marker-style-name="T1"><text:span text:style-name="T7">131SHIPNPCR <text:s text:c="3"/>DALLAS <text:s text:c="17"/>9999999999DR. MICHAEL GARSTANG <text:s text:c="3"/>1123002</text:span><text:span text:style-name="T7"/></text:p>
      <text:p text:style-name="P43" loext:marker-style-name="T1"/>
      <text:p text:style-name="P42" loext:marker-style-name="T1">3.00.02.104_-_3.30.02.102_R_4,1-2,1-2_19740601-19740930-0<text:span text:style-name="T15">81</text:span></text:p>
      <text:p text:style-name="P42" loext:marker-style-name="T1"><text:span text:style-name="T7"/></text:p>
      <text:p text:style-name="P20" loext:marker-style-name="T1"/>
      <text:p text:style-name="P20" loext:marker-style-name="T1"/>
      <text:p text:style-name="P20" loext:marker-style-name="T1"><text:soft-page-break/>1GATE 020410S4I1SFCHO00199999760229 <text:s text:c="5"/>UNITED STATES <text:s text:c="4"/>CEDDA,EDS,NOAA <text:s text:c="3"/>001</text:p>
      <text:p text:style-name="P19" loext:marker-style-name="T1"><text:span text:style-name="T7">131SHIPWTEP <text:s text:c="3"/>OCEANOGRAPHER <text:s text:c="10"/>9999999999DR. K. J. HANSON <text:s text:c="7"/>1123002</text:span><text:span text:style-name="T7"/></text:p>
      <text:p text:style-name="P42" loext:marker-style-name="T1"><text:span text:style-name="T16"/></text:p>
      <text:p text:style-name="P42" loext:marker-style-name="T1">3.00.02.104_-_3.30.02.102_R_4,1-2,1-2_19740601-19740930-0<text:span text:style-name="T15">83</text:span></text:p>
      <text:p text:style-name="P19" loext:marker-style-name="T1"><text:span text:style-name="T7">1GATE 020410S1I1SFC3M00199999760229 <text:s text:c="5"/>UNITED STATES <text:s text:c="4"/>CEDDA,EDS,NOAA <text:s text:c="3"/>001</text:span></text:p>
      <text:p text:style-name="P19" loext:marker-style-name="T1"><text:span text:style-name="T7">131SHIPWTER <text:s text:c="3"/>RESEARCHER <text:s text:c="13"/>9999999999DR. JAMES K. SPARKMAN <text:s text:c="2"/>1123002</text:span><text:span text:style-name="T7"/></text:p>
      <text:p text:style-name="P43" loext:marker-style-name="T1"/>
      <text:p text:style-name="P42" loext:marker-style-name="T1">3.00.02.104_-_3.30.02.102_R_4,1-2,1-2_19740601-19740930-0<text:span text:style-name="T15">86</text:span></text:p>
      <text:p text:style-name="P42" loext:marker-style-name="T1"><text:span text:style-name="T7"/></text:p>
      <text:p text:style-name="P19" loext:marker-style-name="T1"><text:span text:style-name="T7">1GATE 020410S2I1SFC3M00199999760229 <text:s text:c="5"/>UNITED STATES <text:s text:c="4"/>CEDDA,EDS,NOAA <text:s text:c="3"/>001</text:span></text:p>
      <text:p text:style-name="P19" loext:marker-style-name="T1"><text:span text:style-name="T7">131SHIPWEWP <text:s text:c="3"/>JAMES M. GILLISS <text:s text:c="7"/>GS - 7403 DR. PETER L. GROSE <text:s text:c="5"/>1123002</text:span><text:span text:style-name="T7"/></text:p>
      <text:p text:style-name="P43" loext:marker-style-name="T1"><text:span text:style-name="T7"/></text:p>
      <text:p text:style-name="P42" loext:marker-style-name="T1">3.00.02.104_-_3.30.02.102_R_4,1-2,1-2_19740601-19740930-0<text:span text:style-name="T15">89</text:span></text:p>
      <text:p text:style-name="P42" loext:marker-style-name="T1"><text:span text:style-name="T7"/></text:p>
      <text:p text:style-name="P19" loext:marker-style-name="T1"><text:span text:style-name="T7">1GATE 020410S3I1SFC3M00199999760229 <text:s text:c="5"/>UNITED STATES <text:s text:c="4"/>CEDDA,EDS,NOAA <text:s text:c="3"/>001</text:span></text:p>
      <text:p text:style-name="P19" loext:marker-style-name="T1"><text:span text:style-name="T7">131SHIPNPCR <text:s text:c="3"/>DALLAS <text:s text:c="17"/>9999999999DR. MICHAEL GARSTANG <text:s text:c="3"/>1123002</text:span><text:span text:style-name="T7"/></text:p>
      <text:p text:style-name="P43" loext:marker-style-name="T1"><text:span text:style-name="T7"/></text:p>
      <text:p text:style-name="P42" loext:marker-style-name="T1">3.00.02.104_-_3.30.02.102_R_4,1-2,1-2_19740601-19740930-0<text:span text:style-name="T15">91</text:span></text:p>
      <text:p text:style-name="P42" loext:marker-style-name="T1"/>
      <text:p text:style-name="P19" loext:marker-style-name="T1"><text:span text:style-name="T17">1GATE 020410S4I1SFC3M00199999760229 <text:s text:c="5"/>UNITED STATES <text:s text:c="4"/>CEDDA,EDS,NOAA <text:s text:c="3"/>001</text:span></text:p>
      <text:p text:style-name="P19" loext:marker-style-name="T1"><text:span text:style-name="T7">131SHIPWTEP <text:s text:c="3"/>OCEANOGRAPHER <text:s text:c="10"/>9999999999DR. K. J. HANSON <text:s text:c="7"/>1123002</text:span><text:span text:style-name="T7"/></text:p>
      <text:p text:style-name="P43" loext:marker-style-name="T1"/>
      <text:p text:style-name="P42" loext:marker-style-name="T1">3.00.02.104_-_3.30.02.102_R_4,1-2,1-2_19740601-19740930-0<text:span text:style-name="T15">93</text:span></text:p>
      <text:p text:style-name="P42" loext:marker-style-name="T1"/>
      <text:p text:style-name="P44" loext:marker-style-name="T1"><text:span text:style-name="T7">JAMES K. SPARKMAN, DALLAS , OCEANOGRAPHER, RESEARCHER, JAMES M. GILLISS</text:span></text:p>
      <text:p text:style-name="P45" loext:marker-style-name="T1"><text:span text:style-name="T7"/></text:p>
      <text:p text:style-name="P46" loext:marker-style-name="T1"><text:span text:style-name="T15">3.00.02.104_-_3.30.02.102_R_4,1-2,1-2_19740601-19740930-</text:span><text:span text:style-name="T18">100 </text:span><text:span text:style-name="T15">- 1</text:span><text:span text:style-name="T18">10</text:span></text:p>
      <text:p text:style-name="P47" loext:marker-style-name="T1"/>
      <text:p text:style-name="P19" loext:marker-style-name="T1"><text:span text:style-name="T17">0MISCELANEOUS DATA FROM INTERCOMPARISON PHASES AND SOME OTHER TIMES %SAMPLE&lt; 004</text:span></text:p>
      <text:p text:style-name="P19" loext:marker-style-name="T1"><text:span text:style-name="T7">0 <text:s text:c="75"/>005</text:span><text:span text:style-name="T7"/></text:p>
      <text:p text:style-name="P19" loext:marker-style-name="T1"><text:span text:style-name="T7">0 <text:s text:c="26"/>1. RADIATION/METEOR <text:s text:c="29"/>006</text:span><text:span text:style-name="T7"/></text:p>
      <text:p text:style-name="P19" loext:marker-style-name="T1"><text:span text:style-name="T7">0 <text:s text:c="26"/>2. BOOM/PLANET <text:s text:c="34"/>008</text:span></text:p>
      <text:p text:style-name="P19" loext:marker-style-name="T1"><text:span text:style-name="T7">0 <text:s text:c="26"/>3. BULK/METEOR,PLANET,FAY <text:s text:c="23"/>012</text:span></text:p>
      <text:p text:style-name="P19" loext:marker-style-name="T1"><text:span text:style-name="T7">0 <text:s text:c="26"/>4. DRIFT/PLANET <text:s text:c="33"/>014</text:span></text:p>
      <text:p text:style-name="P19" loext:marker-style-name="T1"><text:span text:style-name="T7">0 <text:s text:c="26"/>5. DIGIBAR/PLANET <text:s text:c="31"/>016</text:span></text:p>
      <text:p text:style-name="P19" loext:marker-style-name="T1"><text:span text:style-name="T7">0 <text:s text:c="26"/>6. </text:span><text:span text:style-name="T19">LONGWAVE RADIOMETER SONDE</text:span><text:span text:style-name="T7">/METEOR <text:s text:c="13"/>018</text:span></text:p>
      <text:p text:style-name="P48" loext:marker-style-name="T1"/>
      <text:p text:style-name="P46" loext:marker-style-name="T1"><text:span text:style-name="T15">3.30.21.101_-_3.30.21.101_R_1-5_19740601-19740930-001 - 0</text:span><text:span text:style-name="T18">30</text:span></text:p>
      <text:p text:style-name="P46" loext:marker-style-name="T1"/>
      <text:p text:style-name="P19" loext:marker-style-name="T1"><text:span text:style-name="T20">0 <text:s text:c="7"/>1. DATAFILE <text:s text:c="6"/>M60 - REGISTRATION</text:span><text:span text:style-name="T21">SONDE</text:span><text:span text:style-name="T20"> <text:s/>RV A.DOHRN <text:s text:c="14"/>006</text:span></text:p>
      <text:p text:style-name="P19" loext:marker-style-name="T1"><text:span text:style-name="T7">0 <text:s text:c="7"/>2. DATAFILE <text:s text:c="6"/>VIZ-OMEGA </text:span><text:span text:style-name="T19">SONDE</text:span><text:span text:style-name="T7"> <text:s text:c="9"/>RV A.DOHRN <text:s text:c="14"/>008</text:span></text:p>
      <text:p text:style-name="P19" loext:marker-style-name="T1"><text:span text:style-name="T7">0 <text:s text:c="7"/>3. DATAFILE <text:s text:c="6"/>COMPARISON M60/VIZ-OMEGA RV A.DOHRN <text:s text:c="14"/>010</text:span></text:p>
      <text:p text:style-name="P19" loext:marker-style-name="T1"><text:span text:style-name="T7">0 <text:s text:c="25"/>%TWO </text:span><text:span text:style-name="T19">SONDE</text:span><text:span text:style-name="T7">S AT 1 </text:span><text:span text:style-name="T19">BALLOON</text:span><text:span text:style-name="T7">&lt; <text:s text:c="24"/>011</text:span></text:p>
      <text:p text:style-name="P19" loext:marker-style-name="T1"><text:span text:style-name="T7">0 <text:s text:c="7"/>4. DATAFILE <text:s/>SFC PRESSURE DIGIBAR RV METEOR <text:s text:c="24"/>013</text:span></text:p>
      <text:p text:style-name="P19" loext:marker-style-name="T1"><text:span text:style-name="T7">0 <text:s text:c="7"/>5. DATAFILE <text:s/>BOOMDATA RV PLANET <text:s text:c="36"/>015</text:span></text:p>
      <text:p text:style-name="P49" loext:marker-style-name="T1"><text:span text:style-name="T22"/></text:p>
      <text:p text:style-name="P49" loext:marker-style-name="T1"><text:span text:style-name="T18">3.30.21.101_-_3.30.21.101_R_1-5_19740601-19740930-032 - 03</text:span><text:span text:style-name="T23">7</text:span></text:p>
      <text:p text:style-name="P49" loext:marker-style-name="T1"/>
      <text:p text:style-name="P19" loext:marker-style-name="T1"><text:span text:style-name="T17">0 <text:s text:c="5"/>THIS TAPE NUMBER 971 <text:s/>CONTAINS MISCELANOUS DATA <text:s text:c="22"/>005</text:span></text:p>
      <text:p text:style-name="P19" loext:marker-style-name="T1"><text:span text:style-name="T7">0 <text:s text:c="16"/>FROM DIFFERENT PLATFORMS <text:s text:c="34"/>006</text:span><text:span text:style-name="T7"/></text:p>
      <text:p text:style-name="P19" loext:marker-style-name="T1"><text:span text:style-name="T7">0 <text:s text:c="75"/>007</text:span><text:span text:style-name="T7"/></text:p>
      <text:p text:style-name="P19" loext:marker-style-name="T1"><text:span text:style-name="T7">0 <text:s text:c="5"/>1. DATAFILE <text:s text:c="2"/>UP/DOWN RADARWIND <text:s text:c="8"/>PLANET <text:s text:c="5"/>PH3 <text:s text:c="14"/>008</text:span><text:span text:style-name="T7"/></text:p>
      <text:p text:style-name="P19" loext:marker-style-name="T1"><text:span text:style-name="T7">0 <text:s text:c="5"/>2. DATAFILE <text:s text:c="2"/>UP/DOWN RADARWIND <text:s text:c="8"/>METEOR <text:s text:c="5"/>PH3 <text:s text:c="14"/>009</text:span><text:span text:style-name="T7"/></text:p>
      <text:p text:style-name="P19" loext:marker-style-name="T1"><text:span text:style-name="T7">0 <text:s text:c="5"/>3. DATAFILE <text:s text:c="2"/>DIGITAL RADARDATA <text:s text:c="8"/>PLANET <text:s text:c="5"/>PH3 <text:s text:c="14"/>010</text:span><text:span text:style-name="T7"/></text:p>
      <text:p text:style-name="P19" loext:marker-style-name="T1"><text:span text:style-name="T7">0 <text:s text:c="5"/>4. DATAFILE <text:s text:c="2"/>U/A <text:s/>VIZ-</text:span><text:span text:style-name="T19">SONDE</text:span><text:span text:style-name="T7"> <text:s text:c="11"/>A.DOHRN <text:s text:c="4"/>PH2 <text:s text:c="14"/>011</text:span></text:p>
      <text:p text:style-name="P19" loext:marker-style-name="T1"><text:span text:style-name="T7">0 <text:s text:c="5"/>5. DATAFILE <text:s text:c="2"/>U/A <text:s/>M60-</text:span><text:span text:style-name="T19">SONDE</text:span><text:span text:style-name="T7"> <text:s text:c="11"/>A.DOHRN <text:s text:c="4"/>PH2 <text:s text:c="14"/>012</text:span></text:p>
      <text:p text:style-name="P19" loext:marker-style-name="T1"><text:span text:style-name="T7">0 <text:s text:c="5"/>6. DATAFILE <text:s text:c="2"/>DIGIBAR COR1 <text:s text:c="13"/>METEOR <text:s text:c="5"/>PH1-PH3 <text:s text:c="10"/>013</text:span><text:span text:style-name="T7"/></text:p>
      <text:p text:style-name="P19" loext:marker-style-name="T1"><text:span text:style-name="T7">0 <text:s text:c="5"/>7. DATAFILE <text:s text:c="2"/>DIGIBAR COR2 <text:s text:c="13"/>PLANET <text:s text:c="5"/>PH3 <text:s text:c="14"/>014</text:span><text:span text:style-name="T7"/></text:p>
      <text:p text:style-name="P19" loext:marker-style-name="T1"><text:span text:style-name="T7">0 <text:s text:c="5"/>8. DATAFILE <text:s text:c="2"/>U/A IC COR <text:s text:c="15"/>METEOR <text:s text:c="5"/>IC1-IC3 <text:s text:c="10"/>015</text:span><text:span text:style-name="T7"/></text:p>
      <text:p text:style-name="P19" loext:marker-style-name="T1"><text:span text:style-name="T7">0 <text:s text:c="5"/>9. DATAFILE <text:s text:c="2"/>U/A IC COR <text:s text:c="15"/>PLANET <text:s text:c="5"/>IC3 <text:s text:c="14"/>016</text:span><text:span text:style-name="T7"/></text:p>
      <text:p text:style-name="P48" loext:marker-style-name="T1"/>
      <text:p text:style-name="P46" loext:marker-style-name="T1"><text:soft-page-break/><text:span text:style-name="T15">3.30.21.101_-_3.30.21.101_R_1-5_19740601-19740930-0</text:span><text:span text:style-name="T23">39 </text:span><text:span text:style-name="T15">- 051</text:span></text:p>
      <text:p text:style-name="P44" loext:marker-style-name="T1"><text:span text:style-name="T17"/></text:p>
      <text:p text:style-name="P19" loext:marker-style-name="T1"><text:span text:style-name="T17">0 <text:s text:c="4"/>THIS TAPE NUMBER <text:s/>911 IS A SAMPLE TAPE. <text:s text:c="31"/>005</text:span></text:p>
      <text:p text:style-name="P19" loext:marker-style-name="T1"><text:span text:style-name="T7">0 <text:s text:c="4"/>IT CONTAINS DIFFERENT DATA FROM DIFFERENT PLATFORMS. <text:s text:c="18"/>006</text:span><text:span text:style-name="T7"/></text:p>
      <text:p text:style-name="P19" loext:marker-style-name="T1"><text:span text:style-name="T7">0 <text:s text:c="75"/>007</text:span><text:span text:style-name="T7"/></text:p>
      <text:p text:style-name="P19" loext:marker-style-name="T1"><text:span text:style-name="T7">0 <text:s text:c="3"/>DATA-FILE <text:s/>3 TO 39 <text:s/></text:span><text:span text:style-name="T19">RADIOMETERSONDES</text:span><text:span text:style-name="T7"> %METEOR&lt;, INCLUSIVE <text:s/>THE UPDATED <text:s text:c="2"/>008</text:span></text:p>
      <text:p text:style-name="P19" loext:marker-style-name="T1"><text:span text:style-name="T7">0 <text:s text:c="23"/>IC-FLIGHTS SENT TO YOU IN MAY 1975. <text:s text:c="16"/>009</text:span><text:span text:style-name="T7"/></text:p>
      <text:p text:style-name="P19" loext:marker-style-name="T1"><text:span text:style-name="T7">0 <text:s text:c="3"/>DATA-FILE 40 <text:s text:c="7"/>MET.BUOY SYLVIA <text:s/>%A.DOHRN&lt;, DRIFTING <text:s text:c="8"/>PH IC <text:s/>011</text:span></text:p>
      <text:p text:style-name="P19" loext:marker-style-name="T1"><text:span text:style-name="T7">0 <text:s text:c="3"/>DATA-FILE 41 <text:s text:c="7"/>MET.BUOY SYLVIA <text:s/>%A.DOHRN&lt;, TETHERED <text:s text:c="8"/>PH IC <text:s/>012</text:span><text:span text:style-name="T7"/></text:p>
      <text:p text:style-name="P19" loext:marker-style-name="T1"><text:span text:style-name="T7">0 <text:s text:c="3"/>DATA-FILE 42 TO 45 <text:s/>DUST-MEASUREMENT %METEOR&lt; <text:s text:c="2"/>TOTAL DATA SET <text:s text:c="9"/>014</text:span></text:p>
      <text:p text:style-name="P19" loext:marker-style-name="T1"><text:span text:style-name="T7">0 <text:s text:c="3"/>DATA-FILE 46 <text:s text:c="7"/>UP/DOWN RADARWIND%METEOR&lt; <text:s text:c="19"/>PH 1 <text:s text:c="2"/>016</text:span></text:p>
      <text:p text:style-name="P19" loext:marker-style-name="T1"><text:span text:style-name="T7">0 <text:s text:c="3"/>DATA-FILE 47 <text:s text:c="7"/>UP/DOWN RADARWIND%METEOR&lt; <text:s text:c="19"/>PH 2 <text:s text:c="2"/>017</text:span><text:span text:style-name="T7"/></text:p>
      <text:p text:style-name="P19" loext:marker-style-name="T1"><text:span text:style-name="T7">0 <text:s text:c="3"/>DATA-FILE 48 <text:s text:c="7"/>MET.BUOY 1OM-DATA%METEOR&lt; <text:s text:c="19"/>PH 1 <text:s text:c="2"/>019</text:span></text:p>
      <text:p text:style-name="P48" loext:marker-style-name="T1"/>
      <text:p text:style-name="P49" loext:marker-style-name="T1"><text:span text:style-name="T15">3.30.21.101_-_3.30.21.101_R_1-5_19740601-19740930-051 - 0</text:span><text:span text:style-name="T23">99</text:span></text:p>
      <text:p text:style-name="P49" loext:marker-style-name="T1"/>
      <text:p text:style-name="P19" loext:marker-style-name="T1"><text:span text:style-name="T17">0 <text:s/>THIS TAPE NUMBER WDCA800 CONTAINS DIFFERENT DATA <text:s text:c="25"/>005</text:span></text:p>
      <text:p text:style-name="P19" loext:marker-style-name="T1"><text:span text:style-name="T7">0 <text:s/>FROM DIFFERENT PLATFORMS. <text:s text:c="48"/>006</text:span><text:span text:style-name="T7"/></text:p>
      <text:p text:style-name="P19" loext:marker-style-name="T1"><text:span text:style-name="T7">0 <text:s/>DATA-FILE <text:s text:c="3"/>1 TO 146 <text:s text:c="2"/>UA%OMEGA&lt;,PROCESSED BY GATERS <text:s/>METEOR <text:s/>PH 3 <text:s text:c="6"/>008</text:span></text:p>
      <text:p text:style-name="P19" loext:marker-style-name="T1"><text:span text:style-name="T7">0 <text:s/>DATA-FILE <text:s text:c="8"/>147 <text:s text:c="2"/>TB%CORRECTION DATA&lt; <text:s text:c="11"/>METEOR <text:s/>PH 3,2,1 <text:s text:c="2"/>010</text:span></text:p>
      <text:p text:style-name="P19" loext:marker-style-name="T1"><text:span text:style-name="T7">0 <text:s/>DATA-FILE <text:s text:c="8"/>148 <text:s text:c="2"/>TB%UNCORRECTED DATA&lt; <text:s text:c="10"/>METEOR <text:s/>PH 3,2,1 <text:s text:c="2"/>012</text:span></text:p>
      <text:p text:style-name="P19" loext:marker-style-name="T1"><text:span text:style-name="T7">0 <text:s/>DATA-FILE <text:s text:c="8"/>149 <text:s text:c="2"/>SS%</text:span><text:span text:style-name="T19">STRUCTURESONDE</text:span><text:span text:style-name="T7">&lt; <text:s text:c="12"/>METEOR <text:s/>PH 3 <text:s text:c="6"/>014</text:span></text:p>
      <text:p text:style-name="P19" loext:marker-style-name="T1"><text:span text:style-name="T7">0 <text:s/>DATA-FILE <text:s text:c="8"/>150 <text:s text:c="2"/>SS%</text:span><text:span text:style-name="T19">STRUCTURESONDE</text:span><text:span text:style-name="T7">&lt; <text:s text:c="12"/>PLANET <text:s/>PH 3 <text:s text:c="6"/>016</text:span></text:p>
      <text:p text:style-name="P19" loext:marker-style-name="T1"><text:span text:style-name="T7">0 <text:s/>DATA-FILE <text:s text:c="8"/>151 <text:s text:c="2"/>SS%</text:span><text:span text:style-name="T19">STRUCTURESONDE</text:span><text:span text:style-name="T7">&lt; <text:s text:c="12"/>FAY <text:s text:c="4"/>PH 3 <text:s text:c="6"/>018</text:span></text:p>
      <text:p text:style-name="P19" loext:marker-style-name="T1"><text:span text:style-name="T7">0 <text:s/>DATA-FILE <text:s text:c="8"/>152 <text:s text:c="2"/>PROFILES, MET.BUOY SYLVIA <text:s text:c="5"/>A.DOHRN PH 2 <text:s text:c="6"/>020</text:span></text:p>
      <text:p text:style-name="P50" loext:marker-style-name="T1"><text:span text:style-name="T7">0 <text:s/>DATA-FILE <text:s text:c="8"/>15</text:span><text:span text:style-name="T24">3</text:span><text:span text:style-name="T7"> <text:s text:c="2"/>SS%</text:span><text:span text:style-name="T19">STRUCTURESONDE</text:span><text:span text:style-name="T7">&lt; <text:s text:c="12"/>FAY <text:s text:c="4"/>PH 3</text:span></text:p>
      <text:p text:style-name="P51" loext:marker-style-name="T1"><text:span text:style-name="T25">0 <text:s/>DATA-FILE <text:s text:c="8"/>15</text:span><text:span text:style-name="T26">4</text:span><text:span text:style-name="T25"> <text:s text:c="2"/>PROFILES, MET.BUOY SYLVIA <text:s text:c="5"/>A.DOHRN PH 2</text:span></text:p>
      <text:p text:style-name="P50" loext:marker-style-name="T1"><text:span text:style-name="T7"/></text:p>
      <text:p text:style-name="P49" loext:marker-style-name="T1"><text:span text:style-name="T15">3.30.21.101_-_3.31.02.101_R_6-8,1,1_19740601-19740930-</text:span><text:span text:style-name="T23">001 </text:span><text:span text:style-name="T15">- </text:span><text:span text:style-name="T27">156</text:span></text:p>
      <text:p text:style-name="P49" loext:marker-style-name="T1"/>
      <text:p text:style-name="P19" loext:marker-style-name="T1"><text:span text:style-name="T17">0GATE 210080WDCA0805 <text:s text:c="3"/>05270999999999999FED.REP.OF GERMANYMET.NPC HAMBURG <text:s text:c="2"/>001</text:span></text:p>
      <text:p text:style-name="P19" loext:marker-style-name="T1"><text:span text:style-name="T7">0770114770114999999999999CYBER 76 <text:s text:c="43"/>002</text:span><text:span text:style-name="T7"/></text:p>
      <text:p text:style-name="P19" loext:marker-style-name="T1"><text:span text:style-name="T7">01234567890#'= /STUVWXYZ.%-JKLMNOPQR*);&amp;ABCDEFGHI.&lt;(+! <text:s text:c="22"/>003</text:span><text:span text:style-name="T7"/></text:p>
      <text:p text:style-name="P19" loext:marker-style-name="T1"><text:span text:style-name="T7">0 <text:s text:c="75"/>004</text:span><text:span text:style-name="T7"/></text:p>
      <text:p text:style-name="P19" loext:marker-style-name="T1"><text:span text:style-name="T7">0 <text:s text:c="3"/>THIS TAPE NUMBER <text:s/>WDCA0805 <text:s/>CONTAINS TWO FILES OF BOOM-DATA %A.DOHRN&lt; <text:s text:c="2"/>005</text:span><text:span text:style-name="T7"/></text:p>
      <text:p text:style-name="P19" loext:marker-style-name="T1"><text:span text:style-name="T7">0 <text:s text:c="3"/>AND THE TOTAL DATASET OF RV METEOR <text:s/>U/A-OMEGA SOUNDINGS %5MB-DATA&lt;. <text:s text:c="4"/>006</text:span><text:span text:style-name="T7"/></text:p>
      <text:p text:style-name="P19" loext:marker-style-name="T1"><text:span text:style-name="T7">0 <text:s text:c="5"/>DATA-FILE <text:s text:c="4"/>1 <text:s text:c="8"/>PH2 <text:s text:c="3"/>BOOM-DATA <text:s/>RV A.DOHRN <text:s text:c="17"/>009</text:span></text:p>
      <text:p text:style-name="P19" loext:marker-style-name="T1"><text:span text:style-name="T7">0 <text:s text:c="5"/>DATA-FILE <text:s text:c="4"/>2 <text:s text:c="8"/>IC2A <text:s text:c="2"/>BOOM-DATA <text:s/>RV A.DOHRN <text:s text:c="17"/>011</text:span></text:p>
      <text:p text:style-name="P19" loext:marker-style-name="T1"><text:span text:style-name="T7">0 <text:s text:c="5"/>DATA-FILE <text:s text:c="4"/>3 TO 114 <text:s/>PH1 <text:s text:c="3"/>U/A-OMEGA <text:s/>RV METEOR <text:s/>%FROM GATERS&lt; <text:s text:c="3"/>013</text:span></text:p>
      <text:p text:style-name="P19" loext:marker-style-name="T1"><text:span text:style-name="T7">0 <text:s text:c="5"/>DATA-FILE <text:s text:c="2"/>115 TO 234 <text:s/>PH2 <text:s text:c="3"/>U/A-OMEGA <text:s/>RV METEOR <text:s/>%FROM GATERS&lt; <text:s text:c="3"/>015</text:span></text:p>
      <text:p text:style-name="P19" loext:marker-style-name="T1"><text:span text:style-name="T7">0 <text:s text:c="5"/>DATA-FILE <text:s text:c="2"/>235 TO 383 <text:s/>PH3 <text:s text:c="3"/>U/A-OMEGA <text:s/>RV METEOR <text:s/>%FROM GATERS&lt; <text:s text:c="3"/>017</text:span></text:p>
      <text:p text:style-name="P19" loext:marker-style-name="T1"><text:span text:style-name="T7">0 <text:s text:c="75"/>019</text:span></text:p>
      <text:p text:style-name="P19" loext:marker-style-name="T1"><text:span text:style-name="T7">0 A T T E N T I O N <text:s text:c="57"/>020</text:span></text:p>
      <text:p text:style-name="P19" loext:marker-style-name="T1"><text:span text:style-name="T7">0 ################# <text:s text:c="57"/>021</text:span></text:p>
      <text:p text:style-name="P19" loext:marker-style-name="T1"><text:span text:style-name="T7">0 <text:s text:c="5"/>THE DATASET <text:s/>U/A-OMEGA RV METEOR IS A CORRECTED DATASET. <text:s text:c="13"/>022</text:span><text:span text:style-name="T7"/></text:p>
      <text:p text:style-name="P19" loext:marker-style-name="T1"><text:span text:style-name="T7">0 <text:s text:c="5"/>PLEASE DELETE THE DATASET FROM DISTRIBUTION <text:s/>25.NOV.1976. <text:s text:c="12"/>023</text:span><text:span text:style-name="T7"/></text:p>
      <text:p text:style-name="P52" loext:marker-style-name="T1"/>
      <text:p text:style-name="P49" loext:marker-style-name="T1"><text:span text:style-name="T15">3.30.21.101_-_3.31.02.101_R_6-8,1,1_19740601-19740930-15</text:span><text:span text:style-name="T23">7 </text:span><text:span text:style-name="T15">- </text:span><text:span text:style-name="T28">540</text:span></text:p>
      <text:p text:style-name="P53" loext:marker-style-name="T1"/>
      <text:p text:style-name="P54" loext:marker-style-name="T1"><text:span text:style-name="T17">1 <text:s text:c="7"/>HIGH RESOLUTION SURFACE METEOROLOGICAL DATA, 4-SECOND AVERAGES <text:s text:c="5"/>012</text:span></text:p>
      <text:p text:style-name="P54" loext:marker-style-name="T1"><text:span text:style-name="T7">1 <text:s text:c="75"/>013</text:span></text:p>
      <text:p text:style-name="P54" loext:marker-style-name="T1"><text:span text:style-name="T17">1 <text:s text:c="8"/>THIS DATA SET CONTAINS THE 4-SECOND AVERAGES FOR SHIP SPEED AND <text:s text:c="3"/>014</text:span></text:p>
      <text:p text:style-name="P19" loext:marker-style-name="T1"><text:span text:style-name="T7">1 <text:s text:c="4"/>HEADING AND ALL METEOROLOGICAL VARIABLES. RADIATION PARAMETERS <text:s text:c="8"/>015</text:span><text:span text:style-name="T7"/></text:p>
      <text:p text:style-name="P19" loext:marker-style-name="T1"><text:span text:style-name="T7">1 <text:s text:c="4"/>ARE NOT INCLUDED IN THIS DATA SET. <text:s text:c="36"/>016</text:span><text:span text:style-name="T7"/></text:p>
      <text:p text:style-name="P55" loext:marker-style-name="T1"/>
      <text:p text:style-name="P56" loext:marker-style-name="T1"><text:span text:style-name="T15">R</text:span>ESEARCHER</text:p>
      <text:p text:style-name="P56" loext:marker-style-name="T1"/>
      <text:p text:style-name="P49" loext:marker-style-name="T1"><text:span text:style-name="T15">3.31.02.101_-_3.31.02.101_R_2-6_19740601-19740930-0</text:span><text:span text:style-name="T29">01 </text:span><text:span text:style-name="T15">- 020</text:span></text:p>
      <text:p text:style-name="P57" loext:marker-style-name="T1"><text:span text:style-name="T30">3.31.02.101_-_3.31.02.101_R_7-11_19740601-19740930-001 - 020</text:span></text:p>
      <text:p text:style-name="P57" loext:marker-style-name="T1"><text:span text:style-name="T17"/></text:p>
      <text:p text:style-name="P58" loext:marker-style-name="T1"/>
      <text:p text:style-name="P59" loext:marker-style-name="T1"><text:span text:style-name="T15">G</text:span>ILLIS</text:p>
      <text:p text:style-name="P58" loext:marker-style-name="T1"/>
      <text:p text:style-name="P60" loext:marker-style-name="T1"><text:span text:style-name="T15">3.31.02.101_-_3.31.02.101_R_12-16_19740601-19740930-001 - 0</text:span><text:span text:style-name="T31">20</text:span></text:p>
      <text:p text:style-name="P61" loext:marker-style-name="T1"><text:span text:style-name="T17"/></text:p>
      <text:p text:style-name="P58" loext:marker-style-name="T1"><text:span text:style-name="T15">D</text:span>ALLAS</text:p>
      <text:p text:style-name="P58" loext:marker-style-name="T1"/>
      <text:p text:style-name="P60" loext:marker-style-name="T1"><text:span text:style-name="T15">3.31.02.101_-_3.31.02.101_R_17-21_19740601-19740930-00</text:span><text:span text:style-name="T32">1 </text:span><text:span text:style-name="T15">- 0</text:span><text:span text:style-name="T32">20</text:span></text:p>
      <text:p text:style-name="P61" loext:marker-style-name="T1"><text:span text:style-name="T17"/></text:p>
      <text:p text:style-name="P56" loext:marker-style-name="T1"><text:span text:style-name="T15">O</text:span>CEANOGRAPHER</text:p>
      <text:p text:style-name="P62" loext:marker-style-name="T1"/>
      <text:p text:style-name="P49" loext:marker-style-name="T1"><text:span text:style-name="T15">3.31.02.101_-_3.31.02.101_R_22-26_19740601-19740930-001 - 0</text:span><text:span text:style-name="T33">20</text:span></text:p>
      <text:p text:style-name="P49" loext:marker-style-name="T1"><text:span text:style-name="T15">3.31.02.101_-_3.31.02.101_R_27-31_19740601-19740930-001 - 0</text:span><text:span text:style-name="T33">20</text:span></text:p>
      <text:p text:style-name="P49" loext:marker-style-name="T1"><text:span text:style-name="T17"/></text:p>
      <text:p text:style-name="P56" loext:marker-style-name="T1"><text:span text:style-name="T15">G</text:span>ILLIS</text:p>
      <text:p text:style-name="P56" loext:marker-style-name="T1"/>
      <text:p text:style-name="P63" loext:marker-style-name="T1"><text:span text:style-name="T15">3.31.02.101_-_3.31.02.101_R_32-36_19740601-19740930-001</text:span></text:p>
      <text:p text:style-name="P49" loext:marker-style-name="T1"><text:span text:style-name="T15">..</text:span></text:p>
      <text:p text:style-name="P49" loext:marker-style-name="T1"><text:span text:style-name="T15">3.31.02.101_-_3.31.02.101_R_32-36_19740601-19740930-001</text:span></text:p>
      <text:p text:style-name="P49" loext:marker-style-name="T1"/>
      <text:p text:style-name="P64" loext:marker-style-name="T1"><text:span text:style-name="T15">O</text:span>CEANOGRAPHER</text:p>
      <text:p text:style-name="P65" loext:marker-style-name="T1"/>
      <text:p text:style-name="P49" loext:marker-style-name="T1"><text:span text:style-name="T15">3.31.02.101_-_3.31.02.101_R_37-41_19740601-19740930-00</text:span><text:span text:style-name="T30">1 - 020</text:span></text:p>
      <text:p text:style-name="P64" loext:marker-style-name="T1"/>
      <text:p text:style-name="P64" loext:marker-style-name="T1"><text:span text:style-name="T15">RESEARCHER</text:span></text:p>
      <text:p text:style-name="P64" loext:marker-style-name="T1"/>
      <text:p text:style-name="P49" loext:marker-style-name="T1"><text:span text:style-name="T15">3.31.02.101_-_3.31.02.101_R_42-46_19740601-19740930-00</text:span><text:span text:style-name="T30">1 - 003</text:span></text:p>
      <text:p text:style-name="P49" loext:marker-style-name="T1"/>
      <text:p text:style-name="P66" loext:marker-style-name="T1">GILLIS</text:p>
      <text:p text:style-name="P67" loext:marker-style-name="T1"/>
      <text:p text:style-name="P49" loext:marker-style-name="T1"><text:span text:style-name="T30">3.31.02.101_-_3.31.02.101_R_47-51_19740601-19740930-001 - 020</text:span></text:p>
      <text:p text:style-name="P49" loext:marker-style-name="T1"/>
      <text:p text:style-name="P66" loext:marker-style-name="T1">DALLAS</text:p>
      <text:p text:style-name="P67" loext:marker-style-name="T1"/>
      <text:p text:style-name="P49" loext:marker-style-name="T1"><text:span text:style-name="T30">3.31.02.101_-_3.31.02.101_R_52-56_19740601-19740930-001 - 020</text:span></text:p>
      <text:p text:style-name="P49" loext:marker-style-name="T1"><text:span text:style-name="T30">3.31.02.101_-_3.31.02.101_R_57-61_19740601-19740930-001 - 020</text:span></text:p>
      <text:p text:style-name="P49" loext:marker-style-name="T1"/>
      <text:p text:style-name="P66" loext:marker-style-name="T1">RESEARCHER</text:p>
      <text:p text:style-name="P67" loext:marker-style-name="T1"/>
      <text:p text:style-name="P49" loext:marker-style-name="T1"><text:span text:style-name="T30">3.31.02.101_-_3.31.02.101_R_62-66_19740601-19740930-001 - 020</text:span></text:p>
      <text:p text:style-name="P49" loext:marker-style-name="T1"><text:span text:style-name="T30">3.31.02.101_-_3.31.02.101_R_67-71_19740601-19740930-001 - 020</text:span></text:p>
      <text:p text:style-name="P49" loext:marker-style-name="T1"/>
      <text:p text:style-name="P66" loext:marker-style-name="T1">GILLIS</text:p>
      <text:p text:style-name="P67" loext:marker-style-name="T1"/>
      <text:p text:style-name="P49" loext:marker-style-name="T1"><text:span text:style-name="T30">3.31.02.101_-_3.31.02.101_R_72-76_19740601-19740930-001 - 020</text:span></text:p>
      <text:p text:style-name="P49" loext:marker-style-name="T1"/>
      <text:p text:style-name="P66" loext:marker-style-name="T1">DALLAS</text:p>
      <text:p text:style-name="P67" loext:marker-style-name="T1"/>
      <text:p text:style-name="P49" loext:marker-style-name="T1"><text:span text:style-name="T30">3.31.02.101_-_3.31.02.101_R_77-81_19740601-19740930-001 - 020</text:span></text:p>
      <text:p text:style-name="P49" loext:marker-style-name="T1"><text:span text:style-name="T34"/></text:p>
      <text:p text:style-name="P68" loext:marker-style-name="T1"><text:span text:style-name="T11"/></text:p>
      <text:p text:style-name="P69" loext:marker-style-name="T1"><text:toc-mark-start text:id="IMark105553237479776" text:outline-level="1"/><text:span text:style-name="T11">3.31.02.101-3.33.02.101_19740601-19740930</text:span><text:toc-mark-end text:id="IMark105553237479776"/></text:p>
      <text:p text:style-name="P70" loext:marker-style-name="T1"><text:span text:style-name="T11"/></text:p>
      <text:p text:style-name="P19" loext:marker-style-name="T1"><text:span text:style-name="T7">0 <text:s text:c="9"/>THIS TAPE CONTAINS SURFACE METEOROLOGICAL OBSERVATIONS <text:s text:c="11"/>008</text:span></text:p>
      <text:p text:style-name="P19" loext:marker-style-name="T1"><text:span text:style-name="T7">0 <text:s text:c="9"/>FROM THE CANADIAN PLATFORM SHIP CCGS QUADRA <text:s text:c="22"/>009</text:span><text:span text:style-name="T7"/></text:p>
      <text:p text:style-name="P20" loext:marker-style-name="T1"/>
      <text:p text:style-name="P41" loext:marker-style-name="T1"><text:span text:style-name="T35">3.31.13.103_-_3.31.25.101_R_2,1-2,1,1_19740601-19740930-001 </text:span><text:span text:style-name="T7">- 0</text:span><text:span text:style-name="T36">16</text:span></text:p>
      <text:p text:style-name="P41" loext:marker-style-name="T1"><text:span text:style-name="T37"/></text:p>
      <text:p text:style-name="P19" loext:marker-style-name="T1"><text:span text:style-name="T37">0 <text:s text:c="20"/>1. DATAFILE METEOR <text:s text:c="36"/>006</text:span></text:p>
      <text:p text:style-name="P19" loext:marker-style-name="T1"><text:span text:style-name="T7">0 <text:s text:c="20"/>2. DATAFILE PLANET <text:s text:c="36"/>008</text:span></text:p>
      <text:p text:style-name="P19" loext:marker-style-name="T1"><text:span text:style-name="T7">0 <text:s text:c="20"/>3. DATAFILE ANTON DOHRN <text:s text:c="31"/>010</text:span></text:p>
      <text:p text:style-name="P19" loext:marker-style-name="T1"><text:span text:style-name="T7">0 <text:s text:c="20"/>4. DATAFILE MERCHANT SHIPS <text:s text:c="28"/>012</text:span></text:p>
      <text:p text:style-name="P19" loext:marker-style-name="T1"><text:span text:style-name="T37"/></text:p>
      <text:p text:style-name="P71" loext:marker-style-name="T1"><text:span text:style-name="T38">3.31.13.103_-_3.31.25.101_R_2,1-2,1,1_19740601-19740930-01</text:span><text:span text:style-name="T39">7</text:span><text:span text:style-name="T38"> </text:span><text:span text:style-name="T37">- 0</text:span><text:span text:style-name="T36">20</text:span></text:p>
      <text:p text:style-name="P41" loext:marker-style-name="T1"><text:span text:style-name="T37"/></text:p>
      <text:p text:style-name="P19" loext:marker-style-name="T1"><text:span text:style-name="T37">1 GATE250110SURF.METEOR.00001750520104000 <text:s text:c="3"/>USSR <text:s text:c="11"/>NIIGMI-MCD <text:s text:c="5"/>001</text:span></text:p>
      <text:p text:style-name="P19" loext:marker-style-name="T1"><text:span text:style-name="T7">131SHIP <text:s text:c="3"/>UPUI PROFESSOR VIZE</text:span></text:p>
      <text:p text:style-name="P19" loext:marker-style-name="T1"><text:span text:style-name="T7">131SHIP <text:s text:c="3"/>EREH PRIBOY</text:span></text:p>
      <text:p text:style-name="P19" loext:marker-style-name="T1"><text:span text:style-name="T7">131SHIP <text:s text:c="3"/>EREI OCEAN</text:span></text:p>
      <text:p text:style-name="P19" loext:marker-style-name="T1"><text:span text:style-name="T7">131SHIP <text:s text:c="3"/>EREA MUSSON</text:span></text:p>
      <text:p text:style-name="P19" loext:marker-style-name="T1"><text:span text:style-name="T7">131SHIP <text:s text:c="3"/>EREU ERNST KRENKEL</text:span></text:p>
      <text:p text:style-name="P19" loext:marker-style-name="T1"><text:span text:style-name="T7">131SHIP <text:s text:c="8"/>SEMEN DEZHNEV</text:span></text:p>
      <text:p text:style-name="P19" loext:marker-style-name="T1"><text:span text:style-name="T7">131SHIP <text:s text:c="3"/>EREB VOLNA</text:span></text:p>
      <text:p text:style-name="P19" loext:marker-style-name="T1"><text:span text:style-name="T7">131SHIP <text:s text:c="3"/>UHQS ACADEMIC KOROLOV</text:span></text:p>
      <text:p text:style-name="P19" loext:marker-style-name="T1"><text:span text:style-name="T7">131SHIP <text:s text:c="3"/>UMFW PROFESSOR ZUBOV</text:span></text:p>
      <text:p text:style-name="P19" loext:marker-style-name="T1"><text:span text:style-name="T7">131SHIP <text:s text:c="3"/>ERES PASSAT</text:span></text:p>
      <text:p text:style-name="P19" loext:marker-style-name="T1"><text:span text:style-name="T7">131SHIP <text:s text:c="3"/>UBLF ACADEMIC KURCHATOV</text:span></text:p>
      <text:p text:style-name="P19" loext:marker-style-name="T1"><text:span text:style-name="T7">131SHIP <text:s text:c="3"/>UQIH M.LOMONOSOV</text:span></text:p>
      <text:p text:style-name="P19" loext:marker-style-name="T1"><text:span text:style-name="T7">131SHIP <text:s text:c="3"/>UZGH PORYV</text:span></text:p>
      <text:p text:style-name="P19" loext:marker-style-name="T1"><text:span text:style-name="T7"/></text:p>
      <text:p text:style-name="P72" loext:marker-style-name="T1"><text:span text:style-name="T7">3.31.13.103_-_3.31.25.101_R_2,1-2,1,1_19740601-19740930-024 - </text:span><text:span text:style-name="T36">037</text:span></text:p>
      <text:p text:style-name="P72" loext:marker-style-name="T1"><text:span text:style-name="T7"/></text:p>
      <text:p text:style-name="P19" loext:marker-style-name="T1"><text:span text:style-name="T7">131SHIP <text:s text:c="3"/>UPUI PROFESSOR VIZE</text:span></text:p>
      <text:p text:style-name="P19" loext:marker-style-name="T1"><text:span text:style-name="T7">131SHIP <text:s text:c="3"/>EREI OCEAN</text:span></text:p>
      <text:p text:style-name="P73" loext:marker-style-name="T1"><text:span text:style-name="T7">131SHIP <text:s text:c="3"/>EREA MUSSON</text:span></text:p>
      <text:p text:style-name="P73" loext:marker-style-name="T1"><text:span text:style-name="T7">131SHIP <text:s text:c="3"/>EREU ERNST KRENKEL </text:span></text:p>
      <text:p text:style-name="P73" loext:marker-style-name="T1"><text:span text:style-name="T7">131SHIP <text:s text:c="8"/>SEMEN DEZHNEV</text:span></text:p>
      <text:p text:style-name="P73" loext:marker-style-name="T1"><text:span text:style-name="T7">131SHIP <text:s text:c="3"/>EREB VOLNA </text:span></text:p>
      <text:p text:style-name="P73" loext:marker-style-name="T1"><text:span text:style-name="T7">131SHIP <text:s text:c="3"/>UHQS ACADEMIC KOROLOV</text:span></text:p>
      <text:p text:style-name="P73" loext:marker-style-name="T1"><text:span text:style-name="T7">131SHIP <text:s text:c="3"/>UMFW PROFESSOR ZUBOV</text:span></text:p>
      <text:p text:style-name="P73" loext:marker-style-name="T1"><text:span text:style-name="T7">131SHIP <text:s text:c="3"/>ERES PASSAT </text:span></text:p>
      <text:p text:style-name="P73" loext:marker-style-name="T1"><text:span text:style-name="T7">131SHIP <text:s text:c="3"/>UBLF ACADEMIC KURCHATOV</text:span></text:p>
      <text:p text:style-name="P73" loext:marker-style-name="T1"><text:span text:style-name="T7">131SHIP <text:s text:c="3"/>UQIH M.LOMONOSOV</text:span></text:p>
      <text:p text:style-name="P73" loext:marker-style-name="T1"><text:span text:style-name="T7">131SHIP <text:s text:c="3"/>UZGH PORYV</text:span></text:p>
      <text:p text:style-name="P73" loext:marker-style-name="T1"><text:span text:style-name="T7">131SHIP <text:s text:c="3"/>UPUI PROFESSOR VIZE</text:span></text:p>
      <text:p text:style-name="P74" loext:marker-style-name="T1"><text:span text:style-name="T7">131SHIP <text:s text:c="3"/>EREI OKEAN</text:span></text:p>
      <text:p text:style-name="P74" loext:marker-style-name="T1"><text:span text:style-name="T7">131SHIP <text:s text:c="3"/>EREH PRIBOY</text:span></text:p>
      <text:p text:style-name="P74" loext:marker-style-name="T1"><text:span text:style-name="T7"/></text:p>
      <text:p text:style-name="P75" loext:marker-style-name="T1"><text:span text:style-name="T40">3.31.25.101_-_3.31.25.101_R_2-6_19740601-19740930-001 - 068</text:span></text:p>
      <text:p text:style-name="P19" loext:marker-style-name="T1"><text:span text:style-name="T7"/></text:p>
      <text:p text:style-name="P19" loext:marker-style-name="T1"><text:span text:style-name="T7">0 THIS TAPE CONTAINS SURFACE OBSERVATIONS DATA ON BOARD NOC ALMIRANTE SALDANH004</text:span></text:p>
      <text:p text:style-name="P19" loext:marker-style-name="T1"><text:span text:style-name="T7">0A. THIS TAPE CONTAINS ONE FILE WITH OBSERVATIONS DURING THE GATE FASES. ALL 005</text:span><text:span text:style-name="T7"/></text:p>
      <text:p text:style-name="P19" loext:marker-style-name="T1"><text:span text:style-name="T7">0THE FLAGS WERE NOT RAISED. THE FIED QUADRANT OF GLOBE WAS SUBSTITUTED BY THE006</text:span><text:span text:style-name="T7"/></text:p>
      <text:p text:style-name="P19" loext:marker-style-name="T1"><text:span text:style-name="T7">0 FIELD OCTANT OF GLOBE. ELETRONIC DATA PROCESSING RESPONSABILITY : SYSTEMS <text:s/>007</text:span><text:span text:style-name="T7"/></text:p>
      <text:p text:style-name="P76" loext:marker-style-name="T1">0 ENGINEER SERGIO COSTA PINTO.</text:p>
      <text:p text:style-name="P77" loext:marker-style-name="T1"/>
      <text:p text:style-name="P77" loext:marker-style-name="T1"><text:span text:style-name="T41">plus</text:span></text:p>
      <text:p text:style-name="P78" loext:marker-style-name="T1"><text:s text:c="2"/></text:p>
      <text:p text:style-name="P79" loext:marker-style-name="T1"><text:span text:style-name="T7">131SHIPXCYT <text:s text:c="3"/></text:span><text:span text:style-name="T42">NHI SIRIUS </text:span><text:span text:style-name="T43">and </text:span><text:span text:style-name="T7">R/V MARIANO MATAMOROS</text:span></text:p>
      <text:p text:style-name="P41" loext:marker-style-name="T1"><text:span text:style-name="T7">3.31.34.101_-_3.31.39.101_R_1-4,1_19740601-19740930-001 - 032</text:span></text:p>
      <text:p text:style-name="P75" loext:marker-style-name="T1"><text:span text:style-name="T1"/></text:p>
      <text:p text:style-name="P19" loext:marker-style-name="T1"><text:soft-page-break/><text:span text:style-name="T7">1 GATE020410 <text:s/>RADIOSONDE 100476 5 7 83945 <text:s text:c="11"/>U.S.A. <text:s text:c="3"/>CEDDA EDS NOAA001</text:span></text:p>
      <text:p text:style-name="P19" loext:marker-style-name="T1"><text:span text:style-name="T7">151BLLN42311716 <text:s text:c="9"/>VLF </text:span><text:span text:style-name="T19">RADIOSONDE</text:span><text:span text:style-name="T7"> <text:s text:c="5"/>10049999999999999999999999991323002</text:span></text:p>
      <text:p text:style-name="P19" loext:marker-style-name="T1"><text:span text:style-name="T7">131SHIP <text:s text:c="3"/>WTER <text:s text:c="13"/>RESEARCHER</text:span></text:p>
      <text:p text:style-name="P76" loext:marker-style-name="T1">131SHIP <text:s text:c="3"/>NPCR <text:s text:c="17"/>DALLAS</text:p>
      <text:p text:style-name="P80" loext:marker-style-name="T1">131SHIP <text:s text:c="3"/>WEWP <text:s text:c="16"/>GILLISS</text:p>
      <text:p text:style-name="P80" loext:marker-style-name="T1">131SHIP <text:s text:c="3"/>NIDR <text:s text:c="15"/>VANGUARD</text:p>
      <text:p text:style-name="P80" loext:marker-style-name="T1">131SHIP <text:s text:c="3"/>WTEP <text:s text:c="13"/>OCEANOGRPR</text:p>
      <text:p text:style-name="P80" loext:marker-style-name="T1"/>
      <text:p text:style-name="P41" loext:marker-style-name="T1"><text:span text:style-name="T7">3.32.02.101_-_3.32.03.102_R_1-2,1-3_19740601-19740930-001 - </text:span><text:span text:style-name="T44">1571</text:span></text:p>
      <text:p text:style-name="P19" loext:marker-style-name="T1"><text:span text:style-name="T7"/></text:p>
      <text:p text:style-name="P19" loext:marker-style-name="T1"><text:span text:style-name="T7">0 THIS TAPE CONTAINS UPPER AIR DATA OBTAINED BY OBSERVERS DURING PHASE <text:s text:c="5"/>006</text:span></text:p>
      <text:p text:style-name="P19" loext:marker-style-name="T1"><text:span text:style-name="T7">0 THREE OF GATE,EXCLUDING THE HIGH PRIORITY DAYS DATA AND INTERCOMPARISON <text:s text:c="3"/>007</text:span><text:span text:style-name="T7"/></text:p>
      <text:p text:style-name="P19" loext:marker-style-name="T1"><text:span text:style-name="T7">0 DATA. RADAR WINDS ARE INCLUDED FOR 1731Z ON 5 SEPTEMBER AND 1414Z,1449Z, <text:s text:c="2"/>008</text:span><text:span text:style-name="T7"/></text:p>
      <text:p text:style-name="P19" loext:marker-style-name="T1"><text:span text:style-name="T7">0 1726Z ON 12 SEPTEMBER. THESE ARE CORRECTIONS TO THE HIGH PRIORITY DAYS <text:s text:c="4"/>009</text:span><text:span text:style-name="T7"/></text:p>
      <text:p text:style-name="P19" loext:marker-style-name="T1"><text:span text:style-name="T7">0 DATA SET. ALSO THE ASCENT AT 1724Z ON 13 SEPTEMBER IS ADDITIONAL TO THE <text:s text:c="3"/>010</text:span><text:span text:style-name="T7"/></text:p>
      <text:p text:style-name="P19" loext:marker-style-name="T1"><text:span text:style-name="T7">0 ABOVE DATA SET. TWO PHOTOTRACKED LOW LEVEL WIND ASCENTS LAUNCHED FROM FAY <text:s/>011</text:span><text:span text:style-name="T7"/></text:p>
      <text:p text:style-name="P19" loext:marker-style-name="T1"><text:span text:style-name="T7">0 ON 5 SEPT. AT 1035Z AND 1635Z ARE ALSO INCLUDED. <text:s text:c="26"/>012</text:span><text:span text:style-name="T7"/></text:p>
      <text:p text:style-name="P19" loext:marker-style-name="T1"><text:span text:style-name="T7">0 <text:s/>THE FOLLOWING OBSERVERS FROM IMPERIAL COLLEGE ATMOSPHERIC PHYSICS GROUP <text:s text:c="2"/>013</text:span><text:span text:style-name="T7"/></text:p>
      <text:p text:style-name="P19" loext:marker-style-name="T1"><text:span text:style-name="T7">0 <text:s/>PARTICIPATED IN PHASE 3 ABOARD THE SHIPS DESIGNATED 0 <text:s text:c="20"/>014</text:span><text:span text:style-name="T7"/></text:p>
      <text:p text:style-name="P19" loext:marker-style-name="T1"><text:span text:style-name="T7">0 <text:s text:c="4"/>DR. H. T. BULL <text:s text:c="3"/>- HMS HECLA <text:s/>GATE POSITION 29 <text:s text:c="23"/>015</text:span><text:span text:style-name="T7"/></text:p>
      <text:p text:style-name="P19" loext:marker-style-name="T1"><text:span text:style-name="T7">0 <text:s text:c="4"/>DR. K. J. BIGNELL - HMS HECLA <text:s/>GATE POSITION 29 <text:s text:c="23"/>016</text:span><text:span text:style-name="T7"/></text:p>
      <text:p text:style-name="P19" loext:marker-style-name="T1"><text:span text:style-name="T7">0 <text:s text:c="4"/>MR. W. S. STEER <text:s text:c="2"/>- HMS HECLA <text:s/>GATE POSITION 29 <text:s text:c="23"/>017</text:span><text:span text:style-name="T7"/></text:p>
      <text:p text:style-name="P19" loext:marker-style-name="T1"><text:span text:style-name="T7">0 <text:s text:c="4"/>DR. P. A. MORGAN <text:s/>R/V H.J.W. FAY <text:s/>GATE POSITION 28A <text:s text:c="19"/>018</text:span><text:span text:style-name="T7"/></text:p>
      <text:p text:style-name="P19" loext:marker-style-name="T1"><text:span text:style-name="T7">0 <text:s text:c="4"/>MR. P. M. KENT <text:s text:c="3"/>- R/V DISCOVERY <text:s/>ROVING GATE B-SCALE AREA <text:s text:c="11"/>019</text:span><text:span text:style-name="T7"/></text:p>
      <text:p text:style-name="P19" loext:marker-style-name="T1"><text:span text:style-name="T7">0 <text:s text:c="4"/>MR. J. A. ADEDOKUN - BDC BIDASSOA <text:s/>GATE POSITION 6 <text:s text:c="20"/>020</text:span><text:span text:style-name="T7"/></text:p>
      <text:p text:style-name="P19" loext:marker-style-name="T1"><text:span text:style-name="T7">0 <text:s text:c="4"/>MR. J. T. JAMES <text:s text:c="2"/>- BDC BIDASSOA <text:s/>GATE POSITION 6 <text:s text:c="21"/>021</text:span><text:span text:style-name="T7"/></text:p>
      <text:p text:style-name="P76" loext:marker-style-name="T1"/>
      <text:p text:style-name="P41" loext:marker-style-name="T1"><text:span text:style-name="T7">3.32.03.102_-_3.32.04.101_R_4,2-4,1_19740601-19740930-001 </text:span><text:span text:style-name="T35">- 0</text:span><text:span text:style-name="T45">09</text:span></text:p>
      <text:p text:style-name="P81" loext:marker-style-name="T1"><text:span text:style-name="T7"/></text:p>
      <text:p text:style-name="P19" loext:marker-style-name="T1"><text:span text:style-name="T7">0 THIS TAPE CONTAINS UPPER-AIR DATA AT 5MB. RESOLUTION MEASURED FROM THE U.K.004</text:span></text:p>
      <text:p text:style-name="P76" loext:marker-style-name="T1">0 SHIP ENDURER DURING GATE. <text:s text:c="49"/>005</text:p>
      <text:p text:style-name="P76" loext:marker-style-name="T1"/>
      <text:p text:style-name="P19" loext:marker-style-name="T1"><text:span text:style-name="T7">1 GATE030181 <text:s/>RADIOSONDE 7053761017 52147 <text:s text:c="2"/>UNITED KINGDOM <text:s text:c="2"/>MET OFFICE (NPC)001</text:span></text:p>
      <text:p text:style-name="P19" loext:marker-style-name="T1"><text:span text:style-name="T7">151BLLN41410017 <text:s text:c="9"/>VLF </text:span><text:span text:style-name="T19">RADIOSONDE</text:span><text:span text:style-name="T7"> <text:s text:c="5"/>70539999999999999999999999991312002</text:span></text:p>
      <text:p text:style-name="P19" loext:marker-style-name="T1"><text:span text:style-name="T7">131SHIP <text:s text:c="3"/>GUDU <text:s text:c="13"/>ENDURER <text:s text:c="3"/>999999999J. FLAWN <text:s text:c="15"/>9999003</text:span></text:p>
      <text:p text:style-name="P76" loext:marker-style-name="T1"/>
      <text:p text:style-name="P19" loext:marker-style-name="T1"><text:span text:style-name="T7">1 GATE030181 <text:s/>RADIOSONDE 6020761014220331 <text:s text:c="2"/>UNITED KINGDOM <text:s text:c="2"/>MET OFFICE (NPC)001</text:span></text:p>
      <text:p text:style-name="P19" loext:marker-style-name="T1"><text:span text:style-name="T7">151BLLN41425099 <text:s text:c="9"/>VLF </text:span><text:span text:style-name="T19">RADIOSONDE</text:span><text:span text:style-name="T7"> <text:s text:c="5"/>60209999999999999999999999991332002</text:span></text:p>
      <text:p text:style-name="P19" loext:marker-style-name="T1"><text:span text:style-name="T7">131SHIP <text:s text:c="3"/>GTUC <text:s text:c="13"/>CHARTERER <text:s/>999999999P.H.JEFFRIES <text:s text:c="11"/>9999003</text:span></text:p>
      <text:p text:style-name="P19" loext:marker-style-name="T1"><text:span text:style-name="T7"/></text:p>
      <text:p text:style-name="P19" loext:marker-style-name="T1"><text:span text:style-name="T7">1GATE 040154UASSFIPD-IC201542760610100000 <text:s/>FRANCE <text:s text:c="9"/>EERM /NPC PARIS <text:s text:c="2"/>001</text:span></text:p>
      <text:p text:style-name="P19" loext:marker-style-name="T1"><text:span text:style-name="T7">151BLLN FIPDUA VLF </text:span><text:span text:style-name="T19">RADIOSONDE</text:span><text:span text:style-name="T7"> CORA <text:s text:c="4"/>99999999999999999999999999999999991323002</text:span></text:p>
      <text:p text:style-name="P19" loext:marker-style-name="T1"><text:span text:style-name="T7">131SHIP FIPD <text:s text:c="2"/>LA PERLE <text:s text:c="15"/>9999999999 DUMAS <text:s text:c="17"/>9999003</text:span><text:span text:style-name="T7"/></text:p>
      <text:p text:style-name="P19" loext:marker-style-name="T1"><text:span text:style-name="T7"/></text:p>
      <text:p text:style-name="P82" loext:marker-style-name="T1"><text:span text:style-name="T35">3.32.03.102_-_3.32.04.101_R_4,2-4,1_19740601-19740930-010 </text:span><text:span text:style-name="T7">- 851</text:span></text:p>
      <text:p text:style-name="P41" loext:marker-style-name="T1"><text:span text:style-name="T7"/></text:p>
      <text:p text:style-name="P19" loext:marker-style-name="T1"><text:span text:style-name="T7">1GATE 040154RSOMEGATE01 170067612 8131957 <text:s text:c="17"/>E.E.R.M /NPC PARIS001</text:span></text:p>
      <text:p text:style-name="P19" loext:marker-style-name="T1"><text:span text:style-name="T7">151BLLN31403801 <text:s text:c="9"/>VLF </text:span><text:span text:style-name="T19">RADIOSONDE</text:span><text:span text:style-name="T7"> <text:s text:c="5"/>30069999999999999999999999991332002</text:span></text:p>
      <text:p text:style-name="P76" loext:marker-style-name="T1">131SHIP <text:s text:c="3"/>FBEM <text:s text:c="15"/>BIDASSOA <text:s text:c="9"/>SCHAEFFER</text:p>
      <text:p text:style-name="P76" loext:marker-style-name="T1"/>
      <text:p text:style-name="P41" loext:marker-style-name="T1"><text:span text:style-name="T7">3.32.04.102_-_3.32.13.101_R_1,1,1-3_19740601-19740930-001 </text:span><text:span text:style-name="T35">- 190</text:span></text:p>
      <text:p text:style-name="P83" loext:marker-style-name="T1"/>
      <text:p text:style-name="P19" loext:marker-style-name="T1"><text:span text:style-name="T7">1 GATE130100 <text:s/>RADIOSONDE 604676 9281318 3 <text:s text:c="17"/>ATMOS.ENV.SERVICE 001</text:span></text:p>
      <text:p text:style-name="P19" loext:marker-style-name="T1"><text:span text:style-name="T7">151BLLN41305084 <text:s text:c="9"/>VLF </text:span><text:span text:style-name="T19">RADIOSONDE</text:span><text:span text:style-name="T7"> <text:s text:c="5"/>30469999999999999999999999991312002</text:span></text:p>
      <text:p text:style-name="P19" loext:marker-style-name="T1"><text:span text:style-name="T7">131SHIP <text:s text:c="3"/>CGDN <text:s text:c="17"/>QUADRA 999999999BOLTON/MELANSON/ENGLISH 9999003</text:span><text:span text:style-name="T7"/></text:p>
      <text:p text:style-name="P83" loext:marker-style-name="T1"/>
      <text:p text:style-name="P84" loext:marker-style-name="T1"><text:span text:style-name="T7">3.32.13.102_-_3.32.25.101_R_1,1,1-3_19740601-19740930-</text:span><text:span text:style-name="T46">001 </text:span><text:span text:style-name="T7">- 399</text:span></text:p>
      <text:p text:style-name="P85" loext:marker-style-name="T1"/>
      <text:p text:style-name="P19" loext:marker-style-name="T1"><text:span text:style-name="T7">1 <text:s text:c="2"/>THIS FILE CONTAINS 113 U/A </text:span><text:span text:style-name="T19">SOUNDINGS</text:span><text:span text:style-name="T7"> TAKEN ON RV PLANET <text:s text:c="17"/>0</text:span><text:span text:style-name="T43">12</text:span><text:span text:style-name="T7"> <text:s text:c="72"/></text:span></text:p>
      <text:p text:style-name="P19" loext:marker-style-name="T1"><text:span text:style-name="T7">1 <text:s text:c="2"/>BECAUSE OF THE BAD QUALITY OF RAW DATA IT WAS NECESSARY <text:s text:c="17"/>014</text:span><text:span text:style-name="T7"/></text:p>
      <text:p text:style-name="P19" loext:marker-style-name="T1"><text:span text:style-name="T7">1 <text:s text:c="2"/>TO PROCESS THE PLANET-LAUNCHES MANUALLY. <text:s text:c="32"/>015</text:span><text:span text:style-name="T7"/></text:p>
      <text:p text:style-name="P85" loext:marker-style-name="T1"><text:soft-page-break/></text:p>
      <text:p text:style-name="P85" loext:marker-style-name="T1">3.32.13.102_-_3.32.25.101_R_1,1,1-3_19740601-19740930-<text:span text:style-name="T47">400</text:span></text:p>
      <text:p text:style-name="P19" loext:marker-style-name="T1"><text:span text:style-name="T48">1 GATE250110INTERCOMPAR.99999750522083000 <text:s text:c="6"/>USSR <text:s text:c="9"/>VNIIGMI-MCD <text:s text:c="3"/>001</text:span></text:p>
      <text:p text:style-name="P19" loext:marker-style-name="T1"><text:span text:style-name="T7">131SHIP <text:s text:c="3"/>UHQS ACADEMIC KOROLOV <text:s text:c="14"/>13 TKACHENKO V.J. <text:s text:c="8"/>1322002</text:span><text:span text:style-name="T7"/></text:p>
      <text:p text:style-name="P85" loext:marker-style-name="T1"/>
      <text:p text:style-name="P86" loext:marker-style-name="T1">and other USSR ships</text:p>
      <text:p text:style-name="P87" loext:marker-style-name="T1"/>
      <text:p text:style-name="P88" loext:marker-style-name="T1"><text:span text:style-name="T35">3.32.13.102_-_3.32.25.101_R_1,1,1-3_19740601-19740930-</text:span><text:span text:style-name="T49">407 </text:span><text:span text:style-name="T7">- 448</text:span></text:p>
      <text:p text:style-name="P41" loext:marker-style-name="T1"><text:span text:style-name="T7"/></text:p>
      <text:p text:style-name="P19" loext:marker-style-name="T1"><text:span text:style-name="T7">1 GATE250110 <text:s/>PHASE-1 <text:s text:c="2"/>99999750522083000 <text:s text:c="6"/>USSR <text:s text:c="9"/>VNIIGMI-MCD <text:s text:c="3"/>001</text:span></text:p>
      <text:p text:style-name="P19" loext:marker-style-name="T1"><text:span text:style-name="T7">131SHIP <text:s text:c="3"/>UMFW PROFESSOR ZUBOV <text:s text:c="15"/>14 MENSHOV J.A. <text:s text:c="10"/>1312002</text:span><text:span text:style-name="T7"/></text:p>
      <text:p text:style-name="P76" loext:marker-style-name="T1"/>
      <text:p text:style-name="P86" loext:marker-style-name="T1">and other USSR ships</text:p>
      <text:p text:style-name="P86" loext:marker-style-name="T1"/>
      <text:p text:style-name="P41" loext:marker-style-name="T1"><text:span text:style-name="T7">3.32.25.101_-_3.33.02.101_R_4,1-2,1,1_19740601-19740930-001 - 037</text:span></text:p>
      <text:p text:style-name="P19" loext:marker-style-name="T1"><text:span text:style-name="T7"/></text:p>
      <text:p text:style-name="P89" loext:marker-style-name="T1"><text:span text:style-name="T7">1 <text:s text:c="10"/>BOUNDARY LAYER METEOROLOGY, 4-SECOND DATA <text:s text:c="23"/>012</text:span></text:p>
      <text:p text:style-name="P90" loext:marker-style-name="T1"/>
      <text:p text:style-name="P91" loext:marker-style-name="T1"><text:span text:style-name="T7">RESEARCHER</text:span></text:p>
      <text:p text:style-name="P91" loext:marker-style-name="T1"><text:span text:style-name="T7">DALLAS</text:span></text:p>
      <text:p text:style-name="P91" loext:marker-style-name="T1"><text:span text:style-name="T7">OCEANOGRAPHER</text:span></text:p>
      <text:p text:style-name="P92" loext:marker-style-name="T1"><text:span text:style-name="T7"/></text:p>
      <text:p text:style-name="P41" loext:marker-style-name="T1"><text:span text:style-name="T7">3.33.02.101_-_3.33.02.101_R_2-6_19740601-19740930-001-026</text:span></text:p>
      <text:p text:style-name="P93" loext:marker-style-name="T1"><text:span text:style-name="T7">3.33.02.101_-_3.33.02.101_R_7-11_19740601-19740930-001-035</text:span></text:p>
      <text:p text:style-name="P82" loext:marker-style-name="T1"><text:span text:style-name="T7">3.33.02.101_-_3.33.02.101_R_12-16_19740601-19740930-001-020</text:span></text:p>
      <text:p text:style-name="P82" loext:marker-style-name="T1"><text:span text:style-name="T7">3.33.02.101_-_3.33.02.101_R_17-21_19740601-19740930-001-023</text:span></text:p>
      <text:p text:style-name="P82" loext:marker-style-name="T1"><text:span text:style-name="T7">3.33.02.101_-_3.33.01.101_R_22-26_19740601-19740930-001-027</text:span></text:p>
      <text:p text:style-name="P41" loext:marker-style-name="T1"><text:span text:style-name="T7">3.33.02.101_-_3.33.02.101_R_27-31_19740601-19740930-001-033</text:span></text:p>
      <text:p text:style-name="P41" loext:marker-style-name="T1"><text:span text:style-name="T7">3.33.02.101_-_3.33.02.101_R_32-36_19740601-19740930-001-016</text:span></text:p>
      <text:p text:style-name="P41" loext:marker-style-name="T1"><text:span text:style-name="T7">3.33.02.101_-_3.33.02.101_R_37-41_19740601-19740930-001-040</text:span></text:p>
      <text:p text:style-name="P41" loext:marker-style-name="T1"><text:span text:style-name="T7">3.33.02.101_-_3.33.02.101_R_42-46_19740601-19740930-001-036</text:span></text:p>
      <text:p text:style-name="P41" loext:marker-style-name="T1"><text:span text:style-name="T7">3.33.02.101_-_3.33.02.101_R_47-51_19740601-19740930-001-036</text:span></text:p>
      <text:p text:style-name="P41" loext:marker-style-name="T1"><text:span text:style-name="T7">3.33.02.101_-_3.33.02.101_R_52-56_19740601-19740930-001-029</text:span></text:p>
      <text:p text:style-name="P41" loext:marker-style-name="T1"><text:span text:style-name="T7">3.33.02.101_-_3.33.02.101_R_57-61_19740601-19740930-001-051</text:span></text:p>
      <text:p text:style-name="P41" loext:marker-style-name="T1"><text:span text:style-name="T7">3.33.02.101_-_3.33.02.101_R_62-66_19740601-19740930-001-039</text:span></text:p>
      <text:p text:style-name="P41" loext:marker-style-name="T1"><text:span text:style-name="T7">3.33.02.101_-_3.33.02.101_R_67-71_19740601-19740930-001-039</text:span></text:p>
      <text:p text:style-name="P94" loext:marker-style-name="T1">3.31.02.101_-_3.31.02.101_R_82-86_19740601-19740930-001-0<text:span text:style-name="T50">20</text:span></text:p>
      <text:p text:style-name="P94" loext:marker-style-name="T1">3.31.02.101_-_3.31.13.103_R_87,1,1,1,1_19740601-19740930-001-034</text:p>
      <text:p text:style-name="P94" loext:marker-style-name="T1"><text:span text:style-name="T14"/></text:p>
      <text:p text:style-name="P35" loext:marker-style-name="T1"><text:toc-mark-start text:id="IMark105553237479776" text:outline-level="1"/><text:span text:style-name="T11">3.33.02.101-3.36.21.102_19740601-19740930</text:span><text:toc-mark-end text:id="IMark105553237479776"/></text:p>
      <text:p text:style-name="P70" loext:marker-style-name="T1"><text:span text:style-name="T11"/></text:p>
      <text:p text:style-name="P19" loext:marker-style-name="T1"><text:span text:style-name="T7">1 <text:s text:c="10"/>BOUNDARY LAYER METEOROLOGY, 4-SECOND DATA <text:s text:c="23"/>012</text:span></text:p>
      <text:p text:style-name="P20" loext:marker-style-name="T1"/>
      <text:p text:style-name="P20" loext:marker-style-name="T1">131SHIPWTEP <text:s text:c="3"/>OCEANOGRAPHER</text:p>
      <text:p text:style-name="P20" loext:marker-style-name="T1"/>
      <text:p text:style-name="P41" loext:marker-style-name="T1"><text:span text:style-name="T35">3.33.02.101_-_3.33.02.101_R_72-76_19740601-19740930-001 –</text:span><text:span text:style-name="T7"> 026</text:span></text:p>
      <text:p text:style-name="P41" loext:marker-style-name="T1"><text:span text:style-name="T7">3.33.02.101_-_3.33.02.101_R_77-81_19740601-19740930-001 - 025</text:span></text:p>
      <text:p text:style-name="P41" loext:marker-style-name="T1"><text:span text:style-name="T7"/></text:p>
      <text:p text:style-name="P19" loext:marker-style-name="T1"><text:span text:style-name="T7">131SHIPNPCR <text:s text:c="3"/>DALLAS </text:span></text:p>
      <text:p text:style-name="P19" loext:marker-style-name="T1"><text:span text:style-name="T7">131SHIPWTEP <text:s text:c="3"/>OCEANOGRAPHER</text:span></text:p>
      <text:p text:style-name="P19" loext:marker-style-name="T1"><text:span text:style-name="T7">131SHIPWTER <text:s text:c="3"/>RESEARCHER</text:span></text:p>
      <text:p text:style-name="P95" loext:marker-style-name="T1"><text:span text:style-name="T7"/></text:p>
      <text:p text:style-name="P19" loext:marker-style-name="T1"><text:span text:style-name="T7">- 4-SECOND DATA</text:span><text:span text:style-name="T7"/></text:p>
      <text:p text:style-name="P95" loext:marker-style-name="T1"><text:span text:style-name="T7"/></text:p>
      <text:p text:style-name="P41" loext:marker-style-name="T1"><text:span text:style-name="T7">3.33.02.101_-_3.33.02.103_R_82-84,1-2_19740601-19740930-001 – 056</text:span></text:p>
      <text:p text:style-name="P41" loext:marker-style-name="T1"><text:span text:style-name="T7"/></text:p>
      <text:p text:style-name="P95" loext:marker-style-name="T1"><text:span text:style-name="T7">- HOURLY AVERAGES</text:span></text:p>
      <text:p text:style-name="P95" loext:marker-style-name="T1"><text:span text:style-name="T7">- 3-MINUTE AVERAGES</text:span></text:p>
      <text:p text:style-name="P95" loext:marker-style-name="T1"><text:span text:style-name="T7"/></text:p>
      <text:p text:style-name="P41" loext:marker-style-name="T1"><text:span text:style-name="T7">3.33.02.103_-_3.33.02.103_R_3-7_19740601-19740930-001 - 217</text:span></text:p>
      <text:p text:style-name="P41" loext:marker-style-name="T1"><text:span text:style-name="T7"/></text:p>
      <text:p text:style-name="P96" loext:marker-style-name="T1"><text:span text:style-name="T7">131SHIPNPCR <text:s text:c="3"/>DALLAS </text:span></text:p>
      <text:p text:style-name="P96" loext:marker-style-name="T1"><text:span text:style-name="T7">131SHIPWTEP <text:s text:c="3"/>OCEANOGRAPHER</text:span></text:p>
      <text:p text:style-name="P96" loext:marker-style-name="T1"><text:span text:style-name="T7"/></text:p>
      <text:p text:style-name="P96" loext:marker-style-name="T1"><text:span text:style-name="T7">- HOURLY AVERAGES</text:span></text:p>
      <text:p text:style-name="P96" loext:marker-style-name="T1"><text:span text:style-name="T7">- 3-MINUTE AVERAGES</text:span></text:p>
      <text:p text:style-name="P96" loext:marker-style-name="T1"><text:span text:style-name="T7"/></text:p>
      <text:p text:style-name="P41" loext:marker-style-name="T1"><text:span text:style-name="T7">3.33.02.103_-_3.33.03.101_R_8-11,1_19740601-19740930-001 – 229</text:span></text:p>
      <text:p text:style-name="P41" loext:marker-style-name="T1"><text:span text:style-name="T7"/></text:p>
      <text:p text:style-name="P19" loext:marker-style-name="T1"><text:span text:style-name="T7">0TETHERED </text:span><text:span text:style-name="T19">BALLOON</text:span><text:span text:style-name="T7"> DATA OBTAINED FROM HECLA (POS 29) IN GATE PHASE 3. <text:s text:c="8"/>004</text:span></text:p>
      <text:p text:style-name="P19" loext:marker-style-name="T1"><text:span text:style-name="T7">132SHIP <text:s text:c="3"/>GPBAHYDROGRAPHIC SURVEY SHIP MYRES</text:span></text:p>
      <text:p text:style-name="P19" loext:marker-style-name="T1"><text:span text:style-name="T7"/></text:p>
      <text:p text:style-name="P41" loext:marker-style-name="T1"><text:span text:style-name="T7">3.33.03.101_-_3.33.03.101_R_2-6_19740601-19740930-001 – 121</text:span></text:p>
      <text:p text:style-name="P41" loext:marker-style-name="T1"><text:span text:style-name="T7"/></text:p>
      <text:p text:style-name="P97" loext:marker-style-name="T1"><text:span text:style-name="T7">3.33.03.101_-_3.33.13.101_R_7-8,1-3_19740601-19740930-001 - 06</text:span><text:span text:style-name="T51">1</text:span></text:p>
      <text:p text:style-name="P97" loext:marker-style-name="T1"><text:span text:style-name="T7"/></text:p>
      <text:p text:style-name="P19" loext:marker-style-name="T1"><text:span text:style-name="T7">1GATE 130100TETHERED-PH156676751217751217CANADA <text:s text:c="11"/>ATMOS.ENV.SERVICE 001</text:span></text:p>
      <text:p text:style-name="P19" loext:marker-style-name="T1"><text:span text:style-name="T7">155BLLN <text:s text:c="7"/>TETHERED </text:span><text:span text:style-name="T19">BALLOON</text:span><text:span text:style-name="T7"> <text:s text:c="7"/>9999999999BOLTON <text:s text:c="17"/>1212002</text:span></text:p>
      <text:p text:style-name="P19" loext:marker-style-name="T1"><text:span text:style-name="T7">132SHIPCGDN <text:s text:c="3"/>CCGS QUADRA <text:s text:c="12"/>9999999999 <text:s text:c="23"/>9999003</text:span><text:span text:style-name="T7"/></text:p>
      <text:p text:style-name="P41" loext:marker-style-name="T1"><text:span text:style-name="T7"/></text:p>
      <text:p text:style-name="P97" loext:marker-style-name="T1"><text:span text:style-name="T7">3.33.03.101_-_3.33.13.101_R_7-8,1-3_19740601-19740930-0</text:span><text:span text:style-name="T51">62</text:span><text:span text:style-name="T7"> - 06</text:span><text:span text:style-name="T51">3</text:span></text:p>
      <text:p text:style-name="P97" loext:marker-style-name="T1"><text:span text:style-name="T7"/></text:p>
      <text:p text:style-name="P98" loext:marker-style-name="T1"><text:span text:style-name="T7">132SHIPCGDN <text:s text:c="3"/>CCGS QUADRA <text:s text:c="12"/>9999999999 <text:s text:c="23"/>9999003</text:span></text:p>
      <text:p text:style-name="P97" loext:marker-style-name="T1"><text:span text:style-name="T7"/></text:p>
      <text:p text:style-name="P41" loext:marker-style-name="T1"><text:span text:style-name="T7">3.33.13.101_-_3.34.02.101_R_4,1,1,1,1_19740601-19740930-001 </text:span><text:span text:style-name="T35">- </text:span><text:span text:style-name="T52">00</text:span><text:span text:style-name="T53">4</text:span></text:p>
      <text:p text:style-name="P41" loext:marker-style-name="T1"><text:span text:style-name="T7"/></text:p>
      <text:p text:style-name="P98" loext:marker-style-name="T1"><text:span text:style-name="T7">130SHIPNPRC <text:s text:c="3"/>DALLAS</text:span></text:p>
      <text:p text:style-name="P98" loext:marker-style-name="T1"><text:span text:style-name="T7">130SHIPWTER <text:s text:c="3"/>RESEARCHER</text:span></text:p>
      <text:p text:style-name="P98" loext:marker-style-name="T1"><text:span text:style-name="T7">130SHIPPAYM <text:s text:c="3"/>ONVERSAAG</text:span></text:p>
      <text:p text:style-name="P97" loext:marker-style-name="T1"><text:span text:style-name="T54"/></text:p>
      <text:p text:style-name="P99" loext:marker-style-name="T1"><text:span text:style-name="T7">3.33.13.101_-_3.34.02.101_R_4,1,1,1,1_19740601-19740930-001 </text:span><text:span text:style-name="T35">- </text:span><text:span text:style-name="T52">00</text:span><text:span text:style-name="T53">4</text:span></text:p>
      <text:p text:style-name="P99" loext:marker-style-name="T1"><text:span text:style-name="T54"/></text:p>
      <text:p text:style-name="P19" loext:marker-style-name="T1"><text:span text:style-name="T7">1GATE 21 <text:s/>92FESSEL <text:s text:c="2"/>02099999750520000000FED. REP. GERMANY INST. F. RADIOMET.001</text:span></text:p>
      <text:p text:style-name="P19" loext:marker-style-name="T1"><text:span text:style-name="T7">153T/B <text:s text:c="8"/>TETHERED </text:span><text:span text:style-name="T19">BALLOON</text:span></text:p>
      <text:p text:style-name="P19" loext:marker-style-name="T1"><text:span text:style-name="T7">130SHIPWTER <text:s text:c="3"/>RESEARCHER</text:span></text:p>
      <text:p text:style-name="P97" loext:marker-style-name="T1"><text:span text:style-name="T54"/></text:p>
      <text:p text:style-name="P100" loext:marker-style-name="T1"><text:span text:style-name="T7">3.33.13.101_-_3.34.02.101_R_4,1,1,1,1_19740601-19740930-</text:span><text:span text:style-name="T55">006 </text:span><text:span text:style-name="T7">- 029</text:span></text:p>
      <text:p text:style-name="P100" loext:marker-style-name="T1"/>
      <text:p text:style-name="P20" loext:marker-style-name="T1"/>
      <text:p text:style-name="P20" loext:marker-style-name="T1"><text:soft-page-break/>131SHIPUPUI <text:s text:c="3"/>PROF.VISE</text:p>
      <text:p text:style-name="P98" loext:marker-style-name="T1"><text:span text:style-name="T7"/></text:p>
      <text:p text:style-name="P101" loext:marker-style-name="T1"><text:span text:style-name="T7">3.33.13.101_-_3.34.02.101_R_4,1,1,1,1_19740601-19740930-</text:span><text:span text:style-name="T55">033</text:span></text:p>
      <text:p text:style-name="P100" loext:marker-style-name="T1"><text:span text:style-name="T7"/></text:p>
      <text:p text:style-name="P19" loext:marker-style-name="T1"><text:span text:style-name="T7">132SHIP <text:s text:c="3"/>PAYM <text:s text:c="13"/>ONVERSAAGD9</text:span></text:p>
      <text:p text:style-name="P98" loext:marker-style-name="T1"><text:span text:style-name="T7"/></text:p>
      <text:p text:style-name="P100" loext:marker-style-name="T1"><text:span text:style-name="T7">3.33.13.101_-_3.34.02.101_R_4,1,1,1,1_19740601-19740930-036 – </text:span><text:span text:style-name="T55">040</text:span></text:p>
      <text:p text:style-name="P100" loext:marker-style-name="T1"><text:span text:style-name="T55"/></text:p>
      <text:p text:style-name="P102" loext:marker-style-name="T1"><text:span text:style-name="T55">X</text:span><text:span text:style-name="T7">BT, TEMPERATURE</text:span></text:p>
      <text:p text:style-name="P98" loext:marker-style-name="T1"><text:span text:style-name="T55">131SHIPWTER <text:s text:c="10"/>RESEARCHER</text:span></text:p>
      <text:p text:style-name="P98" loext:marker-style-name="T1"><text:span text:style-name="T56">131SHIPWEWP <text:s text:c="8"/>JAMES M GILLIS</text:span></text:p>
      <text:p text:style-name="P98" loext:marker-style-name="T1"><text:span text:style-name="T56">131SHIPNPCR <text:s text:c="12"/>DALLAS</text:span></text:p>
      <text:p text:style-name="P98" loext:marker-style-name="T1"><text:span text:style-name="T56">131SHIPWTEP <text:s text:c="8"/>OCEANOGRAPHER</text:span></text:p>
      <text:p text:style-name="P98" loext:marker-style-name="T1"><text:span text:style-name="T56"/></text:p>
      <text:p text:style-name="P101" loext:marker-style-name="T1"><text:span text:style-name="T55">3.33.13.101_-_3.34.02.101_R_4,1,1,1,1_19740601-19740930-044 – </text:span><text:span text:style-name="T57">1779</text:span></text:p>
      <text:p text:style-name="P101" loext:marker-style-name="T1"><text:span text:style-name="T57"/></text:p>
      <text:p text:style-name="P102" loext:marker-style-name="T1"><text:span text:style-name="T55">X</text:span><text:span text:style-name="T7">BT, TEMPERATURE</text:span></text:p>
      <text:p text:style-name="P103" loext:marker-style-name="T1"><text:span text:style-name="T58"/></text:p>
      <text:p text:style-name="P19" loext:marker-style-name="T1"><text:span text:style-name="T7">131SHIPNIDR <text:s text:c="3"/>VANGUARD</text:span></text:p>
      <text:p text:style-name="P19" loext:marker-style-name="T1"><text:span text:style-name="T7">131SHIPNIDR <text:s text:c="3"/>VANGUARD</text:span></text:p>
      <text:p text:style-name="P19" loext:marker-style-name="T1"><text:span text:style-name="T7">131SHIPWZF8304 FAY </text:span></text:p>
      <text:p text:style-name="P19" loext:marker-style-name="T1"><text:span text:style-name="T7">131SHIPWTER <text:s text:c="10"/>RESEARCHER</text:span></text:p>
      <text:p text:style-name="P19" loext:marker-style-name="T1"><text:span text:style-name="T7">131SHIPWEWP <text:s text:c="8"/>JAMES M GILLISS</text:span></text:p>
      <text:p text:style-name="P19" loext:marker-style-name="T1"><text:span text:style-name="T7">131SHIPNPCR <text:s text:c="12"/>DALLAS </text:span></text:p>
      <text:p text:style-name="P19" loext:marker-style-name="T1"><text:span text:style-name="T7">131SHIPWTEP <text:s text:c="8"/>OCEANOGRAPHER</text:span></text:p>
      <text:p text:style-name="P19" loext:marker-style-name="T1"><text:span text:style-name="T7">131SHIPWCJ5176 COLUMBUS ISELIN </text:span></text:p>
      <text:p text:style-name="P19" loext:marker-style-name="T1"><text:span text:style-name="T7">131SHIPKADC <text:s text:c="3"/>ATLANTIS II <text:s/></text:span></text:p>
      <text:p text:style-name="P19" loext:marker-style-name="T1"><text:span text:style-name="T7">131SHIPKIEA <text:s text:c="3"/>TRIDENT </text:span></text:p>
      <text:p text:style-name="P19" loext:marker-style-name="T1"><text:span text:style-name="T7"/></text:p>
      <text:p text:style-name="P41" loext:marker-style-name="T1"><text:span text:style-name="T7">3.34.02.101_-_3.34.02.102_R_2-4,1-2_19740601-19740930-001 –</text:span><text:span text:style-name="T35"> 1401</text:span></text:p>
      <text:p text:style-name="P41" loext:marker-style-name="T1"><text:span text:style-name="T35"/></text:p>
      <text:p text:style-name="P104" loext:marker-style-name="T1"><text:span text:style-name="T55">X</text:span><text:span text:style-name="T7">BT, TEMPERATURE ?</text:span></text:p>
      <text:p text:style-name="P105" loext:marker-style-name="T1"><text:span text:style-name="T58"/></text:p>
      <text:p text:style-name="P105" loext:marker-style-name="T1"><text:span text:style-name="T55">131SHIP <text:s/>KABC <text:s/>R/V ATLANTIS II</text:span></text:p>
      <text:p text:style-name="P105" loext:marker-style-name="T1"><text:span text:style-name="T55">131SHIP <text:s text:c="7"/>COLUMBUS ISELIN</text:span></text:p>
      <text:p text:style-name="P19" loext:marker-style-name="T1"><text:span text:style-name="T7">131SHIPWTER <text:s text:c="10"/>RESEARCHER</text:span></text:p>
      <text:p text:style-name="P19" loext:marker-style-name="T1"><text:span text:style-name="T7">131SHIPWEWP <text:s text:c="8"/>JAMES M GILLISS</text:span></text:p>
      <text:p text:style-name="P19" loext:marker-style-name="T1"><text:span text:style-name="T7">131SHIPNPCR <text:s text:c="12"/>DALLAS</text:span></text:p>
      <text:p text:style-name="P19" loext:marker-style-name="T1"><text:span text:style-name="T7">131SHIPWTEP <text:s text:c="8"/>OCEANOGRAPHER </text:span></text:p>
      <text:p text:style-name="P19" loext:marker-style-name="T1"><text:span text:style-name="T7"/></text:p>
      <text:p text:style-name="P41" loext:marker-style-name="T1"><text:span text:style-name="T35">3.34.02.102_-_3.34.02.102_R_3-7_19740601-19740930-001 </text:span><text:span text:style-name="T7">- 966</text:span></text:p>
      <text:p text:style-name="P41" loext:marker-style-name="T1"><text:span text:style-name="T7">3.34.02.102_-_3.34.02.102_R_8-12_19740601-19740930-001 - 515</text:span></text:p>
      <text:p text:style-name="P41" loext:marker-style-name="T1"><text:span text:style-name="T7"/></text:p>
      <text:p text:style-name="P106" loext:marker-style-name="T1"><text:span text:style-name="T59">some</text:span><text:span text:style-name="T7"> ship data </text:span><text:span text:style-name="T59">(XBT?) </text:span><text:span text:style-name="T7">from</text:span></text:p>
      <text:p text:style-name="P106" loext:marker-style-name="T1"><text:span text:style-name="T7"/></text:p>
      <text:p text:style-name="P106" loext:marker-style-name="T1"><text:span text:style-name="T7">- CAPRICORN-FRANCE</text:span><text:span text:style-name="T7"/></text:p>
      <text:p text:style-name="P19" loext:marker-style-name="T1"><text:span text:style-name="T7">- KURCHATOV-USSR </text:span></text:p>
      <text:p text:style-name="P19" loext:marker-style-name="T1"><text:span text:style-name="T7">- HUMBOLDT-GD</text:span><text:span text:style-name="T60">R</text:span></text:p>
      <text:p text:style-name="P19" loext:marker-style-name="T1"><text:span text:style-name="T60">- COLUMBUS ISELIN</text:span></text:p>
      <text:p text:style-name="P19" loext:marker-style-name="T1"><text:span text:style-name="T60"/></text:p>
      <text:p text:style-name="P41" loext:marker-style-name="T1"><text:span text:style-name="T7">3.34.02.103_-_3.34.02.106_R_1-4,1_19740601-19740930-001 – 167</text:span></text:p>
      <text:p text:style-name="P41" loext:marker-style-name="T1"><text:span text:style-name="T7"/></text:p>
      <text:p text:style-name="P107" loext:marker-style-name="T1"><text:span text:style-name="T59">some </text:span><text:span text:style-name="T7">ship data </text:span><text:span text:style-name="T59">(XBT?) </text:span><text:span text:style-name="T7">from</text:span></text:p>
      <text:p text:style-name="P108" loext:marker-style-name="T1"><text:span text:style-name="T61"/></text:p>
      <text:p text:style-name="P108" loext:marker-style-name="T1"><text:span text:style-name="T60">- </text:span><text:span text:style-name="T7">CHARTERER</text:span></text:p>
      <text:p text:style-name="P19" loext:marker-style-name="T1"><text:span text:style-name="T7">- ENDURER</text:span><text:span text:style-name="T7"/></text:p>
      <text:p text:style-name="P19" loext:marker-style-name="T1"><text:span text:style-name="T7">- DISCOVERY</text:span><text:span text:style-name="T7"/></text:p>
      <text:p text:style-name="P19" loext:marker-style-name="T1"><text:span text:style-name="T7">- CAPRICORNE</text:span></text:p>
      <text:p text:style-name="P19" loext:marker-style-name="T1"><text:span text:style-name="T7">- JEAN CHARCOT</text:span></text:p>
      <text:p text:style-name="P19" loext:marker-style-name="T1"><text:span text:style-name="T7"/></text:p>
      <text:p text:style-name="P109" loext:marker-style-name="T1"><text:span text:style-name="T7">3.34.02.106_-_3.34.13.102_R_2,1,1,1,1_19740601-19740930-0</text:span><text:span text:style-name="T59">01</text:span><text:span text:style-name="T7"> – </text:span><text:span text:style-name="T59">093</text:span></text:p>
      <text:p text:style-name="P110" loext:marker-style-name="T1"><text:soft-page-break/><text:span text:style-name="T7"/></text:p>
      <text:p text:style-name="P19" loext:marker-style-name="T1"><text:span text:style-name="T7">0XBT DATA FROM CCGS QUADRA ALONG TRACKLINES TO AND FROM STATION POSITIONS.</text:span></text:p>
      <text:p text:style-name="P19" loext:marker-style-name="T1"><text:span text:style-name="T7"/></text:p>
      <text:p text:style-name="P72" loext:marker-style-name="T1"><text:span text:style-name="T7">3.34.02.106_-_3.34.13.102_R_2,1,1,1,1_19740601-19740930-094 – </text:span><text:span text:style-name="T59">269</text:span></text:p>
      <text:p text:style-name="P111" loext:marker-style-name="T1"><text:span text:style-name="T59"/></text:p>
      <text:p text:style-name="P112" loext:marker-style-name="T1"><text:span text:style-name="T59">o</text:span><text:span text:style-name="T7">cean data</text:span></text:p>
      <text:p text:style-name="P112" loext:marker-style-name="T1"><text:span text:style-name="T7"/></text:p>
      <text:p text:style-name="P112" loext:marker-style-name="T1"><text:span text:style-name="T62">- CAPRICORNE</text:span></text:p>
      <text:p text:style-name="P112" loext:marker-style-name="T1"><text:span text:style-name="T62">- ENDURER</text:span></text:p>
      <text:p text:style-name="P112" loext:marker-style-name="T1"><text:span text:style-name="T7">- CHARTERER</text:span></text:p>
      <text:p text:style-name="P112" loext:marker-style-name="T1"><text:span text:style-name="T7">- DISCOVERY</text:span></text:p>
      <text:p text:style-name="P112" loext:marker-style-name="T1"><text:span text:style-name="T7">- JEAN CHARCOT</text:span></text:p>
      <text:p text:style-name="P112" loext:marker-style-name="T1"><text:span text:style-name="T7">- BIDASSOA</text:span><text:span text:style-name="T7"/></text:p>
      <text:p text:style-name="P113" loext:marker-style-name="T1"><text:span text:style-name="T63"/></text:p>
      <text:p text:style-name="P113" loext:marker-style-name="T1"><text:span text:style-name="T7">3.34.02.106_-_3.34.13.102_R_2,1,1,1,1_19740601-19740930-001 – </text:span><text:span text:style-name="T64">098</text:span></text:p>
      <text:p text:style-name="P41" loext:marker-style-name="T1"><text:span text:style-name="T63"/></text:p>
      <text:p text:style-name="P75" loext:marker-style-name="T1"><text:span text:style-name="T65">0 <text:s/>TAPE CONTAINS ALL THE PHASE III CTD OBSERVATIONS FROM CCGS QUADRA BOTH <text:s text:c="3"/>004</text:span></text:p>
      <text:p text:style-name="P19" loext:marker-style-name="T1"><text:span text:style-name="T7">0 <text:s/>TRACKLINE AND ON STATION. <text:s text:c="48"/>005</text:span><text:span text:style-name="T7"/></text:p>
      <text:p text:style-name="P113" loext:marker-style-name="T1"><text:span text:style-name="T64"/></text:p>
      <text:p text:style-name="P113" loext:marker-style-name="T1"><text:span text:style-name="T7">3.34.02.106_-_3.34.13.102_R_2,1,1,1,1_19740601-19740930-0</text:span><text:span text:style-name="T64">99</text:span><text:span text:style-name="T7"> – 270</text:span></text:p>
      <text:p text:style-name="P113" loext:marker-style-name="T1"><text:span text:style-name="T64"/></text:p>
      <text:p text:style-name="P19" loext:marker-style-name="T1"><text:span text:style-name="T7">0 <text:s/>TAPE CONTAINS ALL THE PHASE I AND II CTD OBSERVATIONS FROM QUADRA BOTH <text:s text:c="3"/>004</text:span></text:p>
      <text:p text:style-name="P19" loext:marker-style-name="T1"><text:span text:style-name="T7">0 <text:s/>TRACKLINE AND ON STATION. <text:s text:c="48"/>005</text:span><text:span text:style-name="T7"/></text:p>
      <text:p text:style-name="P113" loext:marker-style-name="T1"><text:span text:style-name="T7"/></text:p>
      <text:p text:style-name="P113" loext:marker-style-name="T1"><text:span text:style-name="T7">3.34.13.102_-_3.34.21.102_R_2,1-2,1-2_19740601-19740930-001 – 3</text:span><text:span text:style-name="T64">15</text:span></text:p>
      <text:p text:style-name="P113" loext:marker-style-name="T1"><text:span text:style-name="T64"/></text:p>
      <text:p text:style-name="P19" loext:marker-style-name="T1"><text:span text:style-name="T64">0THIS TAPE IS CONTAINING XBT DATA OF THE FOLLOWING B/C SCALE SHIPS AND <text:s text:c="6"/>004</text:span></text:p>
      <text:p text:style-name="P19" loext:marker-style-name="T1"><text:span text:style-name="T7">0GATE PHASES: <text:s text:c="63"/>005</text:span><text:span text:style-name="T7"/></text:p>
      <text:p text:style-name="P19" loext:marker-style-name="T1"><text:span text:style-name="T7">0 <text:s text:c="2"/>METEOR: PHASE I <text:s text:c="2"/>(26/6/74 - 27/6/74), <text:s text:c="34"/>006</text:span><text:span text:style-name="T7"/></text:p>
      <text:p text:style-name="P19" loext:marker-style-name="T1"><text:span text:style-name="T7">0 <text:s text:c="10"/>PHASE III (19/9/74 - 21/9/74), BUT WITHOUT THE DATA <text:s text:c="13"/>007</text:span><text:span text:style-name="T7"/></text:p>
      <text:p text:style-name="P19" loext:marker-style-name="T1"><text:span text:style-name="T7">0 <text:s text:c="41"/>FROM TRACKLINE III, <text:s text:c="14"/>008</text:span><text:span text:style-name="T7"/></text:p>
      <text:p text:style-name="P19" loext:marker-style-name="T1"><text:span text:style-name="T7">0 <text:s text:c="2"/>PLANET: PHASE III (31/8/74 - 20/9/74). <text:s text:c="34"/>009</text:span><text:span text:style-name="T7"/></text:p>
      <text:p text:style-name="P114" loext:marker-style-name="T1"><text:span text:style-name="T64"/></text:p>
      <text:p text:style-name="P113" loext:marker-style-name="T1"><text:span text:style-name="T7">3.34.13.102_-_3.34.21.102_R_2,1-2,1-2_19740601-19740930-</text:span><text:span text:style-name="T64">316</text:span><text:span text:style-name="T7"> – 382</text:span></text:p>
      <text:p text:style-name="P113" loext:marker-style-name="T1"><text:span text:style-name="T7"/></text:p>
      <text:p text:style-name="P19" loext:marker-style-name="T1"><text:span text:style-name="T7">0 <text:s/>THIS TAPE CONSISTS OF 15 FILES (TEST-FILE AND TAPE-HEADER-FILE EXCLUDED) <text:s/>005</text:span></text:p>
      <text:p text:style-name="P19" loext:marker-style-name="T1"><text:span text:style-name="T7">0 <text:s text:c="75"/>006</text:span><text:span text:style-name="T7"/></text:p>
      <text:p text:style-name="P19" loext:marker-style-name="T1"><text:span text:style-name="T7">0 <text:s text:c="4"/>FILE-NR.: <text:s text:c="61"/>007</text:span><text:span text:style-name="T7"/></text:p>
      <text:p text:style-name="P19" loext:marker-style-name="T1"><text:span text:style-name="T7">0 <text:s text:c="75"/>008</text:span><text:span text:style-name="T7"/></text:p>
      <text:p text:style-name="P19" loext:marker-style-name="T1"><text:span text:style-name="T7">0 <text:s text:c="5"/>1- <text:s/>4 <text:s text:c="3"/>THERMISTOR CHAIN DATA OF THE BUOY SYLVIA AND THE <text:s text:c="12"/>009</text:span><text:span text:style-name="T7"/></text:p>
      <text:p text:style-name="P19" loext:marker-style-name="T1"><text:span text:style-name="T7">0 <text:s text:c="14"/>MOORINGS M1,M2,M3 <text:s text:c="2"/>(R.V. ANTON DOHRN) <text:s text:c="5"/>(GATE PHASE 2) <text:s text:c="2"/>010</text:span><text:span text:style-name="T7"/></text:p>
      <text:p text:style-name="P19" loext:marker-style-name="T1"><text:span text:style-name="T7">0 <text:s text:c="75"/>011</text:span><text:span text:style-name="T7"/></text:p>
      <text:p text:style-name="P19" loext:marker-style-name="T1"><text:span text:style-name="T7">0 <text:s text:c="7"/>5 <text:s text:c="5"/>CURRENT METER PROFILES <text:s/>OF THE R.V. METEOR <text:s/>(GATE PHASE 1) <text:s text:c="2"/>012</text:span><text:span text:style-name="T7"/></text:p>
      <text:p text:style-name="P19" loext:marker-style-name="T1"><text:span text:style-name="T7">0 <text:s text:c="7"/>6 <text:s text:c="5"/>CURRENT METER PROFILES <text:s/>OF THE R.V. METEOR <text:s/>(GATE PHASE 2) <text:s text:c="2"/>013</text:span><text:span text:style-name="T7"/></text:p>
      <text:p text:style-name="P19" loext:marker-style-name="T1"><text:span text:style-name="T7">0 <text:s text:c="75"/>014</text:span><text:span text:style-name="T7"/></text:p>
      <text:p text:style-name="P19" loext:marker-style-name="T1"><text:span text:style-name="T7">0 <text:s text:c="7"/>7 <text:s text:c="5"/>CTD-PROFILES OF THE R.V. METEOR <text:s text:c="12"/>(GATE PHASE 1) <text:s text:c="2"/>015</text:span><text:span text:style-name="T7"/></text:p>
      <text:p text:style-name="P19" loext:marker-style-name="T1"><text:span text:style-name="T7">0 <text:s text:c="7"/>8 <text:s text:c="5"/>CTD-PROFILES OF THE R.V. METEOR <text:s text:c="12"/>(GATE PHASE 2) <text:s text:c="2"/>016</text:span><text:span text:style-name="T7"/></text:p>
      <text:p text:style-name="P19" loext:marker-style-name="T1"><text:span text:style-name="T7">0 <text:s text:c="75"/>017</text:span><text:span text:style-name="T7"/></text:p>
      <text:p text:style-name="P19" loext:marker-style-name="T1"><text:span text:style-name="T7">0 <text:s text:c="7"/>9 <text:s text:c="5"/>WAVE MEASUREMENTS <text:s text:c="2"/>(R.V. METEOR) <text:s text:c="10"/>(GATE PHASE 2) <text:s text:c="2"/>018</text:span><text:span text:style-name="T7"/></text:p>
      <text:p text:style-name="P19" loext:marker-style-name="T1"><text:span text:style-name="T7">0 <text:s text:c="4"/>10- 15 <text:s text:c="3"/>WAVE MEASUREMENTS <text:s text:c="2"/>(R.V. METEOR) <text:s text:c="10"/>(GATE PHASE 3) <text:s text:c="2"/>019</text:span><text:span text:style-name="T7"/></text:p>
      <text:p text:style-name="P115" loext:marker-style-name="T1"><text:span text:style-name="T7"/></text:p>
      <text:p text:style-name="P115" loext:marker-style-name="T1"><text:span text:style-name="T7">3.34.21.104_-_3.34.25.103_R_1,1-3,1_19740601-19740930-001 - 0</text:span><text:span text:style-name="T66">18</text:span></text:p>
      <text:p text:style-name="P115" loext:marker-style-name="T1"><text:span text:style-name="T7"/></text:p>
      <text:p text:style-name="P19" loext:marker-style-name="T1"><text:span text:style-name="T7">1 <text:s text:c="8"/>THAT SET CONTAINS MBT CASTS.ALL DATA ARE WRITTEN AS INTEGER NUMBERS011</text:span></text:p>
      <text:p text:style-name="P114" loext:marker-style-name="T1"><text:span text:style-name="T7"/></text:p>
      <text:p text:style-name="P114" loext:marker-style-name="T1"><text:span text:style-name="T7">131SHIP <text:s text:c="3"/>EREA <text:s text:c="17"/>MUSSON</text:span></text:p>
      <text:p text:style-name="P116" loext:marker-style-name="T1"><text:span text:style-name="T7">131SHIP <text:s text:c="3"/>UHQS <text:s text:c="7"/>ACADEMIC KOROLOV</text:span></text:p>
      <text:p text:style-name="P116" loext:marker-style-name="T1"><text:span text:style-name="T7">131SHIP <text:s text:c="3"/>ERES <text:s text:c="17"/>PASSAT</text:span></text:p>
      <text:p text:style-name="P116" loext:marker-style-name="T1"><text:span text:style-name="T7">131SHIP <text:s text:c="3"/>UQIH <text:s text:c="12"/>M.LOMONOSOV</text:span></text:p>
      <text:p text:style-name="P116" loext:marker-style-name="T1"><text:span text:style-name="T7">131SHIP <text:s text:c="3"/>UZGH <text:s text:c="18"/>PORYV</text:span></text:p>
      <text:p text:style-name="P116" loext:marker-style-name="T1"><text:span text:style-name="T7">131SHIP <text:s text:c="3"/>UPUI <text:s text:c="9"/>PROFESSOR VIZE</text:span></text:p>
      <text:p text:style-name="P116" loext:marker-style-name="T1"><text:soft-page-break/><text:span text:style-name="T7">131SHIP <text:s text:c="3"/>UHGZ <text:s text:c="10"/>SEMEN DEZHNEV</text:span></text:p>
      <text:p text:style-name="P116" loext:marker-style-name="T1"><text:span text:style-name="T7">131SHIP <text:s text:c="3"/>UBLF <text:s text:c="5"/>ACADEMIC KURCHATOV</text:span></text:p>
      <text:p text:style-name="P116" loext:marker-style-name="T1"><text:span text:style-name="T7">131SHIP <text:s text:c="3"/>EREI <text:s text:c="18"/>OKEAN</text:span></text:p>
      <text:p text:style-name="P116" loext:marker-style-name="T1"><text:span text:style-name="T7">131SHIP <text:s text:c="3"/>EREH <text:s text:c="17"/>PRIBOY</text:span></text:p>
      <text:p text:style-name="P116" loext:marker-style-name="T1"><text:span text:style-name="T7">131SHIP <text:s text:c="3"/>EREU <text:s text:c="10"/>ERNST KRENKEL</text:span></text:p>
      <text:p text:style-name="P116" loext:marker-style-name="T1"><text:span text:style-name="T7">131SHIP <text:s text:c="3"/>UMFW <text:s text:c="8"/>PROFESSOR ZUBOV</text:span></text:p>
      <text:p text:style-name="P116" loext:marker-style-name="T1"><text:span text:style-name="T7">131SHIP <text:s text:c="3"/>EREB <text:s text:c="18"/>VOLNA</text:span></text:p>
      <text:p text:style-name="P116" loext:marker-style-name="T1"><text:span text:style-name="T7">131SHIP <text:s text:c="3"/>UHGZ SEMEN DEZHNEV</text:span></text:p>
      <text:p text:style-name="P116" loext:marker-style-name="T1"><text:span text:style-name="T7">131SHIP <text:s text:c="3"/>UBLF ACADEMIC KURCHATOV</text:span></text:p>
      <text:p text:style-name="P116" loext:marker-style-name="T1"><text:span text:style-name="T7">131SHIP <text:s text:c="3"/>EREA MUSSON</text:span></text:p>
      <text:p text:style-name="P116" loext:marker-style-name="T1"><text:span text:style-name="T7">131SHIP <text:s text:c="3"/>EREH PRIBOY</text:span></text:p>
      <text:p text:style-name="P116" loext:marker-style-name="T1"><text:span text:style-name="T7">131SHIP <text:s text:c="3"/>ERES PORYV</text:span></text:p>
      <text:p text:style-name="P116" loext:marker-style-name="T1"><text:span text:style-name="T7">131SHIP <text:s text:c="3"/>EREU ERNST KRENKEL</text:span></text:p>
      <text:p text:style-name="P116" loext:marker-style-name="T1"><text:span text:style-name="T7">131SHIP <text:s text:c="3"/>UZGH PASSAT</text:span></text:p>
      <text:p text:style-name="P116" loext:marker-style-name="T1"><text:span text:style-name="T7">131SHIP <text:s text:c="3"/>UQIH M.LOMONOSOV</text:span></text:p>
      <text:p text:style-name="P116" loext:marker-style-name="T1"><text:span text:style-name="T7">131SHIP <text:s text:c="3"/>UPUI PROFESSOR VIZE</text:span></text:p>
      <text:p text:style-name="P116" loext:marker-style-name="T1"><text:span text:style-name="T7"/></text:p>
      <text:p text:style-name="P41" loext:marker-style-name="T1"><text:span text:style-name="T7">3.34.21.104_-_3.34.25.103_R_1,1-3,1_19740601-19740930-01</text:span><text:span text:style-name="T66">9</text:span><text:span text:style-name="T7"> – 079</text:span></text:p>
      <text:p text:style-name="P115" loext:marker-style-name="T1"><text:span text:style-name="T7">3.34.25.103_-_3.34.34.102_R_2-4,1,1_19740601-19740930-001 - 0</text:span><text:span text:style-name="T66">3</text:span><text:span text:style-name="T67">5</text:span></text:p>
      <text:p text:style-name="P115" loext:marker-style-name="T1"><text:span text:style-name="T7"/></text:p>
      <text:p text:style-name="P19" loext:marker-style-name="T1"><text:span text:style-name="T7">0 THIS TAPE CONTAINS GATE DATA FOR NANSEN CASTS (T,S,02,PO4,SI) OBSERVATIONS.004</text:span></text:p>
      <text:p text:style-name="P19" loext:marker-style-name="T1"><text:span text:style-name="T7">0 THIS TAPE CONTAINS TWO FILES: THE FIRST PERTAINS TO NHI SIRIUS AND THE SE <text:s/>005</text:span><text:span text:style-name="T7"/></text:p>
      <text:p text:style-name="P19" loext:marker-style-name="T1"><text:span text:style-name="T7">0 COND PERTAINS TO NOC ALMIRANTE SALDANHA. ELECTRONIC DATA PROCESSING RESPON 006</text:span><text:span text:style-name="T7"/></text:p>
      <text:p text:style-name="P19" loext:marker-style-name="T1"><text:span text:style-name="T7">0 SABILITY : SYSTEMS ENGINEER SERGIO COSTA PINTO. <text:s text:c="27"/>007</text:span><text:span text:style-name="T7"/></text:p>
      <text:p text:style-name="P116" loext:marker-style-name="T1"><text:span text:style-name="T7"/></text:p>
      <text:p text:style-name="P117" loext:marker-style-name="T1"><text:span text:style-name="T7">3.34.25.103_-_3.34.34.102_R_2-4,1,1_19740601-19740930-0</text:span><text:span text:style-name="T66">3</text:span><text:span text:style-name="T67">6</text:span><text:span text:style-name="T7"> - 04</text:span><text:span text:style-name="T67">0</text:span></text:p>
      <text:p text:style-name="P117" loext:marker-style-name="T1"><text:span text:style-name="T7"/></text:p>
      <text:p text:style-name="P118" loext:marker-style-name="T1"><text:span text:style-name="T7">0 THIS TAPE CONTAINS GATE DATA FOR THERMOSALINOGRAPH OBSERVATIONS (T,S-SURFAC004</text:span></text:p>
      <text:p text:style-name="P118" loext:marker-style-name="T1"><text:span text:style-name="T7">0E). THIS TAPE CONTAINS ONE FILE WITH INFORMATIONS OF NOC ALMIRANTE SALDANHA 005</text:span><text:span text:style-name="T7"/></text:p>
      <text:p text:style-name="P118" loext:marker-style-name="T1"><text:span text:style-name="T7">0 DURING GATE OPERATIONS. ELETRONIC DATA PROCESSING RESPONSABILITY: SYSTEMS <text:s/>006</text:span><text:span text:style-name="T7"/></text:p>
      <text:p text:style-name="P118" loext:marker-style-name="T1"><text:span text:style-name="T7">0 ENGINNER SERGIO COSTA PINTO. <text:s text:c="46"/>007</text:span><text:span text:style-name="T7"/></text:p>
      <text:p text:style-name="P117" loext:marker-style-name="T1"><text:span text:style-name="T7"/></text:p>
      <text:p text:style-name="P117" loext:marker-style-name="T1"><text:span text:style-name="T7">3.34.25.103_-_3.34.34.102_R_2-4,1,1_19740601-19740930-0</text:span><text:span text:style-name="T67">41</text:span><text:span text:style-name="T7"> - 044</text:span></text:p>
      <text:p text:style-name="P117" loext:marker-style-name="T1"><text:span text:style-name="T7"/></text:p>
      <text:p text:style-name="P19" loext:marker-style-name="T1"><text:span text:style-name="T7">0 <text:s text:c="8"/>APROXIMATELY THERE WERE FOUR THOUSAND OF CARDS FROM NANSEN <text:s text:c="8"/>008</text:span></text:p>
      <text:p text:style-name="P19" loext:marker-style-name="T1"><text:span text:style-name="T7">0 <text:s text:c="8"/>CASTS AND XBT TRACES <text:s text:c="46"/>009</text:span><text:span text:style-name="T7"/></text:p>
      <text:p text:style-name="P41" loext:marker-style-name="T1"><text:span text:style-name="T7"/></text:p>
      <text:p text:style-name="P41" loext:marker-style-name="T1"><text:span text:style-name="T7">3.34.39.101_-_3.36.02.103_R_1,1-4_19740601-19740930-001 - 01</text:span><text:span text:style-name="T67">0</text:span></text:p>
      <text:p text:style-name="P41" loext:marker-style-name="T1"><text:span text:style-name="T7"/></text:p>
      <text:p text:style-name="P75" loext:marker-style-name="T1"><text:span text:style-name="T54">0 <text:s text:c="27"/>RADAR, HYBRID PPI DATA <text:s text:c="25"/>007</text:span></text:p>
      <text:p text:style-name="P41" loext:marker-style-name="T1"><text:span text:style-name="T7"/></text:p>
      <text:p text:style-name="P117" loext:marker-style-name="T1"><text:span text:style-name="T7">3.34.39.101_-_3.36.02.103_R_1,1-4_19740601-19740930-0</text:span><text:span text:style-name="T67">1</text:span><text:span text:style-name="T7">1 - 021</text:span></text:p>
      <text:p text:style-name="P117" loext:marker-style-name="T1"><text:span text:style-name="T7"/></text:p>
      <text:p text:style-name="P19" loext:marker-style-name="T1"><text:span text:style-name="T7">0 <text:s text:c="27"/>RADAR, HYBRID PPI DATA <text:s text:c="25"/>007</text:span></text:p>
      <text:p text:style-name="P41" loext:marker-style-name="T1"><text:span text:style-name="T7"/></text:p>
      <text:p text:style-name="P41" loext:marker-style-name="T1"><text:span text:style-name="T7">3.36.02.103_-_3.36.02.103_R_10-14_19740601-19740930-001 - 020</text:span></text:p>
      <text:p text:style-name="P41" loext:marker-style-name="T1"><text:span text:style-name="T7">3.36.02.103_-_3.36.02.103_R_15-19_19740601-19740930-001 – 020</text:span></text:p>
      <text:p text:style-name="P41" loext:marker-style-name="T1"><text:span text:style-name="T7">3.36.02.103_-_3.36.02.103_R_20-24_19740601-19740930-001 - 020</text:span></text:p>
      <text:p text:style-name="P41" loext:marker-style-name="T1"><text:span text:style-name="T7">3.36.02.103_-_3.36.02.103_R_25-29_19740601-19740930-001 - 020</text:span></text:p>
      <text:p text:style-name="P41" loext:marker-style-name="T1"><text:span text:style-name="T7"/></text:p>
      <text:p text:style-name="P19" loext:marker-style-name="T1"><text:span text:style-name="T7">HYBRID PPI DATA <text:s text:c="28"/>0121 <text:s text:c="75"/>0131 <text:s text:c="8"/>EACH PPI SCAN CONTAINS A 130 X 130 CARTESIAN ARRAY <text:s/>OF EQUIVALENT <text:s/>0141 <text:s text:c="3"/>REFLECTIVITY FACTOR DATA (DBZ)</text:span></text:p>
      <text:p text:style-name="P41" loext:marker-style-name="T1"><text:span text:style-name="T7"/></text:p>
      <text:p text:style-name="P41" loext:marker-style-name="T1"><text:span text:style-name="T7">3.36.02.103_-_3.36.02.103_R_5-9_19740601-19740930-001 – 020</text:span></text:p>
      <text:p text:style-name="P41" loext:marker-style-name="T1"><text:span text:style-name="T7"/></text:p>
      <text:p text:style-name="P19" loext:marker-style-name="T1"><text:span text:style-name="T7">1 <text:s text:c="24"/>RADAR, HYBRID PPI DATA <text:s text:c="28"/>012</text:span></text:p>
      <text:p text:style-name="P19" loext:marker-style-name="T1"><text:span text:style-name="T7"/></text:p>
      <text:p text:style-name="P41" loext:marker-style-name="T1"><text:span text:style-name="T7">3.36.02.103_-_3.36.02.106_R_30,1-4_19740601-19740930-001 - 020</text:span></text:p>
      <text:p text:style-name="P41" loext:marker-style-name="T1"><text:span text:style-name="T7">3.36.02.106_-_3.36.13.102_R_5-8,1_19740601-19740930-001 - 020</text:span></text:p>
      <text:p text:style-name="P41" loext:marker-style-name="T1"><text:span text:style-name="T7">3.36.13.102_-_3.36.21.102_R_2-3,1-3_19740601-19740930-001 </text:span><text:span text:style-name="T35">- 190</text:span></text:p>
      <text:p text:style-name="P35" loext:marker-style-name="T1"><text:toc-mark-start text:id="IMark105553237479776" text:outline-level="1"/><text:span text:style-name="T11">3.36.21.102-3.60.02.105_19740601-19740930</text:span><text:toc-mark-end text:id="IMark105553237479776"/></text:p>
      <text:p text:style-name="P20" loext:marker-style-name="T1"/>
      <text:p text:style-name="P19" loext:marker-style-name="T1"><text:span text:style-name="T7">0 <text:s text:c="2"/>THIS TAPE NUMBER WDCA0816 CONTAINS DIGITAL RADARDATA FROM RV.METEOR. <text:s text:c="4"/>005</text:span></text:p>
      <text:p text:style-name="P19" loext:marker-style-name="T1"><text:span text:style-name="T7">0 <text:s text:c="2"/>TAPE 04 OF 16 <text:s text:c="7"/>TAPE CONTAINS DATA FROM 7407071702 TO 7407091350 <text:s text:c="3"/>006</text:span><text:span text:style-name="T7"/></text:p>
      <text:p text:style-name="P19" loext:marker-style-name="T1"><text:span text:style-name="T7">0 <text:s text:c="2"/>METHOD OF RAIN INTENSITY MEASUREMENT # <text:s text:c="34"/>007</text:span><text:span text:style-name="T7"/></text:p>
      <text:p text:style-name="P19" loext:marker-style-name="T1"><text:span text:style-name="T7">0 <text:s text:c="2"/>SCANNING OF PRECIPITATION AREAS IN A GRIDLIKE FASHION AND DIGITALIZING <text:s text:c="2"/>008</text:span><text:span text:style-name="T7"/></text:p>
      <text:p text:style-name="P19" loext:marker-style-name="T1"><text:span text:style-name="T7">0 <text:s text:c="2"/>THE REFLECTED ECHO FROM EVERY GRID-POINT. <text:s text:c="31"/>009</text:span><text:span text:style-name="T7"/></text:p>
      <text:p text:style-name="P20" loext:marker-style-name="T1"/>
      <text:p text:style-name="P72" loext:marker-style-name="T1"><text:span text:style-name="T7">3.36.21.102_-_3.36.21.102_R_4-8_19740601-19740930-001 - 376</text:span></text:p>
      <text:p text:style-name="P72" loext:marker-style-name="T1"><text:span text:style-name="T7">3.36.21.102_-_3.36.21.102_R_9-13_19740601-19740930-001 - 414</text:span></text:p>
      <text:p text:style-name="P119" loext:marker-style-name="T1"><text:span text:style-name="T7">3.36.21.102_-_3.37.03.101_R_14-16,1,1_19740601-19740930-001 – 232</text:span></text:p>
      <text:p text:style-name="P119" loext:marker-style-name="T1"><text:span text:style-name="T7"/></text:p>
      <text:p text:style-name="P120" loext:marker-style-name="T1"><text:span text:style-name="T7">Radar or other</text:span></text:p>
      <text:p text:style-name="P120" loext:marker-style-name="T1"><text:span text:style-name="T7">CHARCOT</text:span></text:p>
      <text:p text:style-name="P120" loext:marker-style-name="T1"><text:span text:style-name="T7">LA PERLE</text:span></text:p>
      <text:p text:style-name="P120" loext:marker-style-name="T1"><text:span text:style-name="T7">BIDASSOA</text:span></text:p>
      <text:p text:style-name="P120" loext:marker-style-name="T1"><text:span text:style-name="T7">RES.&lt;ACAD.KOROLOV&gt;</text:span></text:p>
      <text:p text:style-name="P120" loext:marker-style-name="T1"><text:span text:style-name="T7">RES.&lt;OCEAN&gt; <text:s text:c="2"/></text:span></text:p>
      <text:p text:style-name="P120" loext:marker-style-name="T1"><text:span text:style-name="T7">RES.&lt;PROF.ZUBOV&gt;</text:span></text:p>
      <text:p text:style-name="P120" loext:marker-style-name="T1"><text:span text:style-name="T7">RES.&lt;PRIBOY&gt;</text:span></text:p>
      <text:p text:style-name="P120" loext:marker-style-name="T1"><text:span text:style-name="T7">RES.&lt;ACAD.KURCHATOV&gt;</text:span></text:p>
      <text:p text:style-name="P120" loext:marker-style-name="T1"><text:span text:style-name="T7">RES.&lt;PASSAT&gt; </text:span></text:p>
      <text:p text:style-name="P120" loext:marker-style-name="T1"><text:span text:style-name="T7">RES.&lt;S.DEZHNEV&gt;</text:span></text:p>
      <text:p text:style-name="P120" loext:marker-style-name="T1"><text:span text:style-name="T7">RES.&lt;ERHST KRENKEL&gt;</text:span></text:p>
      <text:p text:style-name="P120" loext:marker-style-name="T1"><text:span text:style-name="T7">RES.&lt;PROF.VIESE&gt;</text:span></text:p>
      <text:p text:style-name="P120" loext:marker-style-name="T1"><text:span text:style-name="T7">RES.&lt;MICHAIL LOMONOSOV&gt;</text:span></text:p>
      <text:p text:style-name="P120" loext:marker-style-name="T1"><text:span text:style-name="T7">RES.&lt;VOLNA&gt;</text:span></text:p>
      <text:p text:style-name="P120" loext:marker-style-name="T1"><text:span text:style-name="T7">RES.&lt;MUSSON&gt; </text:span></text:p>
      <text:p text:style-name="P120" loext:marker-style-name="T1"><text:span text:style-name="T7">RES.&lt;PORYV&gt;</text:span></text:p>
      <text:p text:style-name="P120" loext:marker-style-name="T1"><text:span text:style-name="T7">R/V MARIANO MATAMOROS</text:span></text:p>
      <text:p text:style-name="P120" loext:marker-style-name="T1"><text:span text:style-name="T7"/></text:p>
      <text:p text:style-name="P119" loext:marker-style-name="T1"><text:span text:style-name="T7">3.37.04.101_-_3.37.39.101_R_1,1,1,1,1_19740601-19740930-001 – 096</text:span></text:p>
      <text:p text:style-name="P119" loext:marker-style-name="T1"><text:span text:style-name="T7"/></text:p>
      <text:p text:style-name="P19" loext:marker-style-name="T1"><text:span text:style-name="T7">1 <text:s text:c="8"/>THIS DATA FILE CONTAINS COEFFICIENTS OF POLYNOMIALS FOR SHIP <text:s text:c="6"/>013</text:span></text:p>
      <text:p text:style-name="P19" loext:marker-style-name="T1"><text:span text:style-name="T7">1 <text:s text:c="4"/>LATITUDE AND LONGITUDE(OR U- AND V- COMPONENTS OF SHIP VELOCITY) <text:s text:c="6"/>014</text:span><text:span text:style-name="T7"/></text:p>
      <text:p text:style-name="P19" loext:marker-style-name="T1"><text:span text:style-name="T7">1 <text:s text:c="4"/>AS A FUNCTION OF TIME. THE FILE IS CONTINUOUS IN TIME AND CAN BE <text:s text:c="6"/>015</text:span><text:span text:style-name="T7"/></text:p>
      <text:p text:style-name="P119" loext:marker-style-name="T1"><text:span text:style-name="T7"/></text:p>
      <text:p text:style-name="P121" loext:marker-style-name="T1"><text:span text:style-name="T7">3.38.02.102_-_3.42.02.101_R_1,1,1,1,1_19740601-19740930-001 – </text:span><text:span text:style-name="T68">049</text:span></text:p>
      <text:p text:style-name="P121" loext:marker-style-name="T1"><text:span text:style-name="T7"/></text:p>
      <text:p text:style-name="P19" loext:marker-style-name="T1"><text:span text:style-name="T7">1THIS FILE CONSISTS OF </text:span><text:span text:style-name="T19">CYCLESONDE</text:span><text:span text:style-name="T7"> DATA. MISSING DATA GIVEN BY 999999.992 <text:s text:c="4"/>011</text:span></text:p>
      <text:p text:style-name="P19" loext:marker-style-name="T1"><text:span text:style-name="T7">1TIME AS DATA GIVEN BY DECIMAL HOURS FROM START OF YEAR. <text:s text:c="20"/>012</text:span><text:span text:style-name="T7"/></text:p>
      <text:p text:style-name="P122" loext:marker-style-name="T1"><text:span text:style-name="T7"/></text:p>
      <text:p text:style-name="P121" loext:marker-style-name="T1"><text:span text:style-name="T7">3.38.02.102_-_3.42.02.101_R_1,1,1,1,1_19740601-19740930-0</text:span><text:span text:style-name="T68">50</text:span><text:span text:style-name="T7"> – 4</text:span><text:span text:style-name="T68">03</text:span></text:p>
      <text:p text:style-name="P121" loext:marker-style-name="T1"><text:span text:style-name="T68"/></text:p>
      <text:p text:style-name="P19" loext:marker-style-name="T1"><text:span text:style-name="T68">1GATE 020570BUOYE3 <text:s text:c="5"/>99999740912000000USA <text:s text:c="14"/>PMEL <text:s text:c="13"/>001</text:span></text:p>
      <text:p text:style-name="P19" loext:marker-style-name="T1"><text:span text:style-name="T7">141BUOYE3 <text:s text:c="5"/>BUOYE3 <text:s text:c="17"/>9999999999HALPERN <text:s text:c="16"/>2113002</text:span><text:span text:style-name="T7"/></text:p>
      <text:p text:style-name="P121" loext:marker-style-name="T1"><text:span text:style-name="T68"/></text:p>
      <text:p text:style-name="P121" loext:marker-style-name="T1"><text:span text:style-name="T7">3.38.02.102_-_3.42.02.101_R_1,1,1,1,1_19740601-19740930-</text:span><text:span text:style-name="T68">404</text:span><text:span text:style-name="T7"> – 422</text:span></text:p>
      <text:p text:style-name="P121" loext:marker-style-name="T1"><text:span text:style-name="T7"/></text:p>
      <text:p text:style-name="P19" loext:marker-style-name="T1"><text:span text:style-name="T7">1GATE 130010 15 MINUTE58 <text:s text:c="16"/>CANADA <text:s text:c="11"/>BEDFORD INSTITUTE 001</text:span></text:p>
      <text:p text:style-name="P19" loext:marker-style-name="T1"><text:span text:style-name="T7">141BUOY E4 <text:s text:c="4"/>MOORING E4 <text:s text:c="13"/>74053 <text:s text:c="4"/>W.ENGLISH <text:s text:c="14"/>2402002</text:span><text:span text:style-name="T7"/></text:p>
      <text:p text:style-name="P123" loext:marker-style-name="T1"><text:span text:style-name="T7"/></text:p>
      <text:p text:style-name="P119" loext:marker-style-name="T1"><text:span text:style-name="T7">3.42.13.101_-_3.48.21.102_R_1,1,1,1,1_19740601-19740930-001 - </text:span><text:span text:style-name="T68">0</text:span><text:span text:style-name="T7">0</text:span><text:span text:style-name="T68">7</text:span></text:p>
      <text:p text:style-name="P119" loext:marker-style-name="T1"><text:span text:style-name="T7"/></text:p>
      <text:p text:style-name="P19" loext:marker-style-name="T1"><text:span text:style-name="T7">1 GATE 20510FILE <text:s/>57 <text:s text:c="3"/>9999976 702204312U.S.A. <text:s text:c="11"/>NOAA/AOML/SAIL <text:s text:c="5"/>1</text:span></text:p>
      <text:p text:style-name="P19" loext:marker-style-name="T1"><text:span text:style-name="T7">131SHIP <text:s text:c="7"/>GILLIS <text:s text:c="17"/>9999999999DUNCAN B. ROSS <text:s text:c="9"/>2102 <text:s/>2</text:span><text:span text:style-name="T7"/></text:p>
      <text:p text:style-name="P19" loext:marker-style-name="T1"><text:span text:style-name="T7">143BUOY <text:s text:c="7"/>SAIL BUOY <text:s text:c="2"/>SAIL BUOY <text:s text:c="2"/>9999999999WILLIAM MCLEISH <text:s text:c="8"/>2102 <text:s/>3</text:span><text:span text:style-name="T7"/></text:p>
      <text:p text:style-name="P123" loext:marker-style-name="T1"><text:span text:style-name="T7"/></text:p>
      <text:p text:style-name="P121" loext:marker-style-name="T1"><text:span text:style-name="T7">3.42.13.101_-_3.48.21.102_R_1,1,1,1,1_19740601-19740930-00</text:span><text:span text:style-name="T68">7</text:span><text:span text:style-name="T7"> - 105</text:span></text:p>
      <text:p text:style-name="P121" loext:marker-style-name="T1"><text:span text:style-name="T7"/></text:p>
      <text:p text:style-name="P19" loext:marker-style-name="T1"><text:span text:style-name="T7"/></text:p>
      <text:p text:style-name="P19" loext:marker-style-name="T1"><text:soft-page-break/><text:span text:style-name="T7">1GATE 210017 <text:s text:c="4"/>PHASE 300001751013180000FRG <text:s text:c="14"/>MET.INST.UNI.HAMB.001</text:span></text:p>
      <text:p text:style-name="P19" loext:marker-style-name="T1"><text:span text:style-name="T7">143BUOY <text:s text:c="7"/>BUOY MET.INST.UNI.HAMB. 9999999999PROF. DR. LUTZ HASSE <text:s text:c="3"/>1225002</text:span><text:span text:style-name="T7"/></text:p>
      <text:p text:style-name="P19" loext:marker-style-name="T1"><text:span text:style-name="T7">131SHIP <text:s text:c="3"/>DBBHMETEOR <text:s text:c="17"/>0000000034DR. E. AUGSTEIN <text:s text:c="8"/>1220003</text:span><text:span text:style-name="T7"/></text:p>
      <text:p text:style-name="P122" loext:marker-style-name="T1"><text:span text:style-name="T7"/></text:p>
      <text:p text:style-name="P124" loext:marker-style-name="T1"><text:span text:style-name="T7">3.48.21.102_-_3.60.02.101_R_2-3,1-3_19740601-19740930-001 - 0</text:span><text:span text:style-name="T69">10</text:span></text:p>
      <text:p text:style-name="P124" loext:marker-style-name="T1"><text:span text:style-name="T7"/></text:p>
      <text:p text:style-name="P19" loext:marker-style-name="T1"><text:span text:style-name="T7">1GATE 020300N6539C17300099999750515171323 <text:s text:c="6"/>USA <text:s text:c="14"/>NCAR <text:s text:c="6"/>001</text:span></text:p>
      <text:p text:style-name="P19" loext:marker-style-name="T1"><text:span text:style-name="T7">161 A/CNOAA 39 <text:s text:c="4"/>NOAA DC-6 <text:s text:c="10"/>173000 <text:s text:c="7"/>MICHIE <text:s text:c="13"/>1513002</text:span><text:span text:style-name="T7"/></text:p>
      <text:p text:style-name="P125" loext:marker-style-name="T1"><text:span text:style-name="T7"/></text:p>
      <text:p text:style-name="P119" loext:marker-style-name="T1"><text:span text:style-name="T7">3.48.21.102_-_3.60.02.101_R_2-3,1-3_19740601-19740930-01</text:span><text:span text:style-name="T69">1</text:span><text:span text:style-name="T7"> - 026</text:span></text:p>
      <text:p text:style-name="P119" loext:marker-style-name="T1"><text:span text:style-name="T7"/></text:p>
      <text:p text:style-name="P19" loext:marker-style-name="T1"><text:span text:style-name="T7">1GATE 020300N6541C24804099999760818184502 <text:s text:c="6"/>USA <text:s text:c="14"/>NCAR <text:s text:c="6"/>001</text:span></text:p>
      <text:p text:style-name="P19" loext:marker-style-name="T1"><text:span text:style-name="T7">161 A/CNOAA 41 <text:s text:c="4"/>NOAA US-C130 <text:s text:c="7"/>248040 <text:s text:c="7"/>DAVIS <text:s text:c="14"/>1514002</text:span><text:span text:style-name="T7"/></text:p>
      <text:p text:style-name="P123" loext:marker-style-name="T1"><text:span text:style-name="T7"/></text:p>
      <text:p text:style-name="P119" loext:marker-style-name="T1"><text:span text:style-name="T7">3.60.02.101_-_3.60.02.101_R_14-18_19740601-19740930-001 - 0</text:span><text:span text:style-name="T69">22</text:span></text:p>
      <text:p text:style-name="P119" loext:marker-style-name="T1"><text:span text:style-name="T7"/></text:p>
      <text:p text:style-name="P19" loext:marker-style-name="T1"><text:span text:style-name="T7">1GATE 020300N712NA24804099999760310184205 <text:s text:c="5"/>USA <text:s text:c="15"/>NCAR <text:s text:c="6"/>001</text:span></text:p>
      <text:p text:style-name="P19" loext:marker-style-name="T1"><text:span text:style-name="T7">161 A/CNASA 712 <text:s/>NASA CONVAIR 990 <text:s text:c="5"/>248040 <text:s text:c="7"/>PETERSON <text:s text:c="11"/>1513002</text:span><text:span text:style-name="T7"/></text:p>
      <text:p text:style-name="P123" loext:marker-style-name="T1"><text:span text:style-name="T7"/></text:p>
      <text:p text:style-name="P124" loext:marker-style-name="T1"><text:span text:style-name="T7">3.60.02.101_-_3.60.02.101_R_14-18_19740601-19740930-0</text:span><text:span text:style-name="T69">23</text:span><text:span text:style-name="T7"> - 0</text:span><text:span text:style-name="T69">30</text:span></text:p>
      <text:p text:style-name="P124" loext:marker-style-name="T1"><text:span text:style-name="T7"/></text:p>
      <text:p text:style-name="P19" loext:marker-style-name="T1"><text:span text:style-name="T7">1GATE 020300N712NA25001099999760824181450 <text:s text:c="5"/>USA <text:s text:c="15"/>NCAR <text:s text:c="6"/>001</text:span></text:p>
      <text:p text:style-name="P19" loext:marker-style-name="T1"><text:span text:style-name="T7">161 A/CNASA 712 <text:s/>NASA CONVAIR 990 <text:s text:c="5"/>250010 <text:s text:c="7"/>PETERSON <text:s text:c="11"/>1513002</text:span><text:span text:style-name="T7"/></text:p>
      <text:p text:style-name="P125" loext:marker-style-name="T1"><text:span text:style-name="T7"/></text:p>
      <text:p text:style-name="P124" loext:marker-style-name="T1"><text:span text:style-name="T7">3.60.02.101_-_3.60.02.101_R_19-23_19740601-19740930-001 – 0</text:span><text:span text:style-name="T69">2</text:span><text:span text:style-name="T7">0</text:span></text:p>
      <text:p text:style-name="P124" loext:marker-style-name="T1"><text:span text:style-name="T7"/></text:p>
      <text:p text:style-name="P19" loext:marker-style-name="T1"><text:span text:style-name="T7">1GATE 020300N6539C21301299999760515115758 <text:s text:c="6"/>USA <text:s text:c="14"/>NCAR <text:s text:c="6"/>001</text:span></text:p>
      <text:p text:style-name="P19" loext:marker-style-name="T1"><text:span text:style-name="T7">161 A/CNOAA 39 <text:s text:c="4"/>NOAA DC-6 <text:s text:c="10"/>213012 <text:s text:c="7"/>MICHIE <text:s text:c="13"/>1513002</text:span><text:span text:style-name="T7"/></text:p>
      <text:p text:style-name="P125" loext:marker-style-name="T1"><text:span text:style-name="T7"/></text:p>
      <text:p text:style-name="P124" loext:marker-style-name="T1"><text:span text:style-name="T7">3.60.02.101_-_3.60.02.101_R_19-23_19740601-19740930-0</text:span><text:span text:style-name="T69">2</text:span><text:span text:style-name="T7">1 - 030</text:span></text:p>
      <text:p text:style-name="P124" loext:marker-style-name="T1"><text:span text:style-name="T7"/></text:p>
      <text:p text:style-name="P19" loext:marker-style-name="T1"><text:span text:style-name="T7">1GATE 020300N6539C22201099999760515225531 <text:s text:c="6"/>USA <text:s text:c="14"/>NCAR <text:s text:c="6"/>001</text:span></text:p>
      <text:p text:style-name="P19" loext:marker-style-name="T1"><text:span text:style-name="T7">161 A/CNOAA 39 <text:s text:c="4"/>NOAA DC-6 <text:s text:c="10"/>222010 <text:s text:c="7"/>MICHIE <text:s text:c="13"/>1513002</text:span><text:span text:style-name="T7"/></text:p>
      <text:p text:style-name="P123" loext:marker-style-name="T1"><text:span text:style-name="T7"/></text:p>
      <text:p text:style-name="P119" loext:marker-style-name="T1"><text:span text:style-name="T7">3.60.02.101_-_3.60.02.101_R_24-28_19740601-19740930-001 - 02</text:span><text:span text:style-name="T69">0</text:span></text:p>
      <text:p text:style-name="P119" loext:marker-style-name="T1"><text:span text:style-name="T7"/></text:p>
      <text:p text:style-name="P19" loext:marker-style-name="T1"><text:span text:style-name="T7">1GATE 020300N6541C22002099999760515122937 <text:s text:c="6"/>USA <text:s text:c="14"/>NCAR <text:s text:c="6"/>001</text:span></text:p>
      <text:p text:style-name="P19" loext:marker-style-name="T1"><text:span text:style-name="T7">161 A/CNOAA 41 <text:s text:c="4"/>NOAA US-C130 <text:s text:c="7"/>220020 <text:s text:c="7"/>DAVIS <text:s text:c="14"/>1514002</text:span><text:span text:style-name="T7"/></text:p>
      <text:p text:style-name="P123" loext:marker-style-name="T1"><text:span text:style-name="T7"/></text:p>
      <text:p text:style-name="P124" loext:marker-style-name="T1"><text:span text:style-name="T7">3.60.02.101_-_3.60.02.101_R_24-28_19740601-19740930-0</text:span><text:span text:style-name="T69">2</text:span><text:span text:style-name="T7">1 - 029</text:span></text:p>
      <text:p text:style-name="P124" loext:marker-style-name="T1"><text:span text:style-name="T7"/></text:p>
      <text:p text:style-name="P19" loext:marker-style-name="T1"><text:span text:style-name="T7">1GATE 020300N6541C22604099999760519195948 <text:s text:c="6"/>USA <text:s text:c="14"/>NCAR <text:s text:c="6"/>001</text:span></text:p>
      <text:p text:style-name="P19" loext:marker-style-name="T1"><text:span text:style-name="T7">161 A/CNOAA 41 <text:s text:c="4"/>NOAA US-C130 <text:s text:c="7"/>226040 <text:s text:c="7"/>DAVIS <text:s text:c="14"/>1514002</text:span><text:span text:style-name="T7"/></text:p>
      <text:p text:style-name="P123" loext:marker-style-name="T1"><text:span text:style-name="T7"/></text:p>
      <text:p text:style-name="P119" loext:marker-style-name="T1"><text:span text:style-name="T7">3.60.02.101_-_3.60.02.101_R_29-33_19740601-19740930-001 - 0</text:span><text:span text:style-name="T69">20</text:span></text:p>
      <text:p text:style-name="P119" loext:marker-style-name="T1"><text:span text:style-name="T7"/></text:p>
      <text:p text:style-name="P19" loext:marker-style-name="T1"><text:span text:style-name="T7">1GATE 020300N712NA22501099999760516180938 <text:s text:c="5"/>USA <text:s text:c="15"/>NCAR <text:s text:c="6"/>001</text:span></text:p>
      <text:p text:style-name="P19" loext:marker-style-name="T1"><text:span text:style-name="T7">161 A/CNASA 712 <text:s/>NASA CONVAIR 990 <text:s text:c="5"/>225010 <text:s text:c="7"/>PETERSON <text:s text:c="11"/>1513002</text:span><text:span text:style-name="T7"/></text:p>
      <text:p text:style-name="P123" loext:marker-style-name="T1"><text:span text:style-name="T7"/></text:p>
      <text:p text:style-name="P124" loext:marker-style-name="T1"><text:span text:style-name="T7">3.60.02.101_-_3.60.02.101_R_29-33_19740601-19740930-0</text:span><text:span text:style-name="T69">2</text:span><text:span text:style-name="T7">1 - 033</text:span></text:p>
      <text:p text:style-name="P124" loext:marker-style-name="T1"><text:span text:style-name="T7"/></text:p>
      <text:p text:style-name="P19" loext:marker-style-name="T1"><text:span text:style-name="T7">1GATE 020300N6541C19601099999760616231412 <text:s text:c="6"/>USA <text:s text:c="14"/>NCAR <text:s text:c="6"/>001</text:span></text:p>
      <text:p text:style-name="P19" loext:marker-style-name="T1"><text:span text:style-name="T7">161 A/CNOAA 41 <text:s text:c="4"/>NOAA US-C130 <text:s text:c="7"/>196010 <text:s text:c="7"/>DAVIS <text:s text:c="14"/>1514002</text:span></text:p>
      <text:p text:style-name="P126" loext:marker-style-name="T1"><text:span text:style-name="T7"/></text:p>
      <text:p text:style-name="P126" loext:marker-style-name="T1"><text:span text:style-name="T7">3.60.02.101_-_3.60.02.101_R_34-38_19740601-19740930-001 – </text:span><text:span text:style-name="T70">0</text:span><text:span text:style-name="T71">18</text:span></text:p>
      <text:p text:style-name="P126" loext:marker-style-name="T1"><text:span text:style-name="T71"/></text:p>
      <text:p text:style-name="P19" loext:marker-style-name="T1"><text:span text:style-name="T71">1GATE 020300N6539C17902099999760619115140 <text:s text:c="6"/>USA <text:s text:c="14"/>NCAR <text:s text:c="6"/>001</text:span></text:p>
      <text:p text:style-name="P19" loext:marker-style-name="T1"><text:span text:style-name="T7">161 A/CNOAA 39 <text:s text:c="4"/>NOAA DC-6 <text:s text:c="10"/>179020 <text:s text:c="7"/>MICHIE <text:s text:c="13"/>1513002</text:span><text:span text:style-name="T7"/></text:p>
      <text:p text:style-name="P126" loext:marker-style-name="T1"><text:span text:style-name="T71"/></text:p>
      <text:p text:style-name="P126" loext:marker-style-name="T1"><text:span text:style-name="T7">3.60.02.101_-_3.60.02.101_R_34-38_19740601-19740930-01</text:span><text:span text:style-name="T71">9</text:span><text:span text:style-name="T7"> - </text:span><text:span text:style-name="T70">030</text:span></text:p>
      <text:p text:style-name="P126" loext:marker-style-name="T1"><text:span text:style-name="T7"/></text:p>
      <text:p text:style-name="P19" loext:marker-style-name="T1"><text:soft-page-break/><text:span text:style-name="T7">1GATE 020300N6541C19601099999760616231412 <text:s text:c="6"/>USA <text:s text:c="14"/>NCAR <text:s text:c="6"/>001</text:span></text:p>
      <text:p text:style-name="P19" loext:marker-style-name="T1"><text:span text:style-name="T7">161 A/CNOAA 41 <text:s text:c="4"/>NOAA US-C130 <text:s text:c="7"/>196010 <text:s text:c="7"/>DAVIS <text:s text:c="14"/>1514002</text:span><text:span text:style-name="T7"/></text:p>
      <text:p text:style-name="P126" loext:marker-style-name="T1"><text:span text:style-name="T7"/></text:p>
      <text:p text:style-name="P119" loext:marker-style-name="T1"><text:span text:style-name="T7">3.60.02.101_-_3.60.02.101_R_34-38_19740601-19740930-001 - </text:span><text:span text:style-name="T70">0</text:span><text:span text:style-name="T71">20</text:span></text:p>
      <text:p text:style-name="P119" loext:marker-style-name="T1"><text:span text:style-name="T7"/></text:p>
      <text:p text:style-name="P19" loext:marker-style-name="T1"><text:span text:style-name="T7">1GATE 020300N6539C17902099999760619115140 <text:s text:c="6"/>USA <text:s text:c="14"/>NCAR <text:s text:c="6"/>001</text:span></text:p>
      <text:p text:style-name="P19" loext:marker-style-name="T1"><text:span text:style-name="T7">161 A/CNOAA 39 <text:s text:c="4"/>NOAA DC-6 <text:s text:c="10"/>179020 <text:s text:c="7"/>MICHIE <text:s text:c="13"/>1513002</text:span><text:span text:style-name="T7"/></text:p>
      <text:p text:style-name="P126" loext:marker-style-name="T1"><text:span text:style-name="T7"/></text:p>
      <text:p text:style-name="P126" loext:marker-style-name="T1"><text:span text:style-name="T7">3.60.02.101_-_3.60.02.101_R_34-38_19740601-19740930-0</text:span><text:span text:style-name="T71">21</text:span><text:span text:style-name="T7"> - </text:span><text:span text:style-name="T70">030</text:span></text:p>
      <text:p text:style-name="P126" loext:marker-style-name="T1"><text:span text:style-name="T7"/></text:p>
      <text:p text:style-name="P19" loext:marker-style-name="T1"><text:span text:style-name="T7">1GATE 020300N595KR24201199999761008221905 <text:s text:c="6"/>USA <text:s text:c="14"/>NCAR <text:s text:c="6"/>001</text:span></text:p>
      <text:p text:style-name="P19" loext:marker-style-name="T1"><text:span text:style-name="T7">161 A/CN595 KR <text:s text:c="4"/>NCAR ELECTRA L-188 <text:s/>242011 <text:s text:c="7"/>KELLEY <text:s text:c="13"/>1513002</text:span><text:span text:style-name="T7"/></text:p>
      <text:p text:style-name="P123" loext:marker-style-name="T1"><text:span text:style-name="T7"/></text:p>
      <text:p text:style-name="P119" loext:marker-style-name="T1"><text:span text:style-name="T7">3.60.02.101_-_3.60.02.101_R_39-43_19740601-19740930-001 - </text:span><text:span text:style-name="T70">029</text:span></text:p>
      <text:p text:style-name="P119" loext:marker-style-name="T1"><text:span text:style-name="T7"/></text:p>
      <text:p text:style-name="P19" loext:marker-style-name="T1"><text:span text:style-name="T7">1GATE 020300N6541C17200099999750716200247 <text:s text:c="6"/>USA <text:s text:c="14"/>NCAR <text:s text:c="6"/>001</text:span></text:p>
      <text:p text:style-name="P19" loext:marker-style-name="T1"><text:span text:style-name="T7">161 A/CNOAA 41 <text:s text:c="4"/>NOAA US-C130 <text:s text:c="7"/>172000 <text:s text:c="7"/>DAVIS <text:s text:c="14"/>1514002</text:span><text:span text:style-name="T7"/></text:p>
      <text:p text:style-name="P123" loext:marker-style-name="T1"><text:span text:style-name="T7"/></text:p>
      <text:p text:style-name="P127" loext:marker-style-name="T1"><text:span text:style-name="T7">3.60.02.101_-_3.60.02.101_R_4-8_19740601-19740930-001 - </text:span><text:span text:style-name="T70">0</text:span><text:span text:style-name="T72">21</text:span></text:p>
      <text:p text:style-name="P127" loext:marker-style-name="T1"><text:span text:style-name="T7"/></text:p>
      <text:p text:style-name="P19" loext:marker-style-name="T1"><text:span text:style-name="T7">1GATE 020300N595KR22801099999750915182428 <text:s text:c="6"/>USA <text:s text:c="14"/>NCAR <text:s text:c="6"/>001</text:span></text:p>
      <text:p text:style-name="P19" loext:marker-style-name="T1"><text:span text:style-name="T7">161 A/CN595 KR <text:s text:c="4"/>NCAR ELECTRA L-188 <text:s/>228010 <text:s text:c="7"/>KELLEY <text:s text:c="13"/>1513002</text:span><text:span text:style-name="T7"/></text:p>
      <text:p text:style-name="P119" loext:marker-style-name="T1"><text:span text:style-name="T7"/></text:p>
      <text:p text:style-name="P119" loext:marker-style-name="T1"><text:span text:style-name="T7">3.60.02.101_-_3.60.02.101_R_4-8_19740601-19740930-0</text:span><text:span text:style-name="T72">22</text:span><text:span text:style-name="T7"> - </text:span><text:span text:style-name="T70">034</text:span></text:p>
      <text:p text:style-name="P119" loext:marker-style-name="T1"><text:span text:style-name="T7"/></text:p>
      <text:p text:style-name="P19" loext:marker-style-name="T1"><text:span text:style-name="T7">1GATE 020300N595KR21203099999761001181758 <text:s text:c="6"/>USA <text:s text:c="14"/>NCAR <text:s text:c="6"/>001</text:span></text:p>
      <text:p text:style-name="P19" loext:marker-style-name="T1"><text:span text:style-name="T7">161 A/CN595 KR <text:s text:c="4"/>NCAR ELECTRA L-188 <text:s/>212030 <text:s text:c="7"/>KELLEY <text:s text:c="13"/>1513002</text:span><text:span text:style-name="T7"/></text:p>
      <text:p text:style-name="P123" loext:marker-style-name="T1"><text:span text:style-name="T7"/></text:p>
      <text:p text:style-name="P119" loext:marker-style-name="T1"><text:span text:style-name="T7">3.60.02.101_-_3.60.02.101_R_44-48_19740601-19740930-001 - </text:span><text:span text:style-name="T70">030</text:span></text:p>
      <text:p text:style-name="P119" loext:marker-style-name="T1"><text:span text:style-name="T7"/></text:p>
      <text:p text:style-name="P19" loext:marker-style-name="T1"><text:span text:style-name="T7">1GATE 020300N6539C24602099999760816192709 <text:s text:c="6"/>USA <text:s text:c="14"/>NCAR <text:s text:c="6"/>001</text:span></text:p>
      <text:p text:style-name="P19" loext:marker-style-name="T1"><text:span text:style-name="T7">161 A/CNOAA 39 <text:s text:c="4"/>NOAA DC-6 <text:s text:c="10"/>246020 <text:s text:c="7"/>MICHIE <text:s text:c="13"/>1513002</text:span><text:span text:style-name="T7"/></text:p>
      <text:p text:style-name="P123" loext:marker-style-name="T1"><text:span text:style-name="T7"/></text:p>
      <text:p text:style-name="P127" loext:marker-style-name="T1"><text:span text:style-name="T7">3.60.02.101_-_3.60.02.101_R_9-13_19740601-19740930-001 - </text:span><text:span text:style-name="T73">02</text:span><text:span text:style-name="T72">4</text:span></text:p>
      <text:p text:style-name="P127" loext:marker-style-name="T1"><text:span text:style-name="T7"/></text:p>
      <text:p text:style-name="P19" loext:marker-style-name="T1"><text:span text:style-name="T7">1GATE 020300N6541C24501099999760826175612 <text:s text:c="6"/>USA <text:s text:c="14"/>NCAR <text:s text:c="6"/>001</text:span></text:p>
      <text:p text:style-name="P19" loext:marker-style-name="T1"><text:span text:style-name="T7">161 A/CNOAA 41 <text:s text:c="4"/>NOAA US-C130 <text:s text:c="7"/>245010 <text:s text:c="7"/>DAVIS <text:s text:c="14"/>1514002</text:span><text:span text:style-name="T7"/></text:p>
      <text:p text:style-name="P123" loext:marker-style-name="T1"><text:span text:style-name="T7"/></text:p>
      <text:p text:style-name="P119" loext:marker-style-name="T1"><text:span text:style-name="T7">3.60.02.101_-_3.60.02.101_R_9-13_19740601-19740930-0</text:span><text:span text:style-name="T72">25</text:span><text:span text:style-name="T7"> - </text:span><text:span text:style-name="T73">028</text:span></text:p>
      <text:p text:style-name="P123" loext:marker-style-name="T1"><text:span text:style-name="T7"/></text:p>
      <text:p text:style-name="P19" loext:marker-style-name="T1"><text:span text:style-name="T7">1GATE 020300N595KR19401099999760930181019 <text:s text:c="6"/>USA <text:s text:c="14"/>NCAR <text:s text:c="6"/>001</text:span></text:p>
      <text:p text:style-name="P19" loext:marker-style-name="T1"><text:span text:style-name="T7">161 A/CN595 KR <text:s text:c="4"/>NCAR ELECTRA L-188 <text:s/>194010 <text:s text:c="7"/>KELLEY <text:s text:c="13"/>1513002</text:span></text:p>
      <text:p text:style-name="P19" loext:marker-style-name="T1"><text:span text:style-name="T7">161 A/CNOAA 41 <text:s text:c="4"/>NOAA US-C130</text:span></text:p>
      <text:p text:style-name="P19" loext:marker-style-name="T1"><text:span text:style-name="T7">161 A/CNASA 712 <text:s/>NASA CONVAIR 990</text:span></text:p>
      <text:p text:style-name="P123" loext:marker-style-name="T1"><text:span text:style-name="T7">161 A/CNOAA 39 <text:s text:c="4"/>NOAA DC-6</text:span></text:p>
      <text:p text:style-name="P123" loext:marker-style-name="T1"><text:span text:style-name="T7"/></text:p>
      <text:p text:style-name="P119" loext:marker-style-name="T1"><text:span text:style-name="T7">3.60.02.101_-_3.60.02.102_R_49,1-4_19740601-19740930-001 – </text:span><text:span text:style-name="T73">142</text:span></text:p>
      <text:p text:style-name="P119" loext:marker-style-name="T1"><text:span text:style-name="T73"/></text:p>
      <text:p text:style-name="P19" loext:marker-style-name="T1"><text:span text:style-name="T73">1GATE 020300N306D 24301099999761129110347 <text:s text:c="3"/>U S A <text:s text:c="8"/>NCAR <text:s text:c="13"/>001</text:span></text:p>
      <text:p text:style-name="P123" loext:marker-style-name="T1"><text:span text:style-name="T73">161A/C N306D <text:s text:c="2"/>NCAR QUEEN AIR</text:span></text:p>
      <text:p text:style-name="P123" loext:marker-style-name="T1"><text:span text:style-name="T73">161A/C N307D <text:s text:c="2"/>NCAR SABRE</text:span></text:p>
      <text:p text:style-name="P123" loext:marker-style-name="T1"><text:span text:style-name="T73"/></text:p>
      <text:p text:style-name="P119" loext:marker-style-name="T1"><text:span text:style-name="T7">3.60.02.104_-_3.60.02.105_R_1-2,1-3_19740601-19740930-001 - </text:span><text:span text:style-name="T73">106</text:span></text:p>
      <text:p text:style-name="P119" loext:marker-style-name="T1"><text:span text:style-name="T7"/></text:p>
      <text:p text:style-name="P19" loext:marker-style-name="T1"><text:span text:style-name="T7">1GATE 020300N307D 20401099999761119181110 <text:s text:c="6"/>USA <text:s text:c="14"/>NCAR <text:s text:c="6"/>001</text:span></text:p>
      <text:p text:style-name="P19" loext:marker-style-name="T1"><text:span text:style-name="T7">161 A/CN307D <text:s text:c="2"/>NCAR SABRELINER <text:s text:c="8"/>204010 <text:s text:c="4"/>R. L. RUTH <text:s text:c="12"/>1513002</text:span><text:span text:style-name="T7"/></text:p>
      <text:p text:style-name="P123" loext:marker-style-name="T1"><text:span text:style-name="T7"/></text:p>
      <text:p text:style-name="P119" loext:marker-style-name="T1"><text:span text:style-name="T7">3.60.02.105_-_3.60.02.105_R_4-8_19740601-19740930-001 - </text:span><text:span text:style-name="T73">048</text:span></text:p>
      <text:p text:style-name="P14" loext:marker-style-name="T1"/>
      <text:p text:style-name="P14" loext:marker-style-name="T1"/>
      <text:p text:style-name="P35" loext:marker-style-name="T1"><text:toc-mark-start text:id="IMark105553237479776" text:outline-level="1"/><text:span text:style-name="T11">3.60.02.105-3.64.02.101_19740601-19740930</text:span><text:toc-mark-end text:id="IMark105553237479776"/></text:p>
      <text:p text:style-name="P70" loext:marker-style-name="T1"><text:span text:style-name="T11"/></text:p>
      <text:p text:style-name="P19" loext:marker-style-name="T1"><text:span text:style-name="T7">1GATE 020300N307D 24902099999761130180633 <text:s text:c="6"/>USA <text:s text:c="14"/>NCAR <text:s text:c="6"/>001</text:span></text:p>
      <text:p text:style-name="P19" loext:marker-style-name="T1"><text:span text:style-name="T7">161 A/CN307D <text:s text:c="2"/>NCAR SABRELINER <text:s text:c="8"/>249020 <text:s text:c="4"/>R. L. RUTH <text:s text:c="12"/>1513002</text:span><text:span text:style-name="T7"/></text:p>
      <text:p text:style-name="P128" loext:marker-style-name="T1"><text:span text:style-name="T14">161A/C MPNTB <text:s text:c="2"/>U.K.HERCULES XV208 </text:span></text:p>
      <text:p text:style-name="P129" loext:marker-style-name="T1"><text:span text:style-name="T7"/></text:p>
      <text:p text:style-name="P128" loext:marker-style-name="T1"><text:span text:style-name="T7">3.60.02.105_-_3.60.03.101_R_9-10,18-19,22_19740601-19740930-001 - </text:span><text:span text:style-name="T74">034</text:span></text:p>
      <text:p text:style-name="P128" loext:marker-style-name="T1"><text:span text:style-name="T7"/></text:p>
      <text:p text:style-name="P19" loext:marker-style-name="T1"><text:span text:style-name="T7">1GATE 250024FLT.MET.DATA99999750615120000USSR <text:s text:c="13"/>CAO <text:s text:c="14"/>001</text:span></text:p>
      <text:p text:style-name="P19" loext:marker-style-name="T1"><text:span text:style-name="T7">161ARCR00075716AIRCRAFT IL-18 <text:s text:c="9"/>179-2 <text:s text:c="4"/>MAZIN I.P. <text:s text:c="13"/>1333002</text:span><text:span text:style-name="T7"/></text:p>
      <text:p text:style-name="P129" loext:marker-style-name="T1"><text:span text:style-name="T7"/></text:p>
      <text:p text:style-name="P130" loext:marker-style-name="T1"><text:span text:style-name="T7">3.60.25.102_-_3.64.02.101_R_1-2,1,1-2_19740601-19740930-001 – </text:span><text:span text:style-name="T75">159</text:span></text:p>
      <text:p text:style-name="P130" loext:marker-style-name="T1"><text:span text:style-name="T75"/></text:p>
      <text:p text:style-name="P131" loext:marker-style-name="T1"><text:span text:style-name="T75">161 A/CN595 KR NCAR ELECTRA PART PROBE 261020 <text:s text:c="7"/>KELLEY <text:s text:c="13"/>1512002</text:span></text:p>
      <text:p text:style-name="P131" loext:marker-style-name="T1"><text:span text:style-name="T75"/></text:p>
      <text:p text:style-name="P130" loext:marker-style-name="T1"><text:span text:style-name="T7">3.60.25.102_-_3.64.02.101_R_1-2,1,1-2_19740601-19740930-</text:span><text:span text:style-name="T75">160</text:span><text:span text:style-name="T7"> – </text:span><text:span text:style-name="T75">186</text:span></text:p>
      <text:p text:style-name="P130" loext:marker-style-name="T1"><text:span text:style-name="T75"/></text:p>
      <text:p text:style-name="P131" loext:marker-style-name="T1"><text:span text:style-name="T75">162 A/C NOAA39C 39 CHARLIE <text:s text:c="12"/>9999999999 <text:s text:c="8"/>BRADFORD R BEAN1224002</text:span></text:p>
      <text:p text:style-name="P131" loext:marker-style-name="T1"><text:span text:style-name="T75"/></text:p>
      <text:p text:style-name="P130" loext:marker-style-name="T1"><text:span text:style-name="T7">3.60.25.102_-_3.64.02.101_R_1-2,1,1-2_19740601-19740930-</text:span><text:span text:style-name="T75">187</text:span><text:span text:style-name="T7"> - </text:span><text:span text:style-name="T74">247</text:span></text:p>
      <text:p text:style-name="P130" loext:marker-style-name="T1"><text:span text:style-name="T74"/></text:p>
      <text:p text:style-name="P19" loext:marker-style-name="T1"><text:span text:style-name="T74">1GATE 030182H039MIN.MEAN99999761011121947UNITED KINGDOM <text:s text:c="3"/>MET RESEARCH FLT <text:s text:c="3"/>1</text:span></text:p>
      <text:p text:style-name="P132" loext:marker-style-name="T1"><text:span text:style-name="T7">161A/C MPNTB <text:s text:c="2"/>U.K.HERCULES XV208 <text:s text:c="12"/>039D.G.JAMES <text:s text:c="14"/>1212 <text:s/>2</text:span></text:p>
      <text:p text:style-name="P129" loext:marker-style-name="T1"><text:span text:style-name="T7"/></text:p>
      <text:p text:style-name="P128" loext:marker-style-name="T1"><text:span text:style-name="T7">3.60.03.101_-_3.60.03.101_R_23-27_19740601-19740930-001 - </text:span><text:span text:style-name="T74">029</text:span></text:p>
      <text:p text:style-name="P41" loext:marker-style-name="T1"><text:span text:style-name="T7"/></text:p>
      <text:p text:style-name="P133" loext:marker-style-name="T1"><text:span text:style-name="T7">1GATE 030182H043MIN.MEAN99999761022210820UNITED KINGDOM <text:s text:c="3"/>MET RESEARCH FLT <text:s text:c="3"/>1</text:span></text:p>
      <text:p text:style-name="P133" loext:marker-style-name="T1"><text:span text:style-name="T7">161A/C MPNTB <text:s text:c="2"/>U.K.HERCULES XV208 <text:s text:c="12"/>043D.G.JAMES <text:s text:c="17"/>1212</text:span></text:p>
      <text:p text:style-name="P133" loext:marker-style-name="T1"><text:span text:style-name="T7"/></text:p>
      <text:p text:style-name="P41" loext:marker-style-name="T1"><text:span text:style-name="T7">3.60.03.101_-_3.60.03.101_R_28-32_19740601-19740930-001 - </text:span><text:span text:style-name="T74">025</text:span></text:p>
      <text:p text:style-name="P41" loext:marker-style-name="T1"><text:span text:style-name="T7"/></text:p>
      <text:p text:style-name="P19" loext:marker-style-name="T1"><text:span text:style-name="T7">1GATE 030182H067MIN.MEAN99999761216202330UNITED KINGDOM <text:s text:c="3"/>MET RESEARCH FLT <text:s/>001</text:span></text:p>
      <text:p text:style-name="P19" loext:marker-style-name="T1"><text:span text:style-name="T7">161A/C MPNTB <text:s text:c="2"/>U.K.HERCULES XV208 <text:s text:c="12"/>067J.M.NICHOLLS <text:s text:c="11"/>1222002</text:span><text:span text:style-name="T7"/></text:p>
      <text:p text:style-name="P19" loext:marker-style-name="T1"><text:span text:style-name="T7"/></text:p>
      <text:p text:style-name="P41" loext:marker-style-name="T1"><text:span text:style-name="T7">3.60.03.101_-_3.60.03.101_R_33-37_19740601-19740930-001 - </text:span><text:span text:style-name="T74">030</text:span></text:p>
      <text:p text:style-name="P41" loext:marker-style-name="T1"><text:span text:style-name="T7">3.60.03.101_-_3.60.03.101_R_38-42_19740601-19740930-001 - </text:span><text:span text:style-name="T74">027</text:span></text:p>
      <text:p text:style-name="P41" loext:marker-style-name="T1"><text:span text:style-name="T7">3.60.03.101_-_3.60.03.101_R_43-47_19740601-19740930-001 - </text:span><text:span text:style-name="T74">027</text:span></text:p>
      <text:p text:style-name="P41" loext:marker-style-name="T1"><text:span text:style-name="T7">3.60.03.101_-_3.60.03.101_R_48-52_19740601-19740930-001 - </text:span><text:span text:style-name="T74">025</text:span></text:p>
      <text:p text:style-name="P41" loext:marker-style-name="T1"><text:span text:style-name="T7">3.60.03.101_-_3.60.03.101_R_53-57_19740601-19740930-001 - </text:span><text:span text:style-name="T74">027</text:span></text:p>
      <text:p text:style-name="P41" loext:marker-style-name="T1"><text:span text:style-name="T7">3.60.03.101_-_3.60.03.101_R_58-62_19740601-19740930-001 - </text:span><text:span text:style-name="T74">030</text:span></text:p>
      <text:p text:style-name="P41" loext:marker-style-name="T1"><text:span text:style-name="T7">3.60.03.101_-_3.60.03.101_R_63-67_19740601-19740930-001 - </text:span><text:span text:style-name="T74">024</text:span></text:p>
      <text:p text:style-name="P41" loext:marker-style-name="T1"><text:span text:style-name="T7"/></text:p>
      <text:p text:style-name="P133" loext:marker-style-name="T1"><text:span text:style-name="T7">1GATE 030182H067MIN.MEAN99999761216202330UNITED KINGDOM <text:s text:c="3"/>MET RESEARCH FLT <text:s/>001</text:span></text:p>
      <text:p text:style-name="P133" loext:marker-style-name="T1"><text:span text:style-name="T7">161A/C MPNTB <text:s text:c="2"/>U.K.HERCULES XV208 <text:s text:c="12"/>067J.M.NICHOLLS <text:s text:c="11"/>1222002</text:span></text:p>
      <text:p text:style-name="P133" loext:marker-style-name="T1"><text:span text:style-name="T7"/></text:p>
      <text:p text:style-name="P134" loext:marker-style-name="T1"><text:span text:style-name="T7">3.60.03.101_-_3.60.04.101_R_68,2-5_19740601-19740930-001 - </text:span><text:span text:style-name="T74">0</text:span><text:span text:style-name="T76">06</text:span></text:p>
      <text:p text:style-name="P134" loext:marker-style-name="T1"><text:span text:style-name="T7"/></text:p>
      <text:p text:style-name="P133" loext:marker-style-name="T1"><text:span text:style-name="T7">161 A/C F-ZBCB <text:s/>DC-7 CEV/AMOR <text:s text:c="9"/>9999999999 <text:s text:c="2"/>LEJEUNE <text:s text:c="13"/>1523002</text:span></text:p>
      <text:p text:style-name="P133" loext:marker-style-name="T1"><text:span text:style-name="T7"/></text:p>
      <text:p text:style-name="P41" loext:marker-style-name="T1"><text:span text:style-name="T7">3.60.03.101_-_3.60.04.101_R_68,2-5_19740601-19740930-00</text:span><text:span text:style-name="T76">7</text:span><text:span text:style-name="T7"> – </text:span><text:span text:style-name="T74">050</text:span></text:p>
      <text:p text:style-name="P41" loext:marker-style-name="T1"><text:span text:style-name="T74"/></text:p>
      <text:p text:style-name="P19" loext:marker-style-name="T1"><text:span text:style-name="T74">1GATE 020300N595KR21301299999750919190335 <text:s text:c="6"/>USA <text:s text:c="14"/>NCAR <text:s text:c="6"/>001</text:span></text:p>
      <text:p text:style-name="P19" loext:marker-style-name="T1"><text:span text:style-name="T7">161 A/CN595 KR <text:s text:c="4"/>NCAR ELECTRA L-188 <text:s/>213012 <text:s text:c="7"/>KELLEY <text:s text:c="13"/>1513002</text:span><text:span text:style-name="T7"/></text:p>
      <text:p text:style-name="P19" loext:marker-style-name="T1"><text:span text:style-name="T74"/></text:p>
      <text:p text:style-name="P135" loext:marker-style-name="T1"><text:span text:style-name="T7">3.64.02.101_-_3.64.02.101_R_3-7_19740601-19740930-001 – </text:span><text:span text:style-name="T77">0</text:span><text:span text:style-name="T74">1</text:span><text:span text:style-name="T77">2</text:span></text:p>
      <text:p text:style-name="P136" loext:marker-style-name="T1"><text:span text:style-name="T77"/></text:p>
      <text:p text:style-name="P136" loext:marker-style-name="T1"><text:span text:style-name="T77">162 A/C NOAA39C 39 CHARLIE <text:s text:c="12"/>9999999999 <text:s text:c="8"/>BRADFORD R BEAN1224002</text:span></text:p>
      <text:p text:style-name="P135" loext:marker-style-name="T1"><text:span text:style-name="T54"/></text:p>
      <text:p text:style-name="P135" loext:marker-style-name="T1"><text:span text:style-name="T7">3.64.02.101_-_3.64.02.101_R_3-7_19740601-19740930-01</text:span><text:span text:style-name="T77">3</text:span><text:span text:style-name="T7"> - </text:span><text:span text:style-name="T74">101</text:span></text:p>
      <text:p text:style-name="P135" loext:marker-style-name="T1"><text:span text:style-name="T74"/></text:p>
      <text:p text:style-name="P41" loext:marker-style-name="T1"><text:soft-page-break/><text:span text:style-name="T78">1GATE 020560 <text:s text:c="4"/>FILE 0199999751030999999UNITED STATES <text:s text:c="4"/>NOAA WEATHER MOD <text:s/>001</text:span></text:p>
      <text:p text:style-name="P19" loext:marker-style-name="T1"><text:span text:style-name="T7">162 A/C NOAA39C 39 CHARLIE <text:s text:c="12"/>9999999999 <text:s text:c="8"/>BRADFORD R BEAN1224002</text:span><text:span text:style-name="T7"/></text:p>
      <text:p text:style-name="P136" loext:marker-style-name="T1"><text:span text:style-name="T7"/></text:p>
      <text:p text:style-name="P135" loext:marker-style-name="T1"><text:span text:style-name="T7">3.64.02.101_-_3.64.02.101_R_8-12_19740601-19740930-001 – </text:span><text:span text:style-name="T74">270</text:span></text:p>
      <text:p text:style-name="P135" loext:marker-style-name="T1"><text:span text:style-name="T74"/></text:p>
      <text:p text:style-name="P19" loext:marker-style-name="T1"><text:span text:style-name="T74">1GATE 020560 <text:s text:c="4"/>FILE 0199999750922999999UNITED STATES <text:s text:c="4"/>NOAA WEATHER MOD <text:s/>001</text:span></text:p>
      <text:p text:style-name="P19" loext:marker-style-name="T1"><text:span text:style-name="T7">162 A/C NOAA39C 39 CHARLIE <text:s text:c="12"/>9999999999 <text:s text:c="8"/>BRADFORD R BEAN1224002</text:span><text:span text:style-name="T7"/></text:p>
      <text:p text:style-name="P129" loext:marker-style-name="T1"><text:span text:style-name="T74"/></text:p>
      <text:p text:style-name="P137" loext:marker-style-name="T1"><text:span text:style-name="T7">3.64.02.101_-_3.64.02.101_R_13-17_19740601-19740930-001 - </text:span><text:span text:style-name="T74">1</text:span><text:span text:style-name="T79">11</text:span></text:p>
      <text:p text:style-name="P137" loext:marker-style-name="T1"><text:span text:style-name="T7"/></text:p>
      <text:p text:style-name="P19" loext:marker-style-name="T1"><text:span text:style-name="T7">1GATE 020300N595KR17902099999760908153215 <text:s text:c="6"/>USA <text:s text:c="14"/>NCAR <text:s text:c="6"/>001</text:span></text:p>
      <text:p text:style-name="P19" loext:marker-style-name="T1"><text:span text:style-name="T7">161 A/CN595 KR <text:s text:c="4"/>NCAR ELECTRA GUST <text:s text:c="2"/>179020 <text:s text:c="7"/>KELLEY <text:s text:c="13"/>1513002</text:span><text:span text:style-name="T7"/></text:p>
      <text:p text:style-name="P138" loext:marker-style-name="T1"><text:span text:style-name="T7"/></text:p>
      <text:p text:style-name="P137" loext:marker-style-name="T1"><text:span text:style-name="T7">3.64.02.101_-_3.64.02.101_R_13-17_19740601-19740930-1</text:span><text:span text:style-name="T79">12</text:span><text:span text:style-name="T7"> - </text:span><text:span text:style-name="T74">122</text:span></text:p>
      <text:p text:style-name="P138" loext:marker-style-name="T1"><text:span text:style-name="T7"/></text:p>
      <text:p text:style-name="P19" loext:marker-style-name="T1"><text:span text:style-name="T7">1GATE 020300N595KR18603099999760910084907 <text:s text:c="6"/>USA <text:s text:c="14"/>NCAR <text:s text:c="6"/>001</text:span></text:p>
      <text:p text:style-name="P19" loext:marker-style-name="T1"><text:span text:style-name="T7">161 A/CN595 KR <text:s text:c="4"/>NCAR ELECTRA GUST <text:s text:c="2"/>186030 <text:s text:c="7"/>KELLEY <text:s text:c="13"/>1513002</text:span><text:span text:style-name="T7"/></text:p>
      <text:p text:style-name="P129" loext:marker-style-name="T1"><text:span text:style-name="T7"/></text:p>
      <text:p text:style-name="P128" loext:marker-style-name="T1"><text:span text:style-name="T7">3.64.02.101_-_3.64.02.101_R_18-22_19740601-19740930-001 - </text:span><text:span text:style-name="T74">020</text:span></text:p>
      <text:p text:style-name="P128" loext:marker-style-name="T1"><text:span text:style-name="T80"/></text:p>
      <text:p text:style-name="P139" loext:marker-style-name="T1"><text:span text:style-name="T11"/></text:p>
      <text:p text:style-name="P35" loext:marker-style-name="T1"><text:toc-mark-start text:id="IMark105553237479776" text:outline-level="1"/><text:span text:style-name="T11">3.64.02.101-3.69.02.104_19740601-19740930</text:span><text:toc-mark-end text:id="IMark105553237479776"/></text:p>
      <text:p text:style-name="P70" loext:marker-style-name="T1"><text:span text:style-name="T11"/></text:p>
      <text:p text:style-name="P19" loext:marker-style-name="T1"><text:span text:style-name="T7">1GATE 020300N595KR19701099999760910144151 <text:s text:c="6"/>USA <text:s text:c="14"/>NCAR <text:s text:c="6"/>001</text:span></text:p>
      <text:p text:style-name="P19" loext:marker-style-name="T1"><text:span text:style-name="T7">161 A/CN595 KR <text:s text:c="4"/>NCAR ELECTRA GUST <text:s text:c="2"/>197010 <text:s text:c="7"/>KELLEY <text:s text:c="13"/>1513002</text:span><text:span text:style-name="T7"/></text:p>
      <text:p text:style-name="P19" loext:marker-style-name="T1"><text:span text:style-name="T7"/></text:p>
      <text:p text:style-name="P72" loext:marker-style-name="T1"><text:span text:style-name="T7">3.64.02.101_-_3.64.02.101_R_23-27_19740601-19740930-001 – </text:span><text:span text:style-name="T74">020</text:span></text:p>
      <text:p text:style-name="P72" loext:marker-style-name="T1"><text:span text:style-name="T74"/></text:p>
      <text:p text:style-name="P19" loext:marker-style-name="T1"><text:span text:style-name="T74">1GATE 020300N595KR22701299999760914133349 <text:s text:c="6"/>USA <text:s text:c="14"/>NCAR <text:s text:c="6"/>001</text:span></text:p>
      <text:p text:style-name="P19" loext:marker-style-name="T1"><text:span text:style-name="T7">161 A/CN595 KR <text:s text:c="4"/>NCAR ELECTRA GUST <text:s text:c="2"/>227012 <text:s text:c="7"/>KELLEY <text:s text:c="13"/>1513002</text:span><text:span text:style-name="T7"/></text:p>
      <text:p text:style-name="P19" loext:marker-style-name="T1"><text:span text:style-name="T74"/></text:p>
      <text:p text:style-name="P140" loext:marker-style-name="T1"><text:span text:style-name="T7">3.64.02.101_-_3.64_02_101_R_28-32_19740601-19740930-001 – </text:span><text:span text:style-name="T74">020</text:span></text:p>
      <text:p text:style-name="P140" loext:marker-style-name="T1"><text:span text:style-name="T7">3.64.02.101_-_3.64.02.101_R_33-37_19740601-19740930-001 - </text:span><text:span text:style-name="T74">020</text:span></text:p>
      <text:p text:style-name="P72" loext:marker-style-name="T1"><text:span text:style-name="T7">3.64.02.101_-_3.64.02.101_R_38-42_19740601-19740930-001 - </text:span><text:span text:style-name="T74">020</text:span></text:p>
      <text:p text:style-name="P72" loext:marker-style-name="T1"><text:span text:style-name="T7"/></text:p>
      <text:p text:style-name="P19" loext:marker-style-name="T1"><text:span text:style-name="T7">1GATE 020300N595KR25701099999761020105146 <text:s text:c="6"/>USA <text:s text:c="14"/>NCAR <text:s text:c="6"/>001</text:span></text:p>
      <text:p text:style-name="P19" loext:marker-style-name="T1"><text:span text:style-name="T7">161 A/CN595 KR <text:s text:c="4"/>NCAR ELECTRA GUST <text:s text:c="2"/>257010 <text:s text:c="7"/>KELLEY <text:s text:c="13"/>1513002</text:span><text:span text:style-name="T7"/></text:p>
      <text:p text:style-name="P19" loext:marker-style-name="T1"><text:span text:style-name="T7"/></text:p>
      <text:p text:style-name="P141" loext:marker-style-name="T1"><text:span text:style-name="T7">3.64.02.101_-_3.65.02.101_R_43-46,1_19740601-19740930-001 - </text:span><text:span text:style-name="T79">018</text:span></text:p>
      <text:p text:style-name="P141" loext:marker-style-name="T1"><text:span text:style-name="T7"/></text:p>
      <text:p text:style-name="P19" loext:marker-style-name="T1"><text:span text:style-name="T7">1 GATE020300179 <text:s text:c="2"/>41870099999760106151811 <text:s text:c="5"/>U.S.A. <text:s text:c="10"/>N.C.A.R. <text:s text:c="4"/>001</text:span></text:p>
      <text:p text:style-name="P19" loext:marker-style-name="T1"><text:span text:style-name="T7">161 A/C <text:s text:c="2"/>N96 <text:s text:c="2"/>C135 </text:span><text:span text:style-name="T19">DROPSONDE</text:span><text:span text:style-name="T7"> <text:s text:c="12"/>179 <text:s text:c="3"/>SMALLEY <text:s text:c="15"/>1332002</text:span></text:p>
      <text:p text:style-name="P138" loext:marker-style-name="T1"><text:span text:style-name="T7"/></text:p>
      <text:p text:style-name="P141" loext:marker-style-name="T1"><text:span text:style-name="T7">3.64.02.101_-_3.65.02.101_R_43-46,1_19740601-19740930-01</text:span><text:span text:style-name="T79">9</text:span><text:span text:style-name="T7"> – </text:span><text:span text:style-name="T81">173</text:span></text:p>
      <text:p text:style-name="P141" loext:marker-style-name="T1"><text:span text:style-name="T74"/></text:p>
      <text:p text:style-name="P19" loext:marker-style-name="T1"><text:span text:style-name="T74">1 GATE020300243 <text:s text:c="2"/>43030099999760106111449 <text:s text:c="5"/>U.S.A. <text:s text:c="10"/>N.C.A.R. <text:s text:c="4"/>001</text:span></text:p>
      <text:p text:style-name="P19" loext:marker-style-name="T1"><text:span text:style-name="T7">161 A/C AF12674 C135 </text:span><text:span text:style-name="T19">DROPSONDE</text:span><text:span text:style-name="T7"> <text:s text:c="12"/>243 <text:s text:c="3"/>SMALLEY <text:s text:c="15"/>1332002</text:span></text:p>
      <text:p text:style-name="P138" loext:marker-style-name="T1"><text:span text:style-name="T74"/></text:p>
      <text:p text:style-name="P141" loext:marker-style-name="T1"><text:span text:style-name="T7">3.64.02.101_-_3.65.02.101_R_43-46,1_19740601-19740930-</text:span><text:span text:style-name="T81">174</text:span><text:span text:style-name="T7"> - </text:span><text:span text:style-name="T74">341</text:span></text:p>
      <text:p text:style-name="P142" loext:marker-style-name="T1"/>
      <text:p text:style-name="P20" loext:marker-style-name="T1">0TAPE 01 CONTAINS A/C DATA FROM ON-BOARD RECORDING SYSTEM.</text:p>
      <text:p text:style-name="P20" loext:marker-style-name="T1"/>
      <text:p text:style-name="P143" loext:marker-style-name="T1">3.69.02.102_-_3.69.02.104_R_1-3,1,1_19740601-19740930-001 – <text:span text:style-name="T82">021</text:span></text:p>
      <text:p text:style-name="P143" loext:marker-style-name="T1"/>
      <text:p text:style-name="P19" loext:marker-style-name="T1"><text:span text:style-name="T7">1THIS FILE CONTAINS THE WAVE SPECTRUM FOR A THREE MINUTE TIME SERIES OF THE <text:s/>011</text:span></text:p>
      <text:p text:style-name="P19" loext:marker-style-name="T1"><text:span text:style-name="T7">1OCEAN SURFACE WAVE HEIGHT SAMPLED AT 50 POINTS PER SECOND. <text:s/>AIRCRAFT VEL- <text:s text:c="2"/>012</text:span></text:p>
      <text:p text:style-name="P19" loext:marker-style-name="T1"><text:span text:style-name="T7">1OCITY <text:s text:c="5"/>+246 KNOTS. <text:s/>NEGATIVE VELOCITY REPRESENTS A DOWNWIND FLIGHT TRACK013</text:span><text:span text:style-name="T7"/></text:p>
      <text:p text:style-name="P144" loext:marker-style-name="T1"/>
      <text:p text:style-name="P143" loext:marker-style-name="T1">3.69.02.102_-_3.69.02.104_R_1-3,1,1_19740601-19740930-0<text:span text:style-name="T82">22</text:span> – <text:span text:style-name="T82">204</text:span></text:p>
      <text:p text:style-name="P143" loext:marker-style-name="T1"/>
      <text:p text:style-name="P19" loext:marker-style-name="T1"><text:span text:style-name="T7">162 A/C <text:s text:c="3"/>N500US NAVY RP-3A <text:s text:c="10"/>9999999999SHELDON LAZANOFF <text:s text:c="7"/>2135002</text:span></text:p>
      <text:p text:style-name="P144" loext:marker-style-name="T1"/>
      <text:p text:style-name="P143" loext:marker-style-name="T1">3.69.02.102_-_3.69.02.104_R_1-3,1,1_19740601-19740930-<text:span text:style-name="T82">205</text:span> – <text:span text:style-name="T82">507</text:span></text:p>
      <text:p text:style-name="P143" loext:marker-style-name="T1"/>
      <text:p text:style-name="P19" loext:marker-style-name="T1"><text:span text:style-name="T7">162 A/CNOAA <text:s/>39NOAA <text:s/>DC-6 <text:s text:c="17"/>740831DUNCAN ROSS <text:s text:c="12"/>2112 <text:s/>2</text:span></text:p>
      <text:p text:style-name="P144" loext:marker-style-name="T1"/>
      <text:p text:style-name="P143" loext:marker-style-name="T1">3.69.02.102_-_3.69.02.104_R_1-3,1,1_19740601-19740930-<text:span text:style-name="T82">510</text:span> – <text:span text:style-name="T83">992</text:span></text:p>
      <text:p text:style-name="P143" loext:marker-style-name="T1"/>
      <text:p text:style-name="P143" loext:marker-style-name="T1"/>
      <text:p text:style-name="P35" loext:marker-style-name="T1"><text:toc-mark-start text:id="IMark105553237479776" text:outline-level="1"/><text:span text:style-name="T11">3011-4074_19740830-19740910</text:span><text:toc-mark-end text:id="IMark105553237479776"/></text:p>
      <text:p text:style-name="P145" loext:marker-style-name="T1"/>
      <text:p text:style-name="P146" loext:marker-style-name="T1"><text:span text:style-name="T4">all files with </text:span>unknown format</text:p>
      <text:p text:style-name="P147" loext:marker-style-name="T1"/>
      <text:p text:style-name="P30" loext:marker-style-name="T1"><text:toc-mark-start text:id="IMark105553237479776" text:outline-level="1"/><text:span text:style-name="T11">4.34.04.110-5.00.02.101_19740601-19740930</text:span><text:toc-mark-end text:id="IMark105553237479776"/></text:p>
      <text:p text:style-name="P70" loext:marker-style-name="T1"><text:span text:style-name="T11"/></text:p>
      <text:p text:style-name="P19" loext:marker-style-name="T1"><text:span text:style-name="T7">0 <text:s text:c="5"/>IMMERSION: 9008; TEMPERATURE: 9050; SALINITY: 9083 ; <text:s text:c="17"/>005</text:span></text:p>
      <text:p text:style-name="P19" loext:marker-style-name="T1"><text:span text:style-name="T7">0 <text:s text:c="5"/>OXYGEN : 9081 ; PHOSPHATE : 9082 ;SILICATE : 9084 ;; <text:s text:c="17"/>006</text:span><text:span text:style-name="T7"/></text:p>
      <text:p text:style-name="P14" loext:marker-style-name="T1"/>
      <text:p text:style-name="P14" loext:marker-style-name="T1">4.34.04.110_-_4.36.02.104_R_1-2,1-3_19740601-19740930-00<text:span text:style-name="T84">1</text:span></text:p>
      <text:p text:style-name="P14" loext:marker-style-name="T1"/>
      <text:p text:style-name="P14" loext:marker-style-name="T1"/>
      <text:p text:style-name="P19" loext:marker-style-name="T1"><text:span text:style-name="T7">0 <text:s text:c="21"/>HOURLY RADAR PRECIPITATION DATA <text:s text:c="22"/>007</text:span></text:p>
      <text:p text:style-name="P20" loext:marker-style-name="T1"/>
      <text:p text:style-name="P14" loext:marker-style-name="T1">4.36.02.104_-_4.36.02.104_R_4-8_19740601-19740930-00<text:span text:style-name="T84">1 ...</text:span></text:p>
      <text:p text:style-name="P14" loext:marker-style-name="T1"/>
      <text:p text:style-name="P14" loext:marker-style-name="T1"><text:span text:style-name="T84">4.36.02.104_-_4.37.25.102_R_9,1-3,1_19740601-19740930-001 ...</text:span></text:p>
      <text:p text:style-name="P14" loext:marker-style-name="T1"/>
      <text:p text:style-name="P19" loext:marker-style-name="T1"><text:span text:style-name="T85">0 THIS TAPE NUMBER <text:s/>WDCB00811 CONTAINS TWO TYPES OF DATA. <text:s text:c="19"/>005</text:span></text:p>
      <text:p text:style-name="P19" loext:marker-style-name="T1"><text:span text:style-name="T7">0 <text:s text:c="75"/>006</text:span><text:span text:style-name="T7"/></text:p>
      <text:p text:style-name="P19" loext:marker-style-name="T1"><text:span text:style-name="T7">0 <text:s/>DATA-FILE 001 TO 050 <text:s/>SHORTWAVE </text:span><text:span text:style-name="T19">RADIOMETERSONDES</text:span><text:span text:style-name="T7"> <text:s text:c="12"/>RV METEOR <text:s text:c="3"/>007</text:span></text:p>
      <text:p text:style-name="P19" loext:marker-style-name="T1"><text:span text:style-name="T7">0 <text:s text:c="23"/>START 197407031256 <text:s text:c="3"/>END 197409231321 <text:s text:c="13"/>008</text:span><text:span text:style-name="T7"/></text:p>
      <text:p text:style-name="P19" loext:marker-style-name="T1"><text:span text:style-name="T7">0 <text:s text:c="75"/>009</text:span><text:span text:style-name="T7"/></text:p>
      <text:p text:style-name="P19" loext:marker-style-name="T1"><text:span text:style-name="T7">0 <text:s/>DATA-FILE 051 <text:s text:c="8"/>U/A TOTAL DATASET <text:s text:c="21"/>RV A.DOHRN <text:s text:c="2"/>010</text:span><text:span text:style-name="T7"/></text:p>
      <text:p text:style-name="P19" loext:marker-style-name="T1"><text:span text:style-name="T7">0 <text:s text:c="23"/>START 197407061058 <text:s text:c="3"/>END 197409012209 <text:s text:c="13"/>011</text:span><text:span text:style-name="T7"/></text:p>
      <text:p text:style-name="P20" loext:marker-style-name="T1"/>
      <text:p text:style-name="P14" loext:marker-style-name="T1"><text:span text:style-name="T84">4.37.25.103_-_5.00.02.101_R_1,1,1-2,1_19740601-19740930-001 ...</text:span></text:p>
      <text:p text:style-name="P20" loext:marker-style-name="T1"/>
      <text:p text:style-name="P30" loext:marker-style-name="T1"><text:toc-mark-start text:id="IMark105553237479776" text:outline-level="1"/><text:span text:style-name="T11">4075-4772_19740909-19740919</text:span><text:toc-mark-end text:id="IMark105553237479776"/></text:p>
      <text:p text:style-name="P148" loext:marker-style-name="T1"/>
      <text:p text:style-name="P149" loext:marker-style-name="T1"><text:span text:style-name="T4">all files with </text:span>unknown format</text:p>
      <text:p text:style-name="P150" loext:marker-style-name="T1"/>
      <text:p text:style-name="P30" loext:marker-style-name="T1"><text:toc-mark-start text:id="IMark105553237479776" text:outline-level="1"/><text:span text:style-name="T11">5.00.02.101-5.36.02.101_19740601-19740930</text:span><text:toc-mark-end text:id="IMark105553237479776"/><text:span text:style-name="T11"/></text:p>
      <text:p text:style-name="P14" loext:marker-style-name="T1"/>
      <text:p text:style-name="P151" loext:marker-style-name="T2"><text:span text:style-name="T86">RADIOSONDE</text:span><text:span text:style-name="T7"> </text:span><text:span text:style-name="T87">from </text:span><text:span text:style-name="T7">DALLAS, GILLISS, OCEANOGRPR, </text:span><text:span text:style-name="T87">and </text:span><text:span text:style-name="T7">RESEARCHER</text:span></text:p>
      <text:p text:style-name="P152" loext:marker-style-name="T2"><text:span text:style-name="T88">with pressure, temperature and rel. </text:span><text:span text:style-name="T89">H</text:span><text:span text:style-name="T88">umidity </text:span><text:span text:style-name="T89">only.</text:span></text:p>
      <text:p text:style-name="P152" loext:marker-style-name="T2"/>
      <text:p text:style-name="P153" loext:marker-style-name="T2"><text:span text:style-name="T90">Ship data from </text:span><text:span text:style-name="T40">DALLAS, GILLIS, OCEANOGRAPHER, RESEARCHER, </text:span><text:span text:style-name="T90">and VANGUARD</text:span></text:p>
      <text:p text:style-name="P154" loext:marker-style-name="T2"/>
      <text:p text:style-name="P146" loext:marker-style-name="T1"><text:span text:style-name="T88">some </text:span><text:span text:style-name="T4">files with </text:span>unknown format</text:p>
      <text:p text:style-name="P155" loext:marker-style-name="T1"/>
      <text:p text:style-name="P30" loext:marker-style-name="T1"><text:toc-mark-start text:id="IMark105553237479776" text:outline-level="1"/><text:span text:style-name="T11">5.36.02.101-5.36.02.104_19740601-</text:span><text:span text:style-name="T91">19740930</text:span><text:toc-mark-end text:id="IMark105553237479776"/></text:p>
      <text:p text:style-name="P14" loext:marker-style-name="T1"/>
      <text:p text:style-name="P146" loext:marker-style-name="T1"><text:span text:style-name="T4">all files with </text:span>unknown format</text:p>
      <text:p text:style-name="P155" loext:marker-style-name="T1"/>
      <text:p text:style-name="P30" loext:marker-style-name="T1"><text:toc-mark-start text:id="IMark105553237479776" text:outline-level="1"/><text:span text:style-name="T11">5.36.02.104-5.36.02.104_19740601-19740930</text:span><text:toc-mark-end text:id="IMark105553237479776"/></text:p>
      <text:p text:style-name="P145" loext:marker-style-name="T1"/>
      <text:p text:style-name="P146" loext:marker-style-name="T1"><text:span text:style-name="T4">all files with </text:span>unknown format</text:p>
      <text:p text:style-name="P145" loext:marker-style-name="T1"/>
      <text:p text:style-name="P30" loext:marker-style-name="T1"><text:toc-mark-start text:id="IMark105553237479776" text:outline-level="1"/><text:span text:style-name="T11">5.36.02.104-5.60.02.102_19740601-19740930</text:span><text:toc-mark-end text:id="IMark105553237479776"/></text:p>
      <text:p text:style-name="P156"/>
      <text:p text:style-name="P146" loext:marker-style-name="T1"><text:span text:style-name="T4">all files with </text:span>unknown format</text:p>
      <text:p text:style-name="P148" loext:marker-style-name="T1"/>
      <text:p text:style-name="P75" loext:marker-style-name="T1"><text:span text:style-name="T1"/></text:p>
      <text:p text:style-name="P157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09T09:43:05.872935436</meta:creation-date>
    <dc:date>2025-09-02T09:08:36.175998000</dc:date>
    <meta:editing-duration>PT8H23M11S</meta:editing-duration>
    <meta:editing-cycles>42</meta:editing-cycles>
    <meta:generator>LibreOffice/25.8.1.1$MacOSX_AARCH64 LibreOffice_project/54047653041915e595ad4e45cccea684809c77b5</meta:generator>
    <meta:print-date>2025-09-01T13:11:25.863550000</meta:print-date>
    <meta:printed-by>PDF-Dateien</meta:printed-by>
    <meta:document-statistic meta:table-count="0" meta:image-count="0" meta:object-count="0" meta:page-count="22" meta:paragraph-count="760" meta:word-count="3842" meta:character-count="44976" meta:non-whitespace-character-count="32400"/>
  </office:meta>
</office:document-meta>
</file>